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717in"/>
    </style:style>
    <style:style style:name="co2" style:family="table-column">
      <style:table-column-properties fo:break-before="auto" style:column-width="1.0811in"/>
    </style:style>
    <style:style style:name="co3" style:family="table-column">
      <style:table-column-properties fo:break-before="auto" style:column-width="0.07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map style:condition="cell-content()=0" style:apply-style-name="Bad" style:base-cell-address="results.A1"/>
      <style:map style:condition="cell-content()=1" style:apply-style-name="Accent" style:base-cell-address="results.A1"/>
    </style:style>
    <style:style style:name="ce2" style:family="table-cell" style:parent-style-name="Default"/>
  </office:automatic-styles>
  <office:body>
    <office:spreadsheet>
      <table:calculation-settings table:automatic-find-labels="false" table:use-regular-expressions="false" table:use-wildcards="true"/>
      <table:table table:name="results" table:style-name="ta1">
        <table:table-column table:style-name="co1" table:default-cell-style-name="ce1"/>
        <table:table-column table:style-name="co2" table:default-cell-style-name="ce2"/>
        <table:table-column table:style-name="co3" table:default-cell-style-name="Default"/>
        <table:table-row table:style-name="ro1">
          <table:table-cell office:value-type="string" calcext:value-type="string">
            <text:p>True Label</text:p>
          </table:table-cell>
          <table:table-cell office:value-type="string" calcext:value-type="string">
            <text:p>Predicted Label</text:p>
          </table:table-cell>
          <table:table-cell office:value-type="string" calcext:value-type="string">
            <text:p>Sentenc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CR said: "We recognise we could have done more to support those who came to us with concerns and are absolutely committed to learning the less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I'm curious what you guys think of the argument that, basically, if Biden wanted to run for the nomination and win- and in order to win, he would need to give people a real reason to vote for him in a crowded, divided field where there are lots of likeable candidates.</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It was one of the best and most useful classes I have ever taken, and I thought that if anyone could show me how I might have overlooked some nuance of HIPAA that made autopsies a secret, he would be able t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Munday added that of the 50 severe cases of pediatric influenza in California this flu season that would have been thoroughly evaluated because of their severity, no cases of swine influenza were det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peppered us with questions about what would happen if he woke up from anesthesia in the middle of it, and then what would happen if he didn't awake from anesthes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ow what: Kronos may have been a leader of consolidation in titanium oxide under Simmons but now the company could be sold or look for other strategic option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wish I held on this whole tim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Disagreements go from spirited to vicious quicker than you'd expect had it occurred over dinner or a few be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rgentina's national newspaper Clarin reported at the weekend that if the deal was signed, China would loan Argentina $6.5 billion to be repaid in 20 years, with eight years of grace and a 4.5 percent annual intere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a caveat, I should mention that I never blame the insecure partner's original caretakers for whatever shortcomings they may have had in providing their child with the validation and comforting they requir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et any damning verdict on Mr Trump by Mr Mueller would be effective only if there is political will to enforce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Trump's statement about pardons on Twitter went further than Mr. Giuliani and raised the prospect that the president might try to test the limits of his pardon power if Mr. Mueller tried to indict him for obstruction of justice in the ca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because tax credits and financial help increase when premiums increase, some people may be eligible for assistance next year even if they weren't this yea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we were, the nation would have stopped smoking decades ago and 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are a whole host of unforeseen technical problems if you try to restructure or do large amounts of restructuring within the security, some of which, we had never even heard of or thought about." That is also worrisome to regulators and lawmakers who fear the subprime fallout may be extended because it is so difficult to fix.</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ade, it will be very comprehensive, covering all subjects, areas and points of dispu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can't be great in our business if you don't go to sleep every night thinking how are we are going to make magical content for people in the morning,"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n't made the switch to whole-grain pastas and breads, you may not be getting enough whole grains in your di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Kind of a like rapists will stop raping if only some women would stop having sex with them voluntari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 Banner Life Insurance Company, women with a single episode of maternal depression could qualify for the best rate if it lasted less than a year and they are not currently taking any medication for the condi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direct licensing approach, if undertaken by SOCAN, could increase royalty rates as well as the transactional costs associated with negotiating ra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message remains the 'hard Brexit,' if that is really the way the British government wants to proceed, you can't be surprised that the pound will go dow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it to come to a lengthening of the bond maturities, it must be certain that the debt would have a higher standard of quality," Kemmer said in comments to be published on Monda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nd even if the model had worked flawlessly, it couldn't be applied to today's Ukrai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gulatory measures may be considered if private sector efforts are not implemen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hearings wrapped up with Kavanaugh having dodged direct answers to questions on major issues like abortion (Trump has said he would appoint Supreme Court justices who would overturn Roe v. Wade) and presidential power (this may well come before the court if Trump is subpoenaed, charged with a crime or attempts to pardon himsel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reditors accept Lehman's plan, the matter would go back to Peck for a final approval hearing that could take between two and three weeks due to the complexities of certain objections the company is likely to face at the confirmation stage, Miller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basically tells the story of a woman asking Dilbert out to lunch for networking purposes, he rejects the overture because it would look unseemly, she freaks out because she can't get ahead because no men will network with her, and he wonders if she was flirting with hi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Trump tried several months ago to counter-message on a coming "RED WAVE!", but was sensibly advised to ditch that campaign.) If this blue wave stops just short of flipping the House, Mr Trump will feel vindicated over his focus on a hard-line immigration agenda in the final days of the campaig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Mr. Brown appears to have mastered Ohio, he has indicated that he wants the Democratic Party to have a nominee who can defeat Mr. Trum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viability of the project is proved, ground breaking for the hydroelectric power system would be expected in 2010, and for the smelter in 2012," Alcoa said in a May 23 stat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will decide if the Basque Socialists, whose share of the vote rose by a third, can form a minority govern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call someone deceitful, whether Clinton or Trump," Dr. Mayer said of this year's nominees, "it needs to be said that, for a good politician, there are reasons you can't always say everything you know, or exactly what you thin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ondholders will fight to protect their investments, particularly if they hold general obligation bonds, which are usually deemed to offer the best secur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searchers themselves conclude there were no differences between the groups in terms of "global cerebral measurements", and that any effect that meditation might have on brain anatomy would be on a "relatively small sca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don't at this point I will say, but this doesn't mean these allegations aren't serious,' Collins said when CNN 'State of the Union' hosts Candy Crowley asked if she believed the situation warranted an impeach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higher grades attained during the tests may have implications for the grade of future mill feed, the size of the gold deposit, and the costs associated with future mine produ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 savings are in a pension, and you die before the age of 75, then whatever is left in your fund can pass to your children or any beneficiary you have chosen tax free, subject to the lifetime allow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means we can't conclude with any certainty that the measured arsenic levels can be directly attributed to rice, or that these levels would have any adverse developmental effec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don't care how it's resolved, but 1) DirectTV and Fox should stop annoying me with their mid-program negative ads against each other and 2) I'm going to be very unhappy if American Horror Story is no longer available on my system come Nov.</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might do an informal process of deciding if a person meets the eligibility criteria -- and they might not even bring up the trial possibility to the patient, because of the amount of work required to go through that proc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property that I have neglected." Asked what would happen if he did not find a buyer, Pangalos joked: "Don't know, maybe (finance minister Evangelos) Venizelos will arrest me and put me behind bars." After falling behind targets set by its international lenders, Athens imposed the unpopular new levy on property, hoping to raise about 2 billion euros annually after its euro zone partners threatened to halt emergency fund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erbia ends its EU bid, it will head into isolation, and may drag all of the western Balkans with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irline alert sign ups Ever wish you could set some kind of web alarm to alert you the moment a given fare drops? AirfareWatchdog.com is the answer to your travel pray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Trump or his campaign only discovered the payment after the fact, they should have amended their previous filings to reflect the expenditure, and any reimbursements to Mr. Coh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2015, while Mr. Trump was running for president, he had Mr. Cohen reach out to see if President Vladimir Putin of Russia could help seal a Moscow real estate deal that could bring in hundreds of millions of dollars, according to the special counsel's off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ther assisted colonisation works will be known only if it is tried, and whether to try is really a philosophical ques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new reality can be justified only if those who are weeded out really aren't as good as those who rema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United States adopted this model, insurance companies would be more tightly regulated and required to become nonprofits, and some job losses would be likel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nd so I think that what that means is that were in something like uncharted territory if were thinking about how far the unemployment rate can go because if we had been this low in the past wed already see inflation 1% or 2% higher than what we see right no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Co cautioned that in the future, "if Home Depot's operating performance is weaker than expected, it would be difficult to do any more share buybacks," clouding prospects for the rest of the recapitaliz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nsupervised play is the perfect apprenticeship for Tocqueville's art of association, but this art can be lost if children are prevented from practicing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he to forgo a run, Mr. Biden's allies say, it would be mainly out of concern for his family, which has endured tragedy and turbulence over the last several years: One of Mr. Biden's sons, Beau, died of cancer in 2015 - contributing to his decision not to run in 2016 - and another son, Hunter, finalized a lurid divorce last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could be two sides to that story," she said when asked if nominating another white man could depress turnout in some corners of the par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igh on their agenda -- even if unofficially -- will be Greece and how it can stay in the troubled euro z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amos says she'd like to see if the nasal strips might help during anaerobic exercise, such as in football, basketball, or even tennis, in which the athletes work more in sprints of energ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Manafort may draw another free breath or two, but not if he is convicted in a second trial; that certainly provides an increased pressure to co-oper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fficial spoke to reporters in Beijing on condition of anonymity ahead of two days of high-level talks with Chinese officials where Europe's financial woes are expected to be discussed, if only to highlight the need for continued efforts to rebalance global grow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Klipp said that even if Theranos continued to operate its laboratory, "it's hard to imagine why a physician would send a patient to a Theranos lab when there are established, reputable choi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no measures are put in to curtail the pension deficit, it will continue to grow to a bigger percentage of the budget," Mr Rice ad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e is a fighter, but I think that will also unite the country, if we're fighting for the right purpose," Ms. Garlock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McConnell argued the CBO findings would "reduce the growth of premiums under Obama care" and highlighted the deficit reduction that would occur if the bill is ena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will be a tall order if the bill cut taxes deeply for the rich-as plans penned by Republicans and by Mr Trump tend to do-and especially if it widens deficits to pay for such cu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practice, you can actually get better at it." By learning and regularly practicing skills that promote positive emotions, you can become a happier and healthier pers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ould one or more of these risks or uncertainties materialize, or should underlying assumptions prove incorrect, actual results may differ materially from the beliefs, projections, and estimates described here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at in the past would likely have deteriorated into an all-out raging battle that might have taken days for them to resolve got worked out in the space of less than an hour? Finn needed to own up to his lazy, childish, irresponsible part of himself that needed to be reminded to fulfill his commitme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troops thought they might have stumbled onto a cache of the banned ammonium nitrate fertilizer, which can be used as an ingredient in improvised explosi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though the bond insurers are likely to be the ones on the hook, the bondholders themselves will also "lawyer up." Subsets of the holders may even band together to form committees if they feel a united front would better serve their interests, providing yet another potential path for advis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enable noted that the vulnerability could have allowed hackers to reroute all of their victims' Slack downloads to a remote server: "[The Slack application's] download path can be an attacker-owned SMB share, which would cause all future documents downloaded in Slack to be instantly uploaded to the attacker's serv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deed, if Kavanaugh is confirmed smoothly, it might actually be a kind of permission slip to a certain kind of reluctant Trump voter (I'm especially thinking of pro-life women) to say, well, we got the nominations we wanted from this White House, so it's O.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ny of the respondents -- who were company human resource officers -- may not have understood what was meant by genetic test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 the latest episode, Mr. Oliver said buying the debt was "absolutely terrifying, because it means if I wanted to, I could legally have CARP take possession of that list and have employees start calling people, turning their lives upside down over medical debt they no longer had to p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see a high likelihood of some kind of regulatory intervention occurring, which could result in asset dispositions, or the thrift going into receivership." When asked if the White House was involved in interagency discussions or considering any action, a spokesman responded: "This is an issue for the Fed." Prospect Mortgage, a Northbrook, Illinois-based affiliate of private equity fund Sterling Partners, said late on Tuesday it agreed to buy more than 60 IndyMac retail mortgage branches, which employ 750 people, for an undisclosed pr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lease of the audio may have accelerated the activity of the New York prosecutors, who are looking into whether Mr. Cohen may have committed bank fraud and violated campaign finance laws by arranging payments to silence women whose accounts could have damaged Mr. Trump's chances of becoming presid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searchers at Memorial University in St. John's, Nfld., and St. Michael's Hospital in Toronto note the reports have sparked a national debate about whether publicly funded trials should be conducted and whether MS patients should have immediate, publicly funded access to the vein-widening treatment known as venoplas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ailure to get the $4.8 billion loan or some other funding would have dire consequences: if Egypt keeps burning foreign currency at the rate it has done since the 2011 uprising, it will have none left in little more than a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Chappell said that even if Overseas Shipholding cut the number of ships it operated, the vessels would likely be remain in service with another operato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an Niu, CFA: I think there is a very strong possibility that people will look back in hindsight and wish they had bought LinkedIn (NYSE:LNKD.DL) at these pri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2 IT software services exporter, would look at using alternate services for communications to ensure that its business was not affected if some BlackBerry services were ban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Bright added that children might have been spared punishments on weekdays because they would be attending school the next day, and teachers are legally bound to report evidence of abu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Schlapp did condemn Mr. Trump for "inexcusable talk" and evoked his wife, "who has been in situations where it was hard for her to be an attractive woman in the workplace." But he concluded it would be terrible if Mr. Trump lost: "Hillary Clinton gets elected, Bill Clinton is right back in the Oval Off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indings from this research may have implications for the management of people with coronary artery disease but have little relevance to the general population, who were not the subject of this resear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set transfers to CIT's banking unit would have required approval from regulators such as the FDIC, which is already heavy pressure to handle dozens if not hundreds of expected bank failures in the next couple of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new interface would interfere with workflows, for example, they will often be the first to speak u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o, the loans must be withdrawn within a certain period, said the source, who had seen the relevant notice from the regulato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n egg with mostly good mitochondria happened to be fertilized, the baby would be fin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n most cases, these illnesses and deaths could have been avoided if not for people not taking recommended precautions," the doctor said in the news relea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ermany is not a new market for us but the Commerzbank deal, if approved by regulators, will bring a new dynamic," said Arnaud Llinas, head of ETFs and indexing at Lyxo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joke's on themChinese PV cell maker Solarfun Power might have had a good belly laugh over the earnings forecast, but the market wasn't feeling jolly with its warning that average selling prices might have further to fa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so, it is difficult to know how compliant people may have been to the diets they were assigned t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can do better, we will, but we continue to have a 1 to 2 percent long-term target for annual margin improvement," Chief Executive Bob Selander told Reuters in an intervie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FAs believe they can do better for clients by delivering tailored advice for those with the largest pots, this will not stop them from doing s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e going be worried about a White House that was going to try to politicize the Fed, then you can think of other people that they might put there besides the people that we choose," Kevin Hassett, chairman of the White House's Council of Economic Advisers, said at the Council on Foreign Relations on O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fails, trend growth will not accelerate and government debt will become less sustainab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oeing's contract extension, which would take effect immediately if ratified and run through September 2016, includes annual wage increases of 2 percent, a plan for bonuses between 2 percent and 4 percent each year and a $5,000 ratification bonus for each work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eople are unwilling to do what he wants, one adviser said, Mr. Trump now believes that he can get things done himsel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resident can instantly start the joint exercises again with South Korea, and Japan, if he so chooses," Mr. Trump wrote, adding, "If he does, they will be far bigger than ever befo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are going to say that Mexico is not going to pay for the wall, then I do not want to meet with you guys anymore because I cannot live with that," Mr. Trump said, according to a transcript of that call obtained by The Post and posted online last summ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nder current law, anyone crossing illegally into the country can be prosecuted, and the penalties are even stiffer if they attempt to enter the country after they have been depor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reviously, workers exposed to asbestos may have died of unrelated health problems before they noticed asbestos-related sympto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ating agencies warned, however, that they might classify a rollover of Greek debt as a default if investors took part because they feared the consequences of not doing s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pproved, the spray could have positive implications for both children and parents, according to Kenneth L.</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When he first met Mr. Putin a year ago, in Hamburg, Germany, he said the Russian leader had made a persuasive case that Moscow was so skilled at cyberattacks it could not have been involv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ARNING: Prepare to scrub your eyes out] Stephanie Clifford, who uses the name "Stormy Daniels" in the adult film industry, may have signed a non-disclosure agreement and accepted a hush money settlement to keep quiet in the weeks leading up to the 2016 election, but she'd already spilled the beans on their super-cringeworthy affair back in 2011 to In Touch magazin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ad Mr Reid decided to let Dianne Feinstein's assault-weapons bill be part of a broader package of gun-control measures rather than stripping it out, it no doubt would have been voted down today, along with the Toomey-Manchin background-check bi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another edition of wistful Leave It To Beaverness, in which we forget all the bad things and wistfully wish for a time when everybody was drinking lemonade on their back porch and politics was civilized and the worst things anyone ever did were back-sass their elders and get stuck in giant soup bow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warned that "you'd have riots" if he did not win the Republican nomination and suggested that "Second Amendment people" could stop Mrs. Clint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shutdown continues through the end of March, Mr. Shepherdson said in a research note, he would expect the economy to shrink in the first quar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valve repair isn't possible, then the damaged mitral valve is replaced with an artificial val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publicans have been eager to confirm him before the November elections, knowing that if Democrats managed to win control of the Senate, it would be exponentially harder to approve any nominees sent by Mr. Trum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he final agreement is wrong, if this is not approved by parliament the damage will be even greater," Politis economics editor Demetris Georgiades said in an editori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at if we can't afford it? What can we do? This is a medication that can help Paige live longer, live more normally, and participate in lif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s not treated promptly, sepsis can progress, lowering blood pressure and making it hard for blood to reach vital organ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e haven't seen the same progress as you would have had these been allowed to go forwar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as dealing with the possibility that my life would end shortly, or if it didn't, it would be changed dramatical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ould one or more of these risks materialize or should underlying beliefs or assumptions prove incorrect, Meridian Bancorp, Inc.'s actual results could differ materially from those discus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Navy official is serving as program manager, then an Air Force official holds the top acquisition post, and vice vers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ther Democrats could actually manage to block any Trump appointee from confirmation if they did win is hardly a giv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were literally hundreds of phone calls over a two- or three-month period, and the committee was there to chaperone, basically." US Airways' familiarity with Derrough and Polle may have also convinced them to bargain with AMR, one of the peopl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pon closer inspection, he found that the material inside the diamonds could only have been formed at incredibly high pressures-much higher than anything the meteorite would have been subject to as it crashed toward Ear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whether the central bank would take supportive action if the EU summit agreed to move towards a fiscal and banking union, he said there was no such "horse-trading" but the ECB would monitor developments and stood ready to a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huck Schumer is majority leader and Dianne Feinstein is chairman of the Judiciary Committee," said Mr. Reed of the Faith and Freedom Coalition, "it will be open season on any Trump nominee to the federal bench at any level of the judici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if you're not overly concerned about fashion or brand names, you can feel confident purchasing inexpensive helmets for every rider in the family at a chain or big-box store,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C.D.C. wants doctors to advocate a "multimodal" approach to chronic pain (and it does), giving preference to nonpharmacological therapies, "we need a system that can deliver it and can pay for it," Dr. Reid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company won't buy just because the rates are low, but if there is a target they are interested in, they would rather do a deal now than later,"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th the Dow well above the 12,000 mark again but the threat of a double-dip recession still present, it would do investors well to consider the effect a renewed downturn might have on our portfolio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RNING DEFENSE THEFT: ZIENTS ON THE HILL - According to prepared testimony obtained by Morning D, omb Director Jeff Zients today will emphasize the devastating effects sequestration would have on non-defense programs, and he'll chastise members of Congress who "have focused on unbalanced solutions that rely solely on spending cuts." "I want to stress that if required, OMB will be prepared to implement sequestration on January 2, 2013," Zients will tell lawmaker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re is some feeling that replacing her for the reason that at this stage wouldn't achieve very much, especially if she were replaced earlier by a Brexiteer who tried to push through a similarly undeliverable deal since they wouldn't be able to make a significant differe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thought, if Amy lost this race by 20 points it would be a good race for her," Mr. Yang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searchers then looked at the genetic make-up of the parasites that were present and used complex statistical methods to draw a genetic "family tree" to show how closely the parasites were related and how they might have evolved from common ancesto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is done so that in the end the euro system is at risk then that does not fulfill the requirements that the minister underli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trend also can mean greater fragmentation of care if doctors and non-physician clinicians aren't aware of all the care being provi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 took responsibility for everything and said no one else knew what he was doing, he figured he'd be fired and the others would stay clear of any bla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does, it would be a big shock to the market." Swiss newspaper SonntagsZeitung reported that UBS, which reports final quarter and full-year results on February 14, may have further writedowns on its subprime exposures of $5-8 bill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2008 state legislators passed property-tax caps, which may only be broken if local governments or school districts can win referendums to fund specific project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t's possible that, given more time, those people might have shown signs of better health, but realistically it'd be only with regeneration powers resembling superheroes that'd have allowed them to make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y contrast, the list of things the president and his people may have done, drawing the investigative attention of the Democrats, is lo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roblem here is that this is the kind of sting that will hurt even if Bausch &amp; Lomb is ultimately vindic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the details of the result may be overshadowed by reports from BHP Billiton that it may have discovered possible anti-corruption violations by its employees relating to certain terminated mineral exploration projec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ndition (in the second aid) should be private sector participation, at least via a debt rollover." If approved by euro zone governments, the new package will consist of revenue from three sources: sales of Greek state assets, a rollover of Greek debt by private sector creditors, and fresh funds from the EFSF and the International Monetary Fund, the euro zone sources told Reut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he Jarvik 2000 can only pump as little as 3 liters per minute it's terrific because a lot of patients could be sustained on just 3 liters per minute and could preserve vital organs," he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Obama, for one, once said that if their opponents brought knives to a fight, the Democrats should bring gu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not reversed, the trend could end Australia's remarkable recession-free run.</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Italy and Greece had not been so over-indebted and sclerotic, they would not be in such trouble to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may have happened two whole years ago, but for the sake of retaining some semblance of sanity, I also have to stop and point out that these people may be correct in noting that Trump did eventually condemn "neo-Nazis, white supremacists and others." But he actually didn't do that until his third t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you may have noticed, the site was briefly down as we had database problems with the commenting syst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NE &amp; HOPS ON THE HILL: You may have missed it with all the craziness of last week, but there were some key booze-related happenings on Capitol Hi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if there was a delay in delivery, they would ask that wom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INANCE If voters put Obama in the White House and bolster that party's ranks in Congress, the pendulum could shift decisively toward helping bank customers more, particularly as they try to deal with an economic downturn that could be the worst since at least the early 1980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st incidents were associated with concurrent administration of medications that may have lowered the seizure threshold, such as antidepressants, antipsychotics, stimulants, and narcotic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Andrew notes, tax selling may be contributing to pressure on the shares; with the stock up 35% during 2012 and significantly more over the longer term, investors may have felt pressured to sell shares while capital gains tax rates were lower before the fiscal clif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gulatory risk is a further concern. There is some fear that officials could move to restrict medical apps if local interests are being harm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ountries such as America and China have not signed up to binding international agreements by 2011, then big emitters inside the EU may be given their allowances free, the commission said, or firms outside the EU could be forced to buy permits in the ETS, to apply to their impor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economy could easily stall in the first quarter, and then the question is what happens in the second" if the shutdown persists, said Ian Shepherdson, the chief economist at Pantheon Macroeconomic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we think of someone we love, we would all agree that that person should have this type of positive internal vo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tractive deal economicsIt may have had help from low oil prices like most of its peers, but nonetheless, Virgin America recently reported an extremely successful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says if you have osteoporosis, you need to be careful not to overexert your body, which can lead to fractur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the study recruited people who already had Alzheimer's disease, it is unclear whether the gum disease might have contributed to causing the condition, as we cannot tell which condition occurred fir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could eliminate arsenic entirely, it would be ide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ikewise, it is unclear whether running, alone, has such effects, or if other endurance sports, including cycling and swimming, would be associated with similar brain connections, or whether people who are not college-aged and male would respond in the same w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told Mr. Trump and others that he did not believe there was time to take up the legislation given other agenda items, but would see what he could do if the vote count showed strong suppo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so, even if a word is included in a dictionary, its origins can still be traced to a habit of misspelling by uneducated users, as is the case with "disfun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hope of many people is that to some extent it won't matter if we can't decode the information perfectly," says Andrew Jackson, professor of neural interfaces at Newcastle Univers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oing back to the book comparison, it would be like if you had to read everything you had already read that session over again, just to get back to the part you were already a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 friend is captivated by the horror movie you are watching together, you process that by recreating the same feeling in your own mind, and that can bring you closer togeth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European Medicines Agency (EMA) were to agree to accept a potential MAA based on L-MIND, submission of such an MAA could occur earlier than originally anticipated based on the B-MIND tri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robe could lead to fines and other penalties if lapses are found, said the sources who declined to be identified due to the sensitivity of the mat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 If the Senate can get its tax bill through this week, there's a good chance Congress could get a bill to President Donald Trump's desk by the end of the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Buchananites aren't numerous enough to rehab Nixon, but can be counted on for some insight into how things were then compared to now, if only on the Republican si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still not clear that the wall will ever be built or if it is, that it will really affect immigration polic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anking sources said politicians and commercial bankers were confident that credit rating agencies would accept a French proposal for a voluntary private sector rollover of Greek debt without triggering a default or a payout of credit insurance, which could have vast ripple effects in financial marke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wish him luck and are truly grateful for the enthusiasm he brought to the job.</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evidence we see is that money brings some amounts of happiness, but on the other hand, if it didn't it wouldn't make as much of a difference as what economists might have though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can give that to the specialist andhe can pop it into any computer and again he gets to see exactly whatyou're doing and will update whenever anything significantly changes.We also have a software program that, when you are supposed to see thespecialist, about an hour after your appointment should have takenplace, it auto dials the specialist and one of our medical assistantsfollows a protoco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ould be very surprised if there were not some long-term effects," Roos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re is no way of knowing whether Mrs Holland, who was in otherwise good health, would have survived if she had taken the medicine sooner, although the delay cannot have help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as raised by narcissists.I always new something was off when I was growing up.My grandmother and mother would scream at me "what's wrong with you?" There were many other things said as well.I've gone on to be in relationships very similar to how my folks are.I even had some of their negative behavio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ank governor Mervyn King wrote: "On the downside, the risk is that the slowdown could be so sharp that inflation did not just return to the target but was pulled below." King added that the bank's Monetary Policy Committee believes that if key rates were set to bring inflation back to target within 12 months "the result would be unnecessary volatility in output and employment." Money markets, which had been betting on as many as three interest rate rises from the current 5.0 percent, moved swiftly to price in a lower rate trajectory with implied sterling interest rate falling on the stat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question I guess I'm getting to here is, if Donald Trump were to name somebody in the final year of his first term in 2020, are you saying that you would go ahead with that nomination?" Mr. McConnell: "Well, I understand your ques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do not know whether Mr. Brennan or others who may have their security clearance revoked by the president will choose to litigat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is time of year also brings traditions we wish weren't traditions at a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definitely increases the assets of InterOil, but if they don't have a way of distributing it, or transporting it, or marketing it -- it doesn't do a thing for its revenues." Mulacek said the company will drill more wells on the Elk field and at nearby prospects to determine the size of the discover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 IRS had simply been gathering info on you, you would have been informed of the third-party summons, but if it had been in posterior reference to money it's already clear you owed, you might not have even found o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aid out now, the money, part of $375 million in total insurance funds from multiple policies, could save the broker from facing larger claims later, Lorenzo Marinuzzi, an attorney for trustee Louis Freeh, said in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only join issues they really care about." Recently, Apple has backed unsuccessful legislation that would have allowed international companies to bring overseas profits back home without paying the 35 percent corporate income tax.</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agree that FTfm should be this year's winner of the investment publication award, then we would very much appreciate your vot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is was elegant science, equipoise would dominate the methodology, i.e. no one would have any preconception regarding the outcom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nd there are no hard and fast "rules" -- I wish it was that eas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may hope that if he uses executive authority to stop the individual market working, voters will not not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month, Mr. Mnuchin said substantial progress had been made on an enforcement mechanism, which would give both sides the ability to hold each other accountable if the agreement was abrog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may have even heard that the IRS can go so far as to garnish your wages if your balance remains outstand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can decrease the amount of misinformation spreading on social media, we can increase agreement on basic facts across political parties, which will hopefully lead to less political polarization and a greater ability to compromise on how to run the country," says Ra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omeone invites you to a party that you aren't sure you want to attend - but is hosted by someone you don't want to offend - you might say, "I'll be there, inshallah." If something happens out of your control, like bad traffic or food poisoning or a late night at work, well then, God didn't will you to be at the party.</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Things would have been worse had it not been for increasing tent sales to the milit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publicans were determined to confirm Judge Kavanaugh before then, knowing that if Democrats managed to win control of the Senate, it would be exponentially harder to approve any nominees sent by Mr. Trum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acilities could get financial rewards (extra payments for meeting standards or improving quality) only if nursing homes participating in the project in their state achieved savings, as a group, compared to a control grou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hysicians can avoid having to redocument work done by the ancillary staff, they can focus on the thing that they love doing most: treating and caring for patie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tests show that your disease has come back, you'll need to be tre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will continue to work with you folks if we decide to continue forward with this initiative," Mr. Mulvaney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ant to wish our new attorney general great luck and speed," Mr. Trump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are sentenced, we, too, must be sentenc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mpany sees opportunities for growth in plug-in electric vehicles, which could create problems on the grid if they become widely u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want somebody else to be a leader, then they ought to express that," Ms. Busto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at argument is accepted by the federal court, it could eviscerate major parts of the Affordable Care Act that remain in place despite numerous attacks by President Trump and his administr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sparsely populated areas might have no nongroup insurance offered because the reductions in subsidies would lead fewer people to decide to purchase insurance - and markets with few purchasers are less profitable for insurers," it wrot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n earlier version of the bill would have let drug makers use quicker measures for a drug's effectiveness during testing, should it have been implemented that is - for example, changes in blood sugar level instead of a more final outcome, like development of diabete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y had something as if it were true, because of its trueness, that would be one thing to be concerned abo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ntil one night I found an "I wish my teacher knew" note from students and posted it to my brand new Twitter accou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example, if you are extremely suspicious of a partner, is it because he/she has given you a reason to be? Or, is it because you may have been cheated on or lied to in the past? While it is certainly hard to tease apart and separate our feelings, identifying their source is of utmost import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NITTY GRITTY ON HOW TRUMP CAN WITHDRAW, from Dawsey and Restuccia: "If he withdraws, how will Trump do it? He could abide by the formal procedures in the underlying text of the agreement, which mandate that a formal withdrawal will not go into effect until at least Nov.</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hearings on the audit, Blue Shield chief executive Paul Markovich also said if the insurer ever dissolved, its assets would be distributed among the company's members or enrolle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latest mid-quarter deadline for investors to submit redemption requests to many hedge funds has just passed, so we will find out soon enough if investors have followed through on their grumbling about performance by pulling money out en mas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ortugal's current law allows abortion only if the mother's life or health is threatened, if she has been raped, or if there is a chance the child would be born with serious defec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increase prompted an intervention on Twitter from Hillary Clinton, the Democratic presidential frontrunner, who said she would crack down on "outrageous price gouging" if el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et me run all this past my attending and see if we can get you home." Mike said by then his pain had been gone for hours and he relaxed by receiving the good new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fore, if a cancer is suspected, morcellation should not be perform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ehman attorneys also told the court that Barclays may have inflated some of the liabilities it said it would assume, such as those related to continuing employment of Lehman staff, and that a "clarification letter" tacked on to the deal after the court approved it materially changed the de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have been helpful to see if the survey results jived with reality, i.e. do kids raised by single parents fare as well (economically, socially etc) as those raised by a married coup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ve heard of or read about mindfulness - a form of meditation - you might be curious about how to practice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left untreated, your son's symptoms will likely get wor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McCain will be helped if he uses Mr. Obama's actions to paint his opponent as someone driven by an all-powerful instinct to look out only for himsel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re were clues that the suspicious accounts may have been connected to the Internet Research Agenc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could not have picked a better partner than Green Thumb Industries, an industry leader that shares our values, commitment to producing high-quality brands and dedication to giving back to the communities we serve," said AGL Founder and Chief Executive Officer David Lipt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arlier sources told Reuters that euro zone finance ministers had agreed that up to 100 billion euros could be released to Spain if it requests, although they emphasized that was an upper limit, not an indication of the amount Spain nee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kocpol warned of "mechanistic over-optimism," writing that "things will look very different if Trump is re-elected, as he may very well be." The current state of politics "is no ordinary cyclical turn," she no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 Cutler said the proposed tariffs would make "what was already a complicated negotiation extremely complicated." She said it would be "almost politically impossible" for the South to agree to the United States' demands if it is not treated like other allies, including Canada and Europ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Still, it's safe to say that if Mr Perry and Mr Romney had swapped jobs at some point, their records would look differ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an election is held under the present system, he hopes for a stable majority in both chambers that would give him another five years in off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stablish structures for a common fiscal policy, alongside our common monetary policy." He said accomplishing by the end of next year would be possible if an EU convention set up to discuss the changes was limited in scope and given a strict deadlin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Hindsight Capital LP, my imaginary hedge fund blessed with perfect foresight, had put on a trade in September 2006 when I took over the Long View, it would have invested heavily in the US (up 69.4 per cent compared with a fall of 8 per cent for the world outside the US, according to MSCI), and avoided Europe (down 12.6 per c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economic assumptions were laid out weeks ago, and investors had hoped the paper released by the Fed would fill in the holes by showing how different types of assets would get hit if the economy continued to deterior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Greek government and parliament cannot or will not keep to the path then we should not wait for the financial markets to force us into accepting real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ayment would only be due if Ward were terminated without cau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iting Biegelsen, Moore writes that if chosen, Lenehan's stint at the helm may not be for lo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if Fitch had plans to cut Greece's debt to junk, Fitch Ratings' senior analyst for Greece Chris Pryce said: "Not in the immediate future." "We've already said that unless there was a major, unforeseen development we would wait for the last months of the year to take a view on how successful the Greek government has been in implementing the agreed policies," Pryce told Reuters in a phone intervie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merican Academy of Neurology came out with a position paper that says any athlete who might have suffered a concussion shouldn't be allowed to partcipate again until he or she has been evaluated by a doctor with training in the evalulation and management of sports concuss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is, in the past you may have tried to say or do something, and the results weren't simply disappointing but profoundly disturbing, maybe even traumatic.</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merica is not Europe, and is not about to suffer that continents fate for lots of reasons, starting with the existence of a broad national consensus about the need to stay globally competitive and to fix the public finances, even if right and left cannot agree how best to achieve those goa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dam Hirsh, a pain researcher at Indiana University-Purdue University, Indianapolis, said he had often heard what might be called a silver-lining argument: that even if blacks have been unequally treated for pain, they have largely been spared from opioid addi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hose numbers were pinched (and Mrs Clintons data people claim to have seen other proof to that effect), it would be impossible to know whether Russia swung the election for Mr Trum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althcare startups offer tech-based solutions, then they should keep in mind their underlying business model and understand that Louisiana offers the most competitive tech tax incentives in the count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otential fallout if this is overturned should not be underestimated," a senior European diplomat said, speaking on condition of anonymity when Boeing filed its appeal in Mar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you've set up a trade, the less you can ask of patients the better.</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Medicaid spending would have been slashed had Mr Trump succeeded in abolishing Obamaca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2010 - "Top Crist supporters torn over indy bid," by Jonathan Martin and David Catanese: "Some of Florida Gov. Charlie Crist's top fundraisers are warning that they will no longer support him if he bolts the Republican Party to run for the Senate as an independ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 letter to the Indian finance ministry obtained by the newspaper, Vodafone acknowledged that it would be breaching a 74 per cent ceiling on foreign direct investment if it attempted to take direct ownership of all of the stake in the mobile operato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 St. Peter's, LaClair said, they have had the opportunity to "model dialysis the way think we would want dialysis if we were sick, and that's what we d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st analysts believe a communications measure or rebalancing of the Fed's portfolio is the most likely first step and that more bond buying would only occur if conditions worsened significantl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Like most glorified figures, Buffett couldn't have accomplished so much if it weren't for the people around hi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gioplasty or stenting: Sexual activity often can resume in a matter of days if angioplasty and stenting were used to restore blood flow to the coronary arterie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wish I had known that when I was 13, a lot of the boys and girls in my class had already had sex.</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did, they might be called wreckers, given that both sides want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brachial plexus nerve is pulled out of the spinal cord at its root - a condition known as avulsion - it can lead to a complete inability to move or feel anything in the arm, shoulder or hand controlled by that ner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aking a lesson in part from the Clinton impeachment effort, which demonstrated that impeachment succeeds in ending a presidency only if it is bipartisan, Speaker Nancy Pelosi has said she does not favor impeaching Mr. Trump because it would be divisive for the country, which she declared is "just not worth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otion begins by characterising the plaintiffs' move as "an effort to strip this court's stay of significant practical consequence", implying that Judge Watson's assent to that effort may have been impelled by political rather than strictly legal motiv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example, if a woman is in obstructed labor, where the baby cannot exit the uterus, a birth attendant cannot perform a C-se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reece's election next Sunday, the second in as many months, could further sour markets if radical leftists hostile to the austerity terms of the country's EU/IMF bailout outperform the mainstream conservative and centre-left parties that signed the deal, or the vote ends in another deadloc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a startup gets ready for some M&amp;A action (and if they're in healthcare, getting to this point was probably hard-fought and hard-won), a patent troll could come knock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bill would have required physicians, chiropractors, podiatrists and acupuncturists to notify their patients in a one-page, "easy to read" notice that explained why they had been put on probation.</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we take a public health perspective, we see why it's important: Given our results, if male physicians had the same outcomes as female physicians, we'd have 32,000 fewer deaths in the Medicare popul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a free service, they'll sit down with people, and if there's a problem, you've got someone you know is in your corner," Mr. Lee said..</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f all that stuff had not happened and if I had been elected, there would have been no gulf w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l ocean-going ships are equipped with a beacon that broadcasts their location around the world, so if a vessel tried to directly load or discharge oil in a sanctioned country, it could be identifi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uring the update process, government officials battled over whether to include a clause that would allow agencies to bypass the normal process if a vulnerability was being used in "sensitive operations," according to a former government official familiar with the mat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RE WILL DEMAND FOR ISR GO? - As the combat mission ends for American troops in Iraq this month, it is unclear if the nearly insatiable appetite for ISR will decrea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nestly, it may have been the fact that acase had recently occurred at another hospital in town, where a surgeonleft the OR and did put a patient more at risk, and where the publicityconcerning that event was widesprea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enenson was the chief strategist and pollster for Clinton's campaign, and he told me: "Cable networks have figured out that the most interesting television of the week is the National Football League pregame show, and that if you put enough experts on arguing about something that hasn't happened yet, people will watch.</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Supposing either of them had sold their Class B shares (except in certain cases, like putting them in trust to a non-profit), they would have been converted to Class A shares, Lyft says in its document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 situation had instead been reminiscent of past experiences when I had been angry or shamed, my reaction might have been differ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North Koreans may have left Hanoi in a huff, but what followed was Pyongyang's remarkable-indeed unprecedented-effort to pursue some follow-up diplomacy in the Western med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RANCISCO: But if his cabinet were to actually come to him and say, Mr. President, there is honestly a national security risk here and you have to act, I think then that the president would be allowed to follow that advice even if in his private heart of hearts, he also harbored anim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was a brazen plot to illegally exonerate Hillary Clinton and, if she didn't win the election, to then frame Donald Trump with a falsely created crime," he said on Fox News in Janu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Fairfax is ultimately convicted, Ms. Aird continued, "You won't need to hold hearings, form a committee or call for impeachment because the black women in this body would be the very first of who would be filing articles of impeach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iscal cliff fears gave way to euphoria as Congress may have agreed on terms for a tentative deal and the news sent stocks soaring, despite an announcement later that the House would not vote tonight and that, therefore, the U.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nd if issuance had picked up as a result, the scarcity premium would be removed for muni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person familiar with the talks said Takeda could be lured back to the negotiating table if Valeant were able to disclose more information about the busin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while last night's speech might not have included everything we'd want to see in a final energy reform bill, let's remember that the address really wasn't primarily about energy reform, and it's not the final produ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hemical company, could be hurt even if it completes its Rohm &amp; Haas bid, as the company would be saddled with a large debt load from the de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x said previously that, if elected governor, he isn't interested in defending the Affordable Care Act, and that if Congress and the Trump administration were to repeal the law, the millions of Californians who now have coverage could go into high-risk insurance poo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uch an announcement from the ECB would come on June 24 if an early-morning result showed that British voters had chosen to leave the EU, according to the sour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Pruitt's repeated requests of his staff have led some important backers, including Senator James Inhofe, Republican of Oklahoma, to suggest that Mr. Pruitt may have crossed the line and should perhaps step dow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ummings, Democrat of Maryland and the committee chairman, said afterward that Mr. Trump may have committed a crime while in office, but Republicans were unmov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me next week, if the GOP is hoping for the third time being the charm in finally felling the law that has haunted them for seven years, the vote may not deligh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l participants at one study site (regardless of whether they were at high risk of dementia or not) had further neuropsychological testing to determine whether the screening method used in the study would have found all people with dement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when the economy starts growing, recovery comes again in 2010 and then onward, we may have another serious supply crunch if capital investment is not coming," Tanaka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 so wish we lived in a world in which we looked far beyond the shallow beauty of high cheekbones, etc. And indeed your urging us to do so is most worth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 event a solid reform package is not presented, then a 'Grexit' would have to be accepted if necessary," said Michael Grosse-Broemer, a senior lawmaker in Merkel's Christian Democra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it has not yet reached its potential annual revenue of $12bn, the drug should still earn about $9bn annual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vestors may even lose confidence that the Fed will hike in March if stocks continue to slide, he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But if there were a labor union representing the majority of rank-and-file insurance company workers, they'd have been leading the charge against the public op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IME cover, "What Happens If We Leave Afghanistan: Aisha, 18, had her nose and ears cut off last year on orders from the Taliban because she fled abusive in-laws." Managing Editor Richard Stengel writes: "Aisha posed for the picture and says she wants the world to see the effect a Taliban resurgence would have on the women of Afghanistan, many of whom have flourished in the past few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octor noted these face to face meetings allow people attending the seminar to "ask questions they might have been afraid to ask in front of oth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rozen food can thaw if it is exposed to the sun's r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if he would consider a run if the Republicans lose the House in the mid-terms, Mr Scalise said he would not, but he agreed that the field should be cleared ear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might be possible to steer through pension reforms and take on the vested interests opposed to liberalisation and privatisation if it were done in the name of national belt-tightening.</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President Barack Obama, said the automaker would have been profitable in the quarter if it had not been for the financing cost on its government lo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omeone had incontinence or pelvic prolapse after her first delivery, I might recommend C-section for her next one, because every subsequent delivery causes further traum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expected benefits do not materialise, shareholders will be perfectly entitled to push for deeper chan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CCAIN: And by the way, whatever misinterpretation there may have been, I will not and have never supported renegotiating the Colorado River Compa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asked about Jobs' announcement, Einhorn said, "I wish him good health," but declined further commen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a lack of new supply were responsible for driving prices up, prices would still be ris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justices get involved, America may be in for a bout of deja-vu.</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such honesty means pointing out that a project is likely to fail when other staff may be reluctant to voice doubts, it can ultimately be good for busin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or she will want to know if a senior has fallen at any poi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d's Europe president has said that the industry may have hit bottom, which would be great news for both automaker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just wish it showed you kissing passionate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given the fortune he has amassed, he lives modestly compared to the lifestyle he could have if he so desir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don't think it would have any particular implication for Ireland, but of course we are conscious of what is happening in Greece," he told reporters when asked if it would affect Ireland's return to market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f I did, I would have done something about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think that even if Greece went bankrupt, people in other countries would understand what it means and would start saving," said Viera Reznikova, a 52-year-old accountant from Liptovsky Hradok, some 300 km from Bratislav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seasonal allergies triggered by pollen or spores, then the timing of your symptoms may help you decide if they are likely caused by allerg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current monetary policy is maintained, labor shortages will intensify further as the economy improves, and there will be a phase in which both wages and prices increase,"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will remain particularly attentive to the implications that these developments may have for the stance of monetary policy." Draghi did not detail what the central bank could do to ensure high take-up, were it to decide to offer banks more long-term lo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mportant stories, sometimes the product of months of serious reporting, that in an earlier era would have captured the attention of the entire political-media community and even redirected the course of a presidential campaign, these days can disappear with barely a whisp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what might happen if the UK votes to stay? In most cases we can expect a reverse of the above, with a relief rally in many key asset class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tock, on fundamental earnings power, will propel Take-Two to $33 even if Arts doesn't buy it,"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onfirmed to the Supreme Court, I will keep an open mind in every ca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have to ask ourselves, 'Where do they really learn medicine?' If it's with patients, then we have to make sure we preserve that face-to-face tim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You get the impression that, if he had it to do over again, Kelly might have let the grizzly go.</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He was doing so much exercise he would have won a gold star in most wellness programmes but in fact he was burning o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do it suddenly, and say it will happen in the next couple of months, that won't be good for the market." KEVIN FLANAGAN, CHIEF FIXED INCOME STRATEGIST, MORGAN STANLEY SMITH BARNEY, PURCHASE, NEW YORK: "On the surface maybe the minutes are a little bit more dovish than you would have anticipated, given the economic data we have been gett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can sometimes see this kind of remarkable improvement in traditional psychotherapy, but it can take years, if it happens at all," said Dr. Michael C.</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you weren't, you would have awakened spontaneous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may not be built; even if it is, the gas will not start flowing for at least a deca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hairman may have thought it was a harmless people-eating joke, one that he had already served up to the New York Times and to reporters on a teleconfere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 EU commission spokesman said it was not yet clear if the International Monetary Fund would be involved in the bailout, but work on putting a team together to go to Nicosia had already star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will be "serious incursions on democracy if this court doesn't do something", Mr Smith told the justi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expect to discuss and finally vote on this on Tuesday, October 11 and if not, then no later than on October 14, so we will have a final decision before the council," Finance Minister Ivan Miklos told reporters on the sidelines of a euro zone finance ministers' meeting in Luxembourg late on Mon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they attack me, if I don't attack back -- You know, the press could say, 'Oh, he should act more presidential.' And then like a couple of days ago, I gave a speech, they said, 'That was so presidential.' I can be presidential.</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Unless the goal is to eliminate the chance of ever getting Alzheimer's disease for anyone using the treatment, which would be highly revolutionary, the treatment is good for modest improvements in Alzheimer's symptom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 classic milquetoast Chamber of Commerce-style campaign had been working, surely he'd have stuck with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m guessing, and I don't know this for a fact, that the health benefits and the increase in them might have had something to do with the fact that many companies don't offer pensions anymore," she told Medical Dai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 was a man and I got Zika symptoms, I'd wait a couple of months before having unprotected sex," said Scott Weaver, director of the Institute for Human Infections and Immunity at the University of Texas Medical Branch in Galveston and an expert on the vir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can advance without a trade ceasefire, just imagine how high we could go if the White House and the Chinese Communist Party can reach some kind of accommodation?"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at should you do if someone you know is at risk? How can you help teenagers if they are suicidal? We also talked about resources for loved ones who are left behind after suicide and discussed the drastic increase in the number of military members who are dying from suici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could have protected the wealthy and the well, instead of recognizing that sick people tend to be poorer and that poor people tend to be sicker, and that any health care funding plan that is just, equitable, civilized, and humane must 聳 must 聳 redistribute wealth from the richer among us to the poorer and less fortun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Mr. Cohen has pleaded guilty under that interpretation of the law, and even if Mr. Trump cannot be charged while in office, the House could still investigate or even seek to impeach hi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new house can be built outside these areas only for the use of a farmer, his relatives or employees, only on a tract of at least 80 acres which has produced at least $40,000 a year in agricultural income in recent years, and only if there is no alternative structure on the same land that could be used for the same purpo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they to succeed, the GOP wouldn't just be preventing up to 30 million more people in the U.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ad the coup succeeded, Mr Brunson would have been crowned head of the CIA, one paper claimed; south-eastern Turkey would have turned into a Christian Kurdish state, said anoth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in a nutshell, for me to be authentic I have to follow your rules, which, even if they were not ridiculously unrealistic, which they are, they would still be your rules, that you live b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ed Kennedy (D-Mass.) might have supported the pending amendment that would ensure employers that have a moral objection to contraception are able to refuse to provide it for their employe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is not a great number but still in line with prior expectations." DAVID SLOAN, ECONOMIST, IFR ECONOMICS, A UNIT OF THOMSON REUTERS "Before rounding the core rose by 0.1854 percent, a number that can still be seen as acceptably subdued, even if there has been some acceleration even in core CPI from the very low late 2010 leve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many children, the start of a new school year can be very stressful, especially if they've been victims of bullying in the pa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Ader and Karen Olness published Marette's case, they were careful to say there was no proof that she wouldn't have done just as well without the condition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glands become blocked and saliva cannot flow out of them, you may develop pain and swelling in your face and mouth, dry mouth and difficulty swallow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here were such a to-and-fro, it seems likely that Mr Obama, who brought the health bill back from near-death, will soon get a final health reform packa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eedless to say, the commentators she derides as the liberal elite and the lamestream media pounced upon this confusion of apples (Mrs Palin won a copyright case) and oranges (the federal government lacks the legal power to silence WikiLeaks) as further evidence, if such were needed, that the former governor of Alaska should never be trusted to lead the free worl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ernanke set to give speechThere were few economic releases early on Friday, as traders may have been bidding up stocks ahead of this afterno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not immediately clear if the exchange, headed by Peter Lee, will permit Oscar entrance to the vast California insurance mark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hina's exports jumped 45.7 percent in February from a year earlier but the growth may have been exaggerated by the low base, while imports were growing at a faster clip due to robust domestic, slashing the trade surplus,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the debate that she had was with Cornel West, as you might have seen in that video, Laura Ingraham hosted this debate segment and Candace Owens said a lot of dumb things througho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be worse still if these cases encouraged confrontation in other states in which the parties govern togethe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ere the Supreme Court to impose gay marriage on a divided nation, runs the argument, they would poison American politics for a generation, just as abortion ha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principle, the Fed's economic forecasts should matter mainly because of the insight they provide into likely interest rates, as rates should be higher if growth, inflation and employment are predicted to ris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Chipotle operated in the sterile confines of a laboratory, where it had complete control over its environment, then the media would have a legitimate reason to question the competence of the chain's executives for not knowing the impact from its recent promotional campaigns on the top li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Knols are layperson oriented: I asked authors to write the Knol that they'd want their mother or best friend to read if they had just been diagnosed with the illnes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Officials say if they had authority to shut non-bank firms, the collapse of Lehman Brothers, which touched off the most virulent phase of the credit crisis, could have been avoi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cancer was actively spreading, no internal organs could be transplan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Vought, the acting director of the White House Office of Management and Budget, warned in a letter to lawmakers that if the request was not fulfilled, other resources - including money for refugees and victims of human trafficking and torture - within the Department of Health and Human Services and other agencies would have to be tapped for services at the southwestern borde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n response, Mr Elias noted that North Carolina should have satisfied the Voting Rights Act with a much more modest rejiggering of the boundaries of the first distri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impacts of sexual abuse can be extremely difficult to understand if you haven't experienced the abuse yourself, and it may help to learn some of the common impacts that abuse can have on a loved 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data were to come in strong you wouldn't want to be trapped by your langua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even if the ban were repealed, another provision would stand in the w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is no doubt that First Amendment alarm bells would ring if California were to require anti-abortion activists to hammer "my body, my choice" signs into their own front law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is two months, 300 people, we could have taken 3,000 - and we were able to tell them that for every thousand steps they took yesterday, their fasting blood sugar fell almost 2 milligrams per deciliter toda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researchers do say that a meta-analysis of randomised controlled trials would have been preferable to the observational studies that were us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Education Ministry's announcement brought no relief, but assuming bringing the relief occurred, it would still take time to clean up things like these and it requires action from different agenc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merica would be concerned, argues Mr Nikonov, if Mexico and Canada were to join a military organisation led by Russ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turns out that Rosenstein is fired then the markets may react to President Trump making the decision and what it might mean for Mr. Mueller's tenu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while some industry watchers cannot help but wonder if there is a dark side to the growth of ETFs, we at Vanguard believe that most of these concerns are unfoun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like Philippe Reines, a longtime and trusted Clinton confidant, are eager to dig through the pages of Mr. Comey's book, if only to dissect it, point by point, looking for inconsistencies or misstatement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e would not have bought in if he didn't think our strategy good," Nikolaus von Bomhard told a news conference, referring to Buffett's voting stake in the world's biggest reinsurer, last reported to be at more than 5 perc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eal would create the world's biggest integrated seed and pesticide company, and EU merger officials said they are worried the merged entity could have too large a share of the market for herbicides, insecticides, nematicides and new fungicid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fore, if there ever were an extraordinary case in which immediate charges were essential - in particular, if a president committed a heinous crime that demanded justice and he refused to waive what might otherwise be an effective statute-of-limitations defense - the attorney general should overrule the Office of Legal Counsel's conclusion that the Constitution categorically prohibits an indictment during a president's ter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rospects were slim that a funder such as a pharmaceutical company or an angel investor would support the work in exchange for a share of profit if it succee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aniel Ikenson, the director of trade policy studies at the libertarian Cato Institute, said that if the administration notified Congress of its intent to sign a deal by the end of the month, that should be enough time for lawmakers to consider it in the lame duck sess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tients can already order hereditary risk tests through a doctor, most commonly to see if they are predisposed to different types of canc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EFSF must decide if each co-investment fund is to be dedicated to buy bonds of a single euro zone country, or whether it could service several countr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Legislature required that to carry marijuana, the patient had to register with the state and disclose the nature of their illness in order to get a card -- so if they were stopped on the street for possession of marijuana, they would not be arres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imilarly, fiduciary managers may be incentivised against favouring lower-fee funds or asset classes, even if these are better aligned with the trustees' overall investment objecti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Arpaio, a supporter of Mr Trump's anti-immigrant policies, who is now running for a Senate seat in Arizona, had directed his deputies to stop anyone they thought might be in the country illegally, even if they were not suspected of a cr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volatility may imply somewhat higher rates for Rome relative to most recent auctions, but I do not see difficulties on the demand." WHAT NEXT? The yield gap between 10-year Italian and German bonds stood at around 288 basis points on Friday, nearly half levels seen in late 2011, when Monti was called in to bring Italy back from the brink of a possible default that would have sunk the euro z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of the subject vehicles may have been manufactured with four transverse link bolts and two power steering rack bolts that were not torqued to the proper specification," Nissan told regulators in a letter NHTSA showed on its websi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64,000 question is, if you had diabetes for 10-20 years, can you regenerate beta cells all by yourself, or do you need a boost as well?" Faustman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it can be solved, it can only be solved in the digital format,"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Moreira said he hoped the new study would lead to experiments to see if Wolbachia can prevent human infections with Zika, not just deng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Smith said that aggressive campaigns to vaccinate for Japanese encephalitis, a virus found in Asia and the Western Pacific, may have had an effect on Zika, but that premise had yet to be investig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should give exercises, major exercises, a pause to see if Kim Jong-un is in fact serious about his part of the negotiations," Admiral Harri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on't be like me, who didn't finish school," he would say to me if I got a B.</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SO, THAT HAPPENED: You probably could have made a lot of money if you bet six weeks ago that the House would pass an Obamacare replacement this wee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yprus were to remain unresolved, it would be a glaring excep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nyone is concerned about norovirus on a cruise ship, Dr. Tosh says, "One thing somebody can do is go to the CDC website, and look at the cruise ship they're about to be 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researchers at the Rocky Mountain Poison and Drug Center in Denver wanted to determine if acetaminophen, when given at the maximum recommended daily dose to long-time alcoholics, would lead to any further liver proble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aghi has said the ECB will buy Spanish and Italian bonds if called upon but that any recipient country must first seek help from the euro zone's rescue fund, to which conditions will be attach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she decides against using opioids, she should still be able to control her pain so that she can do her usual daily activities most of the 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ast week Mattel recalled millions of toys, including 436,000 die-cast toy cars from its "Cars" line because they may have contained excessive amounts of lead, which can cause brain damage in childr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as not certain that Ireland would apply for EU help in the end, but if Irish banks needed any additional support, this could force Dublin to seek EU assist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IL PREPARES E15 LEGAL RESPONSE: The oil industry may have failed to convince a court to rein in sales of 15 percent ethanol blends under the Renewable Fuel Standard back in 2012, but this time around it could fare better, Pro's Eric Wolff repor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alth care is increasingly going to take place in integrated systems," Dr. Thibault said, "a large part of the medical education experience should be what it's like to work in a system like that: the efficiencies and the processes and the ways in which patient care is benefi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yan's district expected to testify how they would be affected if clinics lost fund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full licensing is granted next year, an annual booster will be recommen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Mr. Poehling's lawyer, Mary Inman, described it, the government would pay UnitedHealth $9,580 a year for enrolling a 76-year-old woman with diabetes and kidney failure, for instance, but if the company claimed that her diabetes had actually caused her kidney failure, the payment rose to $12,902 - an additional $3,322.</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way that is supposed to work in the 36 states served by the federal website is that consumers who start out on an insurer's or online broker's website are automatically transferred to healthcare.gov to determine if they qualify for a subsidy, then transferred back once that information is confirm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the court last heard a gerrymandering challenge in 2004, Justice Kennedy couldn't settle on a satisfactory limit but wrote that if "workable standards" were to surface distinguishing permissible from out-of-bounds partisanship, "courts should be prepared to order relie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hard to know what exactly Bryce meant by this-Toronto Star reporter Daniel Dale said it sounded like Bryce was "suggest[ing] Ivanka will hook up with Trudeau, or something, if her husband gets arrested"-but whatever he had in mind, the reaction was sharply negat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sources are stretched thin, and a massive collapse of civilization seems more like a matter of "when" than "if." As a new crisis rumbles onto the stage wrapped in the center of a mystery, there's a chance that battered old Earth and it's tired collection of peoples may have finally met their mutual e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almex said in a brief statement, "If such an investigation over these matters was initiated, and Walmex was notified, Walmex will cooperate with the authorities." Cummings and Waxman launched a review of Wal-Mart earlier this year after The New York Times reported that the world's largest retailer had intentionally stifled an internal probe into bribery in its Mexican affili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also has the potential to discover previously uncharacterized events, which is important when identifying patients who could have strong response to targeted therap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brutinib could be added to the existing front-line combination therapy for newly diagnosed CLL, if future research confirms these findings, Markham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marks echo other recent hawkish contributions from Fed policy-makers and Bullard said that if the tone of the central bank's rhetoric had shifted, it was because the sense that markets could really suffer a meltdown had fa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if he would make such a declaration, an action that would likely face legal challenges, Mr. Trump said: "If this doesn't work out, probably I will do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arlier this month, Google said any difficulty that users in China may have faced opening its email service were likely the result of government block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ould point out that I don't know what all those guys were doing, what were they called, the Brooks Brothers Brigade in Florida in 2000, appear to have rented a similar bus and are appearing together at town hall meetings throughout the count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ther you do it directly or whether you do it via the detour of a special purpose vehicle makes no difference economically." The EFSF has 440 billion euros ($605 billion) of effective lending capacity, which many economists believe would be too little if large euro zone economies like Spain or Italy were to need emergency lo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manager has "skin in the game", the logic goes, then they will be incentivised to act as better corporate citizens who prioritise long-term growth over short-term profit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Those expenses would have otherwise fallen in 2018,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 Trenowden admits it will not be easy to hit the 33 per cent target if the FTSE 250 is included, because it includes smaller companies in obscure secto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mocrats certainly can't be enthusiastic that they're spending so much money in blue New Jersey when so many other Senate seats are in play, but Hugin's enormous self-funding (he's given his campaign $25 million) may have them feeling like they need to help prevent Democratic incumbent Bob Menendez from being outspent too mu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large amount is consumed, they can have vomiting.</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I couldn't have wished for a better ro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mpany said it expected to pay a further $5m to GSK in 2017 and would have to pay up to $70m and a royalty of 12.5 per cent of sales if the drug was approved in markets like the US and EU.</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ther you walk around Middle Eastern souks, suburban streets, or just the day-to-day path of your life, see if you can embrace a little more of what you might have previously avoided and dedicate your behavior toward following through on what is meaningful and vit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United States imposed new levies on Chinese imports then Beijing "will not hesitate to take countermeasures against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 also say -- there can be no new Greece program if agreement is not reached with the Troika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merican people will see his tax returns, not because of any voyeuristic interest, but because they should know if he is corrupt," Representative Eric Swalwell, Democrat of California and a member of the House Intelligence Committee, said on NBC New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what if your research was wrong, and Company X shares increase to $65 with no downturn in sight? You may decide to purchase those 100 shares and close out the posi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ack in 2012, during a panel at the National Food Policy Conference, in Washington, D.C., pollster Jay Campbell of Hart Research was asked if he thought food policy would play a major role in the presidential election. He responded with an unequivocal 'No.' And he turned out to be righ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can pose a fire risk, especially when used with extension cords or if they get knocked ov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a deal is cleared, finding buyers for large stores in an industry increasingly moving online and to smaller convenience shops will not be eas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rancis Collins launches anti-aging moonshotI don't fancy the odds of Francis Collins' tenure as the director of the National Institutes of Health continuing under the administration of president-elect Donald Trump, although he has said he would stay on if ask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he points out, "If the companies have done solid crossover rounds already, or have really compelling assets, the offerings and their pricings should be fi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es, a few employees may have been embarrassed, and some may not have enjoyed finding out that their dull cubicle mate earns more than they d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unding for the program expired on Sunday, and state officials said they would soon start notifying families that children could lose coverage if Congress did not provide additional mone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eneral Dunford, if you would carry that assignment out, I would be very greatly honored," Mr. Trump said from the podium, after searching for him in the crow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Spaniards said on Twitter the photo of Rajoy outside Radio City Music Hall reminded them of Marie-Antoinette, the queen beheaded during the French revolution after reportedly saying that people should eat cake if they had no brea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economists did begin to take note, it would not be the first time unusual gauges of economic performance had been propos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real, this would have tipped the economy into a severe recession; instead, the suspicion is that previously overstated data were to bla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ould one or more of these risks materialize or should underlying beliefs or assumptions prove incorrect, the Company's actual results could differ materially from those discus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rc has been at QGA a long time and made a great contribution to our growth; I wish him the best in his future endeavors," Quinn said in a statement, promising "additional and exciting changes" ahead at QG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dministration is inviting companies in the health care industry to write a 'get out of jail free card' for themselves, which they can use if they are investigated or prosecuted," said James J.</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ve ever browsed the selection of essential oils at your farmers' market or natural foods store, you might have come away a little overwhelm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would be far too late for Spain, which could be forced to seek a bailout for its banks if it cannot support lenders saddled with bad property loans and other deb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at Butte and Kohane are arguing for is at some level a radical change; it's the suggestion that if you let savvy data scientists loose on a reasonable amount of data, and let them figure out what to ask, they will come up with insights by asking questions others in the organization might not have thought of.</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You remove the top Baathist guy, promote the guy below him and keep the structure the way it was, and you could have avoided this power vacuum that allowed ISIS and all these other folks to come in," Crew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were to go to China now and do meetings with SOEs - particularly those involved infrastructure - you would walk away from those meetings thinking, 'What slowdown is there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urts would respect it if you said we need this information to carry out our oversight responsibilities - and among them is impeachment," Ms. Pelosi said during her weekly news conference at the Capito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Democrats were to succeed in winning not only governorships but complete control of a state's legislature, they would have the power to redraw congressional and legislative districts in their favor after the 2020 census, just as Republicans did after the 2010 cens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may hint that some tapering is likely if the economy continues to grow," said Eaton Vance portfolio manager Eric Stein, noting that Fed Chairman Ben Bernanke already laid out a timeline for ending the purchases by mid-2014 at a news conference after the Fed's last meeting held June 18-19.</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ould one or more of these risks or uncertainties materialize adversely, or should underlying assumptions or estimates prove incorrect, actual results may vary materially from those describ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searchers wondered what would happen if they made the cutoff five remembered words for women and three remembered words for m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a result, USCIS cannot be certain the civil surgeons actually administered all required tests and vaccinations and may have granted lawful permanent residence status to medically inadmissible foreign nationals who could pose a health risk to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trial is expected to take about a year to 18 months and we could have interim data reviewed by Q1 of 2020.</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threat of voter disenfranchisement will get worse if Judge Kavanaugh is confirmed to the cou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t would be nice if we started to see more substantive evidence that wages and prices were clearly moving up consistent with the 2 per cent inflation targ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dustry analysts had said that if the Trump administration imposed a 20 percent tariff on Japanese auto exports, manufacturers' costs could go up by $8.6 bill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brokerage has also publicly stated it was interested in growing through a merger if the time was right and it could reach an agreement for the right strategic f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as fate would have it, the revolution broke out in Iran, by that time my siblings and I had been born in the states, and it was safer for them to remain in their adopted count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would probably blush if you said it to him, mistaking it as counsel from the Kama Sutr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other sales rep says they were discouraged from reporting a suspicious doctor's surgery to the authorities - a possible "pill mill" that might have been set up with the express purpose of prescribing and profiting from opioid painkill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nnual survey of 60 central banks with a combined $6.7 trillion in reserves showed that their reserve managers were investing in markets and currencies they would not have considered until recently.</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f Citi had been the only bank to price this week, there might have been more interest," he ad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he has had limited success so far: while UBS might have bolstered its image in Switzerland by offering boat trip vouchers to celebrate its 150th year, the bank fell out of the top 100 worldwide brands this week after successive, sharp drops since 2008, in a ranking compiled by Interbran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n fact, I suspect that if his name were Rand Smith, or his father were Ron Paul the car salesman rather than Ron Paul the almost-libertarian presidential candidate, he would be more recognisable as the rather garden-variety Republican that he is: that is, in favour of small government and individual rights when it suits hi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imilarly, if you had a partial hysterectomy or a total hysterectomy - when both the uterus and cervix are removed - for a cancerous or precancerous condition, regular Pap tests may still be recommended as an early detection tool to monitor for a new cancer or precancerous chan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operating room of the future can place a surgeon 8 feet from the patient, it will also be possible for him or her to operate on a patient hundreds or thousands of miles aw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 am acquitted, at least these trips could happen open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sing simple math, you'd think that if you had worked 33 years and chose to work one more year, then you'd boost your benefits by about 1/33, or 3%.</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what will sway them? If advertising counts then Mr Berlusconi, whose posters dominate Palermo, will w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peed with which you make strategic changes and implement them is absolutely critical because the mobile phone business will not stand still." "If there are no meaningful signs of an imminent turnaround, then I think the spotlight will turn back on to the assets that RIM holds and who they might be attractive to." Investors have seized on any rumor of a deal involving RIM as a reason to celebrate, whether talk is of a pact with Amazon as reported by Reuters in December, or with Samsung last week.</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e said nobody could have foreseen the loss but stressed that risk controls at SocGen should have stopped the frau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owell gets terminated, what we've seen happen in the markets in the past few weeks will look like a walk in the park," David Rosenberg, chief economist at Gluskin Sheff, said in an email on Sunday.</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f I had let myself recognize it, I would have taken more risks to try to take our work in different direc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ddition, those in the study were told they wouldn't have time to read all the stories and were instructed to click on the ones they found interest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irst ECB source said it would require a further decision of the Governing Council to authorize the purchase of Italian and Spanish bonds, but this could be taken quickly by teleconference if the conditions were m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Timken Steel to receive a non-cash offer for the company from Carpenter, it would also need to think careful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epartment said it conducts thorough assessments of commercial capabilities to move oil from the reserves on a routine basis and remains confident it could supply the market with 4.25 million bpd if nee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were 26 selling days in March, two fewer than a year earlier, meaning that Ford's adjusted sales decline would have been 7.6 perc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generous universal basic income may not be the answer, because even if you tax successful corporations and fat cats at 100 percent, there might not be enough money to provide a livable income for the many millions of Americans and billions of people worldwide who won't be able to sustainably find and keep decent-paying wo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the current path of fiscal policy to lead to a loss in confidence in sovereign debt sustainability, the consequences for the rest would be enormous," the report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atient has health insurance, or is covered under a government programme for the elderly or poor, they will normally pick up the bi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sa May's plan would bring down the government if carried forward," the group's chairman Jacob Rees-Mogg and deputy chairman Steve Baker said in a stat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lawmakers decided that if they created a big enough market, some bright spark would figure it ou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But some lawyers have argued that the nation's founders could have included a provision in the Constitution shielding the president from prosecution, but did not do so, suggesting an indictment would be permissib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currently hold a card, but earned the bonus from it longer than 24 months ago (or never earned the bonus), you may be able to close that, wait a week or so, and apply for a new car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Please.) There were many wonderful things left maddeningly vague, though of course if the president had offered details, he would have been called professorial and du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 Up to 320,000 Time Warner Cable customers may have had their email passwords stolen, likely via malware and phishing attack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wish I had Facebook when I was a te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tissue that's sticking out through the abdominal muscle opening becomes trapped (sometime referred to as "incarcerated"), blood flow to that tissue may be reduc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ata suggests businesses may have shut their wallets as a political impasse threatened to lead the government to miss payments on its obligations, and could give the Federal Reserve more reason to leave its bond-buying stimulus program at full throttle for the rest of 2013.</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he commission did decide the delegation rules should be tightened, any changes would need to go through the full EU process at the European Parliament and European Counci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chaeuble made him very aware that it was unlikely to be possible to push that onto taxpayers, and especially not if (the burden) is imposed mainly on the triple-A countries." "In these countries, there is a desire for a transaction tax because a transaction tax would use the liquidity which is on the market for stabilit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No one will ever love you the way they loved my father...I wish I had been given more Saturday's with him," McCain wrote after taking the time to think about i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only they had adhered to conservative principles...things would have been DIFFER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bill will make its way to President Obama next, and if signed into law, it could mean relatively quick access for veterans in the 24 states, and Washington, D.C., where medical marijuana has been legalized. Note, passage of this law wouldn't mean all veterans would have access to medical marijuana -- just those in currently legal sta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arren: We bought a fair amount of Wells Fargo over the last few years, and because the economy came back, really the most money would have come from buying the banks of low quality, they were kind of like a margin loan to a copper producer, if you make a loan to the worst it works better because they come back the stronge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a budget is signed it will not be the end of the mat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umours that the acquisitive group could have become a takeover target itself temporarily lifted shares in Shire before Christma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urveGlobal gets traction, then could the end be a purchase of the CBOE by the LSE? The CBOE's market capitalisation of $5.5bn means any sort of approach would make it comfortably the LSE's biggest-ever de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Lowe said that even though the documents were branded as dealing with a "no deal" situation, many of the suggested preparations will be needed even if Britain stays close to the EU.</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it seemed like this might have been a great deal for the investors, and now they're just like, who knows what's going to happen? This won't be the last investors hear about Arconic and a potential sale moving forwar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much for principles." Then again, the family may not have had much choice, said Philip Meyer, a journalism professor at the University of North Carolina and author of the book "The Vanishing Newspaper: Saving Journalism in the Information Age." "You can't blame the families because the economics of the newspaper business are changing too," said Meyer, who worked for several decades at Knight Ridder, a family-owned newspaper chain that sold itself to McClatchy C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 European Union says some military technology can be used to construct civil aircraft even if it is not part of the finished plane, and research grants were not rep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arly revascularization should be used for patients with acute MI complicated by cardiogenic shock due to left ventricular failure."Study limitations include inherent selection bias; limited cohort size; shorter follow-up period of patients from SHOCK centers that did not participate in the long-term follow-up component; use of the Social Security Death Index, which may have led to overestimation of the long-term event rate; and limited information on the use of very late (after hospital discharge) revascularization and implantable cardioverter defibrillators.The National Heart, Lung, and Blood Institute supported this stud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My advice to the president, for whatever it's worth, is that you are probably stronger today than you have been at any time in your presidency," he said, adding, "And if I were you, Mr. President, I would focus on what's next for the count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you know what? I can admit that Tom and his team have put together a decent portfolio of small caps I probably wouldn't have built on my ow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fter following this pattern, it may not be that important anymore, at least after age 5, to worry if someone isn't keeping up," Sicherer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roduct is pulled, Shomon says, "The public would definitely need a lot of advance warning, as would doctors, drugstores, and pharmacis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ucy Haskins, a Barclays Capital analyst, wrote on Wednesday that the cost could top $60 billion if BP were found grossly neglig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what you might have expected to see is that shares of companies dropped from the index would fall dramatically on Friday, perhaps recovering after the selling pressure had dissip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e was a co-author of a 2017 study that looked at an extreme case - what would happen if all animals were removed from farm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arnings can be manipulated and managed and can include all sorts of one-time, non-cash charges that may have little to do with the true profitability of a compan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ould have their visa revoked and everyone on the list would be banned from entering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missile defences are delayed, officials say, these promises will be kep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s. Nielsen is inclined to perform one last act of public service, she should come clean about the costs of the policies she enforced over the past year and a half, not only to the desperate migrants seeking a better life in the United States, but also to the thousands of employees of her department charged with carrying out an inhumane and ineffective agend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stress symptoms, taking steps to manage your stress can have many health benefi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an somebody elseplease provide feedback and let me know if this is happening tothem too? This could be a issue with my web browser becauseI've had this happen befo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necessary, the social network will then offer information on suicide prevention to those deemed to be at risk.</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lthough Ms. Hyde-Smith was never on a glide path to power - she faced a Republican rival and Mr. Espy in the first round of voting, all but guaranteeing Tuesday's runoff vote - her campaign became more seriously imperiled through her own statements, including one in which she said that if a supporter invited her to "a public hanging, I'd be on the front ro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think that if the adulterous spouse is honest about his/her involvement with another person it would behoove the betrayed spouse to stay in a marriage that had become non-monogamo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nlike previous federal legislation regarding the pay gap, which asked workers to report or sue their employer if discrepancies were suspected, Ms. Harris's plan would proactively force companies with 100 or more employees to obtain an "equal pay certification" every two years, showing that they were paying men and women the same for analogous work, her campaign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Previously, Republicans might have viewed this projection as a triump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ternatively, you may have had the same struggles as your child and you do not want them to struggle as you d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Manafort made the trip mainly to see if he could broker a deal under which China would invest in Ecuador's power system, possibly yielding a fat commission for Mr. Manafo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ld Rough and Ready may have been at home in the saddle, but he needed help getting into it---his legs were too short and bow-shaped to do it al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idea was to determine what effect, if any, marijuana had on reducing migraine frequency over the course of the month with the assumption that cannabinoids within the cannabis plant could positively affect serotonin production and reduce the severity of, or completely eliminate, a migrai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pproved, the company would no longer appear in popular FTSE indices that funds use as their benchma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gulation, 28 CFR 45.2, notes that an employee of the Department of Justice shall not participate in a criminal investigation or prosecution if he has a personal or political relationship with an elected offici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are to influence monetary policy, it will have to be in a more judgmental, discretionary fashion, and one that may be harder to communicate,"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think both are great selections and I wish them all the success," said James Trainor, who led the Cyber Division from 2015 to 2016.</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Moody, citing the agreement, would not say if he visited Mr. Butterfield at his off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LabCorp can reach 90 percent of outstanding shares, then the company can complete a short-form merg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Trump, in an interview on Tuesday with Reuters, said that he would consider intervening in the Huawei case if it would help serve national security and help get a trade deal done with Chin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erbs give warning that, if Kosovo is lost completely, radical nationalists may come to powe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Elon Musk said on Tuesday that Tesla should not have temporarily lowered the price of Autopilot, its semi-autonomous driver-assistance syst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to do with aggression levels which is based on genetics, specifically the MAOA gene and the fact that both narcissism and autism can be considered as conditions with a high level of emotional intensity, as opposed to psychopaths who would have low levels of emotional intensity (hence why they can only feel emotions when engaging in extreme behaviou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rump campaign aides knew that the Russian government had funneled the stolen documents to WikiLeaks, the campaign would not be criminally culpable, they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don't believe us, then take it from Supreme Court Justice Clarence Thomas, whom Mr. Trump once called his "favorite" sitting just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despite Ms. Blasey's testimony before the Senate Judiciary Committee, Judge Kavanaugh is confirmed, I hope someone in the Senate will use the word "decency" similarly, in a way that makes plain what he or she believes a man can do to a woman without damaging his reputation: "Brett Kavanaugh may have held down a 15-year-old girl and made her fear she was going to die, but Brett Kavanaugh is a decent m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 The WashPost, while napping on superdelegates, alertly fronted another big talker that will have the blogs in a bunch: "Some War Dead Were Cremated at Facility Handling Pets," By Ann Scott Tyson: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Democrats were to rule the Senate next year, they would no doubt be very deliberate - to say the least - about bringing to the floor Trump administration candidates for the bench and top federal agency job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Had I thought more about my gut health, I could have seen the signs and prevented this nightma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eynikov's lawyer, Kevin Marino, contended at the trial that his client may have breached Goldman's confidentiality policy but he did not harm and could not harm the fir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y mother called and said 'He's having a bad day' which was family code for 'your brother's losing his mind.' She said don't let him into the house if he comes to the house...My family had hidden from me the extent of what he'd become, so I was like 'Yeah whatever.' My mother was staying with her boyfriend that nigh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ve read this far, you'll understand why I didn't go into more detail just th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Jimmy Gurule, a former undersecretary for enforcement at the Treasury Department who is now a law professor at Notre Dame, said Lawsky may have acted out of frustration that federal regulators were moving too slow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no specific cause is identified, your husband can take steps to lower his risk of another strok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 recent report, she wrote: "We teach people that if they are concerned about someone, not to be afraid to ask the question, 'Are you having suicidal thoughts or feelings?', because if they are, then they can be supported to access the right professional help and quickly." Contrary to popular mythology, she says, talking about suicide does not encourage people to take their own lif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rump can cut a deal with China for a $200 billion reduction in the bilateral trade deficit, then he'll have won the trade deal of the century," said Rajiv Biswas, chief Asia-Pacific economist at IHS Markit in Singapor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he had asked me how that ought to be conducted, I would have suggested a different way," Mr. Coats said on Thursday during the confere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ank on thisWhile predictions of Lehman Brothers' demise may have been exaggerated, if not premature, the wobbly legs upon which it stands haven't made being a shareholder feel like anything less than being a pallbear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buying the troubled assets was the lowest on a wish list of 18 priorities voted on by the larger group of chief executives present at the confere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ayment were to be deemed campaign-related, the Trump campaign should have disclosed it in its periodic filings with the F.E.C., as soon as Mr. Trump or his campaign learned that Mr. Cohen had made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if he would like to hear "a stronger, more categorical assurance from the government that they will be able to stay working and serving our NH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Landing that position "would not have been achievable as quickly without having accomplished what I did in the role I created,"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resident were to carry through on a threat to withdraw from the deal to force a vote in Congress, lawmakers could fight back, congressional aide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has to be somebody very well respected, who substantively understands the issues, and, regardless of what party they may have been, they would have to, at this point, be above the politics.</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Chrysler executives have indicated the automaker would be liquidated if it fell into bankruptc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can look beyond oil, economic numbers have actually looked quite promising." OMER ESINER, SENIOR MARKET ANALYST, RUESCH INTERNATIONAL, WASHINGTON: "The fact that core PPI remained in line with expectations should keep the initial dollar reaction somewhat mut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n attorney for the victim told CNN affiliate KMGH that the bullet hit the victim's main artery and that he could have bled to death, if not for a person who applied a tourniquet to the victim's le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Friedland said it was unclear if contracted building workers who handle areas like fire safety as well as heating, ventilation and air conditioning would be paid beyond February, raising the possibility that the Southern District's courthouses might not be able to stay op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gency said it would turn the matter over to the Justice Department if payment was not received by August 29.</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Gerspach said that without losses from Swiss currency trading, Citigroup's rates and currencies revenue would have been up by more than 20 percent from a year earli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garding the not guilty verdicts, which corresponded to stock sales from January through March of 2001, lead prosecutor Cliff Stricklin said jurors may not have been convinced that Nacchio had access to enough material non-public information at that time for those to be considered insider trad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aghi heightened expectations last week that the ECB could do more to fight the crisis by saying "other elements might follow" if governments agreed tighter budget controls fir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tudy design had strengths in that it used a validated scale for assessing child gender-type behaviour and also took into account how parental attitudes may have influenced thi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ogue states will behave more roguishly if they doubt Americas will to stop th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ddition, the Fed must ensure that inflation expectations are firmly tethered, and be prepared to back words with deeds if prices start to pick up, Mishkin said later in response to ques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YDNEY: It's also a test for Democrats to see if they can win back voters who went for Obama and then switched and supported Trum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 longer run that is important because if you are supporting excessive speculation that is not helpful, much as in the late 1970s inflation was not accommodated." EZECHIEL COPIC, SENIOR CURRENCY ANALYST, IDEAGLOBAL, NEW YORK: "He was pretty well balanced -- he said they'll act as necessary but won't bail people out of bad decisions they've ma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can ask your own taxpayers to bail out the nation's savings (if they can afford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spite what should have been a very restrictive distribution system, a large proportion of patients -- as many as half -- receiving these products were not already on around-the-clock opioids," said senior researcher Dr. Caleb Alexand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look at the big picture and wonder how these people could have been so babe-in-the woods vulnerable to be taken by the putrid, stinking corruption that was our government (many are still there) which was telling you how good what they were doing was for you, while running all Americans into the ground with impun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ukunaga: I don't know if I could tell you what Nic originally had envisioned without getting in troub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not be surprising if oil prices continued to rise, James Norman, president of QS Investors, told CNBC.</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e immediately said she'd wondered if he'd told me, and then we laughed with relie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ritain conducts more than half of its trade within the EU and could suffer on a broad range of financial regulation issues if the other countries decided to move forward as 26.</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possible that the adolescents may have had concerns about reporting their use of substances, so this is not reported reliab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actually preferred the old system because if it was really bad, you could stop it," Mr. Hatch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OTHAMIST: "Mayor Bloomberg may have failed with his plan to ease New York City congestion, but at least he can claim victory when it comes to New Yorkers' diges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could get an agreement on the end goal, that would be the big deal in principle," said Victor 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not clear what Mr. Mueller will do if he concludes he has enough evidence to prove that Mr. Trump committed a cr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econd is that even if parliament was suspended, MPs would simply jump on the next piece of legislation that appeared before them when they returned and amend it to have the same effect as Cooper's bi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ish for Junot that his path be away from these allegations chasing him down and towards the conversations he seeks that will help to "teach all men about consent and boundaries." A path that lets him hold onto his hard-earned "second chance at the light." A path that is lined with people surrounding him with compassion and support not publicly shaming him.</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you met me in 1992, for some odd reason, I would have told you I was a libertarian, and I voted for Ross Pero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may have read that some individuals in city or state government were charged with felonies involving fraud and "bought" favor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ndeed, the £28m charge could have been classified as a one-off item if the problem was exceptional, but it made a last-minute shift into the reported figures instea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he cutoff value is reduced, not all infants with homocystinuria will be identified, warn Peterschmitt and colleagu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f course, these tax cuts are not going anywhere anytime soon - they will be blocked by Senate Democrats even if they can pass the Hou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think about how Moran has been managing Metro in the last several years, it's comparable to the way a private CEO would streamline a company before acquisi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McConnell said Obama could ultimately win broad Republican support if Republicans are given a fair opportunity to shape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was sitting on a chair with a dead-man's switch so that if he fell over the machine would turn of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kiLeaks' publication of the stolen Democratic emails may have been omitted from Mr. Assange's indictment in part because mention of the election could cast the Justice Department's charges against Mr. Assange in a more political light, legal experts said, and harm the administration's chances of extraditing him from Britain to stand trial in the United Sta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ymptoms are still active when the diagnosis is made, steroid treatment may be recommended to reduce the inflamm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 would feel terrible if even one woman didn't take statins because of this resear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ould "get out" of the war entirely if the kingdom is involved with the journalist's disappear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a demanding job he may have felt he has done his service." JOHN SILVIA, CHIEF ECONOMIST, WELLS FARGO CHARLOTTE, NORTH CAROLINA "From everything that I have read or heard about today it's a natural thing for him that he would want to move on at this 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RUSTRATED BAGHDAD Executives from Exxon Mobil would have known even before the July meeting with Shahristani that they had angered the Baghdad government, but analysts say it was a deliberate calculation as they played rival interests in Iraq off against each othe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ccording to most national security experts, Obama could eliminate ISIS today if only he'd just say the words "radical Islamic terrorism" in front of a bathroom mirror three times in a row.) Griffin then accuses Jones of taking "the president's way," and says the incumbent "caved to Obama" by empowering him to cut a deal with Ir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port estimated that annual global GDP could be reduced by between 2 per cent and 3.5 per cent by 2050 if nothing is done, equal to $60tn-$100tn of cumulative economic output being lo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 parents hit, yelled, screamed, or beat you, chances are that you may have such a spontaneous reflexive pattern within that can be unleashed in situations where your own child misbeha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l medications in the home should be considered dangerous to young children if accidentally ingested, and all should be kept up high, out of reach, in their original, child-proof containers," said Dr. Michael Gross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Democrats do not approve money for the wall, Mr. Trump has threatened to declare a national emergency and proceed with construction without Congress, a move that could provoke a constitutional clash with the legislative branch over the power of the federal purs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owever, on an adjusted basis, our earning on operations would have been $0.12 cents a share if not for our commodity positions (contracts) which are marked to market at the end of the next period and resulted in a net unrealized loss of $0.06 cents per sha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unclear how it would affect pending court cases and indictments if Mueller were to wrap up the investigation and submit a final repo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guyen had been reluctant to switch from her individual private insurance policy, worried that she wouldn't have sufficient access to cancer specialists if the malignancy return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Lest you question to productivity of any group drawing a line in the sand over must-pass legislation, consider that the public option would have been dead months ago had not the Progressive Block done the sa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the IMF were to leave at the end of the year after disbursing 3.5 billion euros due at the end of the current review, Athens would forego over 12 billion euro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upreme Court is poised to issue a ruling on the DOJ request this summer, and if the justices sign off on it, Congress would have until December to interve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truly wish him the best of luck," Attain said, referring to Wasendorf Jr.'s new ventu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fter we made inquiries about her bill, the hospital said it "will still accept completion of the financial assistance application to determine if Ms. Edwards may be eligible for any other forms of assistance," said April York, senior director of patient finance at Novant Heal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o get full benefits in Indiana, patients must contribute monthly to a "personal wellness and responsibility account." If they fail to pay, they may have benefits cut or lose coverage entirely for six month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telegenic and sassy she is, not even Mrs Palin could keep this glistening bubble of celebrity permanently aloft if it were not for the speculation that she hopes one day to be presid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indings may differ for other ethnicities and also if a similar study was carried out in other countries which may have different obstetric care facilities and pract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ople may have established relationships with doctors and hospitals and may be less or uninterested in quality and price information, especially when a medical crisis calls for urgent decision-mak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t added that projections of further damage could change if greenhouse gas emissions are sharply curbed, even though many of the impacts of climate change - including more frequent and more powerful storms, droughts and flooding - are already under w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looked externally, you could easily think this was an incorrectly healed bone," Ms. Haridy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only the church would have the courage to step into the gap! The church should look at this crisis as an opportunity to empty some mental health clinics and fill some pew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W, which is based in London, said Monday that it would meet with the Food and Drug Administration to see if Epidiolex could be approved based on this single stud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ithout a change, European firms would have had more freedom to compete for provincial contracts than Canadian one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During her campaign and while in Congress, Ocasio-Cortez raised awareness about the corrupting influence of money in politics, and some say her team could have done more to shed light on their own oper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are concerned about the uneducated consumer who may have had a bad experience with edibles, because that means they may not use our products in the future," Joe Hodas, chief marketing director for the marijuana product manufacturer Dixie, which is producing a watermelon-flavored drink with 5 milligrams of THC, told the Huffington Pos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y had not been three blocks from the hospital, they might not have made it to the hospital," said Dr. William 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is the case with any toxic substance, Dursban poisonings can be prevented if precautions are taken around the ho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deally, the teams will visit families as soon as possible after children die, ask about their symptoms and, if given permission, photograph the bodies and take needle biopsies from lungs, brains, livers, spleens, kidneys and other org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roducts, which are sold as mutual funds and exchange-traded funds, purchase floating-rate loans which will pay out more in interest if the key benchmark London interbank offered rate (Libor) crosses above the 1 percent ma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e told reporter Weinger that each time she conducted the four executions undertaken on her watch, a staff member would ask if they had made the world safer that nigh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pplicable, identify all individuals who were involved in determining when the firm would place supporting bids or placed such bids," said the letter, which was sent to the firms during the past wee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ntamination can occur if food is handled or cooked incorrect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Sanders, a self-described democratic socialist who cites Denmark and Norway as role models, insists that gridlock can be avoided if millions of apathetic Americans can be lured into the electorate, revealing a natural majority for economic populism and redistribu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Pence's presence as a stand-in for Mr. Trump may have undercut the United States' goals at the summit meeting, taking some of the sting out of the fact that President Nicolás Maduro of Venezuela had been disinvited and raising questions about the United States' commitment to the reg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 says the president hasn't committed crimes, we should know what the evidence i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is no small tactical shift we could have made at any point that would have solved that problem." In more confiding moments, aides admit that the peak of Obama's popularity may have been inflated, a fleeting result of elation at the prospect of change and national pride in electing the first African-American Presid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ase could have major implications for the underwriting business and lead to increased scrutiny from regulators worldwi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gents who had interviewed Mr. Flynn may have tricked him by failing to warn him that lying to investigators was a cr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omorrow Britain is not part of the single market, the City cannot keep this European passport, and clearing houses cannot be located in London either," he told France Inter radi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warned Lewis that if the deal collapsed, Merrill could be doomed and that their confidence in Bank of America would be "undercut." Days later, Bernanke told Lewis Bank of America had no grounds to walk away, the Journal reported, citing people who heard the remark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might have noticed that two questions address how things are now, while the rest refer to how the respondent thinks they'll be in the futu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mpany's chief executive, John Thain, said last week that Merrill did not need more capital but would consider selling its stakes in Bloomberg and money manager BlackRock if it d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 Luca, a powerful local party baron, is accused of graft and also has a conviction for abuse of office which may prevent him from taking his seat even if el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we cannot know or control the outcome, we have a responsibility, through our actions as a nation, to answer clearly the question: whose side are we on? For President Obama's team, Monday could begin a critical week of reassessment." (Mr. Senor is adjunct senior fellow at the Council on Foreign Relations and Mr. Whiton is policy advisor to the Foreign Policy Initiat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was the case that they needed capital, it probably would probably have to be government who would pay, so once again would have further nasty implications for public finances," said Ben May, an economist at Capital Economic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a doctor who has been disciplined, has had problems and knows that people are looking over his shoulder, you would think the doctor would be carefu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ule, if approved as expected at the end of a required comment and review period, would take effect on J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wish him the best," Furma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sponses may not have been what officials were anticipating, thoug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omeone says, "So, in other words, it sounds as though you must believe [X] because you seem to be implying [Y]," it's quite possible that their synopsis of what you shared actually goes beyond what you yourself had realiz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move in the dollar, if sustained, will see precious metals prices gain further ground," said a market report from UBS Investment Bank, which saw gold prices at $640 in one month and $670 in three months from no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regnant women, in no matter which trimester, should talk to their doctors if they must travel to countries where Zika infections have been found, and if the trip is not essential, they should consider postponing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Price said he would not object if Medicare tested payment methods with small pilot projects that could expand if successfu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were talking in February this year and you asked me what we're going to have July, I'd say at least 14 and a half," said TrueCar.com analyst Jesse Topra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you misspent your youth smoking and eating poorly or have a family history of cardiac disease, you might want to talk with your physician about having your heart assessed, Dr. Roberts says, even if you have completed a marathon or two, or even 100..</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 letter, they argued that by definition Mr. Trump could not obstruct justice because his powers were so broad as president that he could "if he wished, terminate the inquiry, or even exercise his power to pardon.".</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entire drug scene has changed so much that strategies we might have employed even 10 years ago aren't relatable today, so unless time stands still, we have to constantly upgrade our strategies"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Stephanopoulos asked Mr. Comey what he would think if Mr. Trump were to fire the special counsel, Robert 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diplomacy fails, you do have a military option: bombing the uranium-enrichment facility in Natanz and other plants would set back Iran's programme a year or three and put the mullahs on notice to expect more if they tried aga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o could have thought the optics of that would be bad?) Some top Dems remain irked that she did not wait longer after Senator Kennedy's death (Au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alysts at Dresdner Kleinwort said the rights issue would not deter BNP if it wanted to make a b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not treated promptly, the damage to the cord would be perman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conditions that originated from the designating event no longer exist, the statute says the secretary shall termin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would have alarmed the drafters of our Constitution, who were acutely aware that different values and interests could prevent Americans from becoming and remaining a single peopl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Democrats and many legal analysts believe those rulings would have gone the other way had Mr. Garland been on the court, and the outcome left Democrats seeth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added that, if confirmed, he would try to give states more freedom and flexibility under Medicaid, the federal-state program that provides coverage for more than 70 million low-income peop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the intense emotional reaction I feel following direct confrontation by facts about how the future will look if climate change continues to take its predicted course is profound and distressing, what happens to my distress when I turn off the podcast, or the radio, or the television? I had not donated any money to climate resear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Josh Barro (@jbarro): "Trump may have hit on an insight: If Republican voters will like him no matter what, he can become popular by doing whatever Democrats want."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is weaker trend in private sector employment is confirmed on Friday, it would increase the risk of weak growth in the second half of 2010," said Zach Pandl, economist at Nomura Securities International in New Yo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ough Kronos shares may have gotten ahead of themselves recently, investors may want to consider the company on any noticeable pullbac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could leave the central bank heavily exposed to government debt and potentially huge losses if it failed to stoke inflation and investors lost faith in its efforts to revive the econom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even if Congress moved to block a withdrawal, a statement by Mr. Trump that he wanted to leave would greatly damage NAT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came only a day after he had threatened to act if Congress did not bend to his will on the iss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ward-looking statements are subject to a number of risks and uncertainties that may cause the actual results of the Company to differ materially from those discussed in the forward-looking statements and, even if such actual results are realized or substantially realized, there can be no assurance that they will have the expected consequences to, or effects on, Kooten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pecialist will work with three resident inspectors from the commission who are permanently stationed at Indian Point, and the scope of the review could expand if warranted, Mr. Sheeha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you may have heard a lot about Alibaba dominance as China's premier e-commerce retailer, that doesn't mean you should stray away from investing in competitors like Amazon.com (NASDAQ:AMZN) China and -- the "Amazon of China" -- Dangdang (NYSE:DA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be ironic if this revolution began under Donald Trump, who has sought to roll back healthcare reforms. But we are getting ahead of oursel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reliminary investigations indicate that this human error may have occurred in suspicious circumstances." The company said it had started a full internal investigation and that it had informed the relevant authorit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n they read an editorial about Facebook which contained negative information about the brand.Finally, they were asked if their opinion about Facebook had become more negative or more positive, or if there'd been no chan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though Dr. Hojat noted that the study also had some shortcomings, including the way in which maternal affection was measured, he found it to be "an important study overall, and its outcomes could have important implications for clinici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Quirónsalud continues to grow at about 5 per cent a year, and with cost savings thrown in, returns should improve to more robust leve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arly in the day, Mr. Trump did not appear to help matters, venting his frustration on Twitter that even if the House passed immigration legislation, it would require Democratic support to clear the Sen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se delays were partly caused by political paranoia about what would happen if too many details became public during the 2012 election campaign, even though Mr Obamas opponent, Mitt Romney, had introduced a similar scheme in Massachuset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pril, Silverman brushed off a Financial Times report that eBay would think about selling Skype at the end of the year if it could not find ways to make the service aid its main online auction busin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oeing has said that if its machinists reject a proposed eight-year pact it will open talks on alternative locations for the assembly of the jet's fuselage and composite wings - the longest ever designed for a U.S.-manufactured airlin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visit to the doctor for tests will tell if you have specific risk factors for heart disease like high blood pressure or high cholesterol, which can be treated with medications, dietary changes and other measur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patient has been treated for a long period of time, they should talk to their health care provider before stopping or changing the dose of these medications," adds Dr. DeVault in an American College of Gastroenterology blog..</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was happy looking at this now that I did decide to buy more as the share price was sinking, but I wish that I had bought even more when it actually did hit what ended up being the botto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four deaths are the only ones that have occurred after using the drug, it would suggest that less than one in 100,000 women who have used it to induce abortions have died from infe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ook, if she shows up and makes a credible showing, that will be very interesting and we'll have to make a decision," Mr. Trump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positors' money would end up feeding more grandiose investment banking ambitions and given that the group has never had the management needed to make a long-term success of it, why should investors trust it now? You might have expected the British government, which now owns 70 percent, to put pressure on RBS to pull out of investment bank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irm makes money by having assets that are invested in fee products." So, for example, if an adviser were to bring in a $10 million account all invested in Treasury bills, which are not fee-based assets, those new dollars will no longer count towards the awar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AXICAB CONFESSIONS: THE SENATE TEA PARTY CAUCUS -- "Tea party activists may have dramatically reshaped the national political landscape last year, but the Senate's tea party movement could fit in the backseat of a cab.</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publican sources in Washington, D.C., on Monday predicted that the Texas Republican will continue to serve in the Senate, resigning only if she wins the Lone Star State governor's mansion in November 2010. Hutchison had been expected to resign her Senate seat in the coming months to focus on her campaign full 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are grateful for his service and wish him the best." As with most such statements, this one concealed more than it reveal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Ms. Stanley and her business, the death toll easily exceeds two million bees, and Dorchester County officials are still tabulating how many more might have been killed when a day of aerial spraying, scheduled to combat mosquitoes that could be carrying viruses like Zika, went aw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et, even if Viereck could be shown to have been taking German money, there was effectively no statute he could easily be prosecuted under since his activities fell far short of espiona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inutes followed comments from Chairman Ben Bernanke, who said the Fed could decide to scale back the pace of bond purchases at one of the "next few meetings" if the economic recovery looked set to maintain forward momentu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arty has previously said the bulk of its loans were being paid on time, and only a small part of the loans may have become late or non-performing.</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e had served in the government of Manuel Zelaya, a Honduran president who was ousted in a coup in 2009 after he tried to organise a referendum that would have allowed him to run for re-election, which was not then permitted under the constitu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them said in a separate filing earlier this year that Cigna would walk away if it cannot close the deal by April 30, when the transaction terms expi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deal is ratified, the International Association of Machinists said it would drop its complaint against Boeing over its new 787 production site in South Carolina, the subject of a dispute between Boeing and the NLRB.</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Sullivan said Greenlight may have shown it would likely succeed on the merits of the case, the judge during the hearing questioned whether an injunction was appropriat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re's a way to out-NFL the NFL at its own game, don't you think someone would have come up with the better mousetrap by now? As a football fan, there's nothing I'd love more than to see the new league wo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onfirmed in human studies, the finding could have major implications for pain contro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s moving forward on its bilateral trade deal with Mexico even if Canada is left out because negotiators can't resolve their sharp differences over dairy and a dispute resolution system,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spy said her "reprehensible" comments "have no place in our political discourse" and "show that she lacks the understanding and judgment to represent the people of our state." "If Espy were to win, he would be become the first black senator to represent the state since the reconstruction era," Brice-Saddler no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cause cannot be identified, then talk to your health care provider about treatment to help ease tinnit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such an outcome is becoming more likely, with minister Margot James becoming the first to break ranks on Monday and suggest that the government would need to if May's deal is rejected in parlia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ompanies) expand the product line, beyond what they've initially launched, we could see some impact," said Arun Daniel, consumer analyst at ING Investment Manag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you to stick with the company plan, that's 20% of your income that is no longer being pumped into our economy! I find that intolerable and a great example of the type of situation that, if left unchecked, can lead to real economic hardship for the entire n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ddition, they had looked whether they would have enough people (and the right ones) available and made sure they knew where to reach th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he Swiss parliament were to fully support the text of a deal, there is still the question of whether the agreement will be put to a referendum, a scenario the lower house supported on Tues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pproved by Parliament, Canadians over the age of 18 will be able to buy marijuana in stores by July 2018.</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thought the evidence showed clearly that first, Mr. Mason had not taken Vioxx for several days before his heart attack, and second, that there was no (blood) clot that could have come from Vioxx," said Merck attorney Phil Bec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 Blackburn, who was already facing former Representative Stephen Fincher in the primary, is signaling that if she is forced to take on Mr. Corker she will wield her gender as a political weap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alysts said that while Sony has notified customers of the breach, it had still not provided information on how user data might have been compromi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at were to happen it would be extremely unfortun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 child has salmonella poisoning, gastroenteritis or any other type of serious stomach illness, seek medical advice if her temperature rises suddenly, if she appears drowsy or confused, if she has cramps or is vomiting and can't keep fluids dow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if the current rate of growth was sustainable, he said: "Our expectation is we should be able to grow in the low 20s [per c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ower situation becomes a medium-term issue and power restrictions remain in place then capacity might be taken out, and it may be possible that Japan has to import more," said CRU's Cleary, adding it was difficult to estimate how much imports may ri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fficials and companies have not planned for the widespread logistical disruptions that would result if bird flu were to spread within the next couple of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expected because there have been so many signals in the market about lower volumes, so it should not have come as a surprise in my opinion." JYSKE BANK "Of course Nokia's earnings will be negatively impacted by the lower purchasing appetite of consum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ed "should give primacy to the inflation objective because if inflation develops while the (Fed) is concentrating on avoiding recession, the consequence will be to delay recession but not to avoid it,"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venues generated would help replace the steep, automatic spending cuts to domestic programs due to kick in on January 2 if Congress and the president cannot reach a compromi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Supreme Court cares about its institutional legitimacy, and ultimate effectiveness, it will heal this long-festering wound before it attempts to persuade the country that in resolving the other thorny issues to come it has acted the way a judicial body should," said Eric 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hope that our findings will reassure patients that they are not at higher risk of medical complications if they undergo spinal surgery during July as compared to other times of the year," says study co-author Jennifer McDonald, Ph.D., a Mayo Clinic radiologi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person who was familiar with Mr. Cohen's decision-making at the time said the moves might have been a cry for help, but Mr. Costello and others saw them as evidence that he had "chosen a different path," as Mr. Costello wrote to Mr. Cohen in an emai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 tipping point may have come last week when news reports revealed that Mr. King had met in August with members of an Austrian political party associated with neo-Nazi movements while he was on a trip to Holocaust sites that was funded by a Holocaust memorial charity, From the Depth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se measures fail, America's biggest state will enter a full-blown financial crisis that will require excruciating cuts in public servi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uring internal deliberations, prosecutors raised concerns that if they brought Mr. Alsheikh to the United States and charged him with providing material support to a terrorist group, a judge might rule their evidence inadmissible - and then they would have to free him on domestic soi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XPERT ANSWERSCochlear implants: Are you a candidate? If conventional hearing aids haven't been able to improve your hearing loss, a cochlear implant may be an op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merica can elect a black president, racism must be less of an obstacle to black progress than previously though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stead, large-scale demonstration programs could be crafted to test the viability of risk-sharing and what influence it would have on the overall costs and on what level premiums must be set to keep a Medicare drug program financially sou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overnment officials who have been following case said it would be surprising if the United States lost, given the weight of evide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have a concern that if he did run, that essentially it would provide Donald Trump with his best hope of getting reelected,"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enough drugs are provided and funding can be raised, logistical challenges rema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 doesn't respond, Mr. Stepp said, she'll put her head in his la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ungary's central bank expects bad debt to peak this year, but Hungary's banks have been restructuring loans to avoid letting them become non-performing, and if the economy went down again, those restructured loans could eventually go ba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no deal is reached by this weekend, Microsoft will reconsider its offer and reveal new plans next week,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onfirmed, Nesterczuk will bring considerable familiarity to the off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want to make meaningful change, it's critical that we partner with companies where we actually put products into the world that have longevity and impact, and we get a sense of how we can measure our social impact," said Brendan McCarthy, an assistant professor and the program director of the Systems and Materiality pathway at Parsons, whose students helped design the gow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istrict Court in Oklahoma City on Wednesday said shareholders who sought a postponement did not show they would suffer "irreparable injury" if the meeting were held as schedul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 wish things would have worked better from the get go with the HITECH Act when it was passed, but for whatever reason, it didn't,"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orth Koreans may have been reduced to scouring fields for kernels of uncooked corn, as is apparently true of the most recent military member to escape from the North, but there's no evidence that, should anyone try to "bloody their nose," they can't still extract a good amount of blood in exchange.</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knew him as well as thousands of others did, and like millions of others, I wish I knew him bet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Kuwait's oil minister said Wednesday the group -- responsible for more than a third of the world's crude output -- could raise production if prices rose toward $100.</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Getting a Brexit deal passed into legislation by MPs would be significantly harder than passing reform of the Lords, even if May had possession in view of a clear governing majority, which she does no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itchell reported that some "Obama people" were suggesting "that McCain may not have been in the cone of silence and may have had some ability to overhear what the questions were to Obam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is court declines to resolve this question immediately and instead determines several months in the future that Mr. Whitaker's appointment was always invalid," Mr. Goldstein wrote, "then 'unwinding' all of those personal orders would be a fraught and disruptive exercise that could embroil the federal courts in innumerable collateral dispu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reports of the lack of iPhones emerged, he had speculated that AT&amp;T may have been trying to ease congestion on its network in the wake of the holidays, when many consumers who received iPhones as gifts would start using the devices at the same 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Harris's allies expect that he would run again if the state orders a new election, but they acknowledge that he would most likely face a challenge from within his own par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lifeline is closed, there could be more violence,"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growth is flat or negative in the second and third quarters, it will be very difficult for the government to reach its 0.3 percent growth target this year," said Fabrice Montagne, economist at Barclays, saying his bank would revise down its 0.4 percent growth forecast for this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you can expect, many parents are more concerned with getting their children well than if they can actually pay for the service, and as a result do not pay the bill.</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But suppose I had found a watch upon the ground, and it should be inquired how the watch happened to be in that place; I should hardly think of the answer I had before given, that for anything I knew, the watch might have always been th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ould tell my patients if they are concerned about triclosan that stannous fluoride is also very effective for reducing plaque and gingivitis," said Dr. Niederm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ll decline to comment," said White House spokesman Tony Fratto said in response to a request for comment about the company's situation and if the White House had been in touch with Lehman officia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at were a precursor to a big blue wave, it would give the opposition party control of the Hou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urthermore, although Portugal is funded to end-2013, sovereign liquidity risk may increase materially toward the end of the program if adverse market conditions persist," Fitch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mmission had recently suggested it might adopt an exemption for Wolf, but it's moved rather slowly-too slow, Wolf says, for him to have time to mount a serious campaign even if they ultimately rule his w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major change under consideration would see the president's social media posts vetted by a team of lawyers, who would decide if any needed to be adjusted or curtail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do not find a way of creating shared prosperity from the productivity gains generated by AI, there is a danger that the political reaction to these new technologies may slow down or even completely stop their adoption and develop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tate's growing Democratic reflex may have further strengthe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be an unwelcome surprise to the securitization market if the case were to go in Lehman's favor," said Clifford Chance's Hamilt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say it may even be salutary: if the EU cannot absorb more members, it is better for Ukraine and Serbia to realise that now, rather than la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ould still process the tax return if a filer did not fill out this part of the return, but the policy was inform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port estimated that if the service increased its parcel rates, Amazon's shipping costs would rise by about $2.6 bill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evidence of fraud is uncovered, North Carolina's board of elections could order a new vo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continued congestion, it may be time to visit your doctor to explore treatment options that may be more effect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does not sell all of its stake through the exchange offer, Pfizer said it could turn to additional exchange offers or a special divide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how did Maloney manage to close the deal at the end? It's simply not that clear; the district's lean may have helped (going 51 percent Obama), but isn't so blue that it would clinch it for hi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Cheatham said that he would not be surprised if one or two of the six victims who are in critical condition do not survive and that he had concerns about whether others would recover ful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if rates were to tick up a little, and they can't afford the larger plan, they just rotate to a different plan and still become a homebuy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Mills in 1978, like Barr in 1955, cautioned that "no one should remain unaware that benefits and adverse risks [of modern medicine] are inseparable." As Samuels and Hadler apparently wish were still true, the medical culture back then took those deaths in stride and did not become "obsessed" with erro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ad NGDP grown at even 2% a year since 1992, its debt-to-GDP ratio would be just 82%close to America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y didn't have any more experience than that, they shouldn't have been there." The company that provides Harris' farm water from the river managed to shut off valves before the contamination could spread into his ditch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ving forward, if we can continue to see these signs of pent-up demand, I think that will bode well for 2012 and beyond." Chrysler Group LLC posted a 34 percent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it to be approved by the Food and Drug Administration, it would probably be priced like a similar drug for recurrent ovarian cancer, a Parp inhibitor called Rucaparib: about $20,000 a mon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British government sees the WTO as a default fall-back position if it cannot forge a new deal with the EU that would allow business ties to contin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for example, four hours is a reasonable amount time to leave a dog, the implication is that people whose lives make this impossible simply shouldn't have dogs, since they cannot provide the environment required to give the dog a good life with good welfa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gnatyev said on Wednesday, however, that the recent rouble depreciation may not impact inflation target if the currency returns to the levels seen in April, when it traded at around 29.50 against the doll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ed "has a lot of talented people so we would be able to carry on very well if there were serious problems," Bullard told reporters on Fri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is where the plot thickens, because if it turns out that Apple has indeed licensed the user experience patents in question (the '915 and '381 patents), it would have clearly demonstrated that it's willing to "forego exclusivity in exchange for money," according to Samsung's fil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if you love someone who may have postpartum bipolar disorder, know that you can become an important supportive member of her care tea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woman is diagnosed with breast cancer, she will find herself with doctors' visits at every turn," Bernik no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said the refining and marketing results were still very strong, noting that the company's better-than-expected first quarter results may have prodded analysts to ratchet up their forecas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anipulative, wishful language appears in the statement, "ACOs are designed to achieve the Triple Aim...." Note the passive voice ("are designed") and the wish expressed by this unidentified voice ("to achieve the Triple Ai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don't think you could say they were the difference between the Democrats winning and losing the majority," Mr. Kondik said, "however I think you could say that Mr. Bloomberg and his late money may have made a difference in a few of the surprising results that helped pad the size of the Democratic majority." He pointed to Ms. Horn's campaign as an examp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campaign finance case as laid out by prosecutors is true, Mr. Nadler said, Mr. Trump would be likely to meet the criteria for an impeachable offense, and he said he would instruct his committee to investigate when he takes over in Janu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text was either positive (for example, "In uncertain times, I usually expect the best") or negative ("If something can go wrong for me, it wi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Lewandowskis sacking will matter if the tycoon has understood that the primary election is over, and he must act like a disciplined nominee for national off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track record could prove less compelling if the authorities obtain evidence that Mr. Cohen privately discussed the payment in the context of Mr. Trump's campaign.</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Samana said consumers might feel better about their relationship with big tech assuming that they had more chances to decide how they want their data to be used, and the companies could gain a new revenue stream if they gave users an opportunity to pay them not to collect or sell some personal inform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n the case of Mr. Ross, he and his representatives insisted that making money was not the goal of his short sale, and it could not be determined if he d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 line) may be expanded to handle a materially higher volume by adding pumping capacity subject to shipper demand." The line is slated to deliver light sweet crude to the Gulf Coast of Texas, but it faces competition from other lines and crude flows to that region, which oil traders said may have affected the prospects of building it to carry bigger volum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Jobless claims last week were probably influenced by the October 12 Columbus Day holiday, which could have resulted in some laid off workers not filing their claims during that holiday wee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I think again, like in many areas now, Americans and people around the world will be more confident in this country if they see us moving to deal with these things, candidly, openly." BRITISH FINANCE MINISTER ALISTAIR DARLING Asked if there was any discussion of sterling: "No, on the latter questions." JAPANESE FINANCE MINISTER SHOICHI NAKAGAWA "I'd like everyone to think about the significance of the fact that G7 nations wrote down in their communique they will work together to combat any excessive exchange rate moves." EUROGROUP CHAIRMAN JEAN-CLAUDE JUNCKER "Foreign exchange markets are very volati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at did he offer Trump if heran?Nope it's just a snuka game and a rigged Wrestling match.I used to guard Wrestling matches and you may have seen this on T.V.</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declined to comment on a possibility of currency market intervention to weaken the yen, but markets interpret reminders about monitoring currency moves as a warning that the authorities could step in if they thought the yen was moving too rapid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also unclear how the regulatory processes would actually work if the bill were enacted - sometimes, for instance, drug lag is pretty negligible when drugs are approved in the EU and US within a small window of 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 the other hand, Senators Shelley Moore Capito of West Virginia and Lisa Murkowski of Alaska indicated last week that they would not vote to proceed if Mr. McConnell afterward scheduled a vote on a bill to repeal the health law without providing a replac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y will not cease even if the senator is convi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awmakers were backing a bill suggesting that the planned buyout of 3Com "threatens the national security of the United States." 3Com previously said Huawei would not have access to sensitiv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Barr and his advisers expressed concern that if they included derogatory information about Mr. Trump while clearing him, they would face a storm of criticism like what Mr. Comey endured in the Clinton investig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decide they can live with this governance risk, the company should be priced according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n interview on Friday, he said he would consider a bid for the Ninth District seat - but only if Mr. Pittenger declined another campaig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 last few weeks, China may have changed both the political and economic realities of climate change at cap and trade by announcing it will begin charging for emissions of CO2.</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effective solutions were found quickly and tested successfully, competition could be restored at an early stage by means of a commitment decision," EU Competition Commissioner Joaquin Almunia said in the text of a speech to be delivered at Fordham University in New Yo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MS? Democrats may have landed a recruit in South Dakota to help them take back a House or Senate seat in the delegation -- though it won't be easy if Brendan Johnson does decide to run for Congres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I were the benevolent despot of the United States, we'd have virtually no derivative trading,"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Jared Polis doesn't win the primary, I'll be pretty disappointed in the cannabis community," said Christian Sederberg, a lawyer and one of the longtime figures of state's pro-legalization mov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ve had irregular periods in the past, this pattern might just be normal for you.</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m glad that they did not make it 'free' even though they could have gotten more publicity," said Neena Mishra, director of ETF research at Zacks Investment Resear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are pregnant and have opioid use disorder, your health care provider will recommend an opioid substitution medic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think some of the negativity around shadow careers can cause one to feel guilty for choices made, when those choices might have been quite reasonable and appropri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issue is approved by shareholders, it would add 50 percentage points to China Life's solvency margin, Vice-President Liu Jiade told a news confere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acquired wealth, once you can provide security for your family I think you should look to supporting causes that matter to you - in my case, underprivileged children and their wellness, mental health awareness and young enterprise groups.</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The sense was he wasn't prepared for things he knew he should have been prepared for, he didn't have the answers to things he should have had the answers for," said one former US government offici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ould love to see my sons and daughters follow that route -- if they are interested." What Murdoch's children are interested in may no longer mat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have worked these triggers out one by one and know what they are so when I get hit with the same emotions that would have caused this reaction in me, I now redirect them to a holding pattern knowing I can ride them through and let them pass without over react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 can you reassure his supporters that you are not out to take away their religious freedom or their guns, their culture?I don't know if I c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eal, if approved by regulators, will help the combined group build scale and address fierce price competition for flash memory products, fitted in mobile phones, MP3 players and digital camera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Lafley were to stay until he turns 65, Arnold and McDonald would both be in their late 50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ast month, I bought a big new computer screen, thinking that if I stopped crouching over my laptop like a turtle, my lower back would stop hurting.</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any mineral resources had been discovered or acquired, wherever that were, the Company's ability to monetize any such mineral resources; and changes in environmental and other laws or regulations could have had an impact on the Company's operation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you'd gone around to the establishment and asked about me in 1999 or 2000, they would have used the word "was,"' Gingrich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Since Lehman's victory would shift control of the Senate to Democratic hands, is this merely a delaying tactic to allow Republicans to call a special session and throw up a few last-second legislative roadblocks for Dems? Wanggaard claims that's not going to happen, and I suppose if the GOP wanted to do that, they could have already done s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pefully, and importantly, you should have several pages worth of recommendations that are tailored to your child's "cognitive profile" (a term psychologists use to refer to the various areas of strength and difficulty that were determined during testing).</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e didn't have any obvious cuts or open wounds, wounds that assuming were present would have given the bacteria an easy way in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orking with your urologist, you can see if it might be an option in your situ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mpanies would get if Trump's plan to cut corporate tax rates and slash taxes on cash parked overseas became la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 chancellor is worried that just before the European summit people are yet again expressing the wish for supposedly easy solutions, most significantly the wish for shared liability," he told a regular news conferenc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But, another 60% of people who use ride sharing in large, dense cities, if ride sharing did not exist, would have used public transport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re is, at that point, you've had face time, you've exchanged business cards and the follow-up can be done on-site or down the line." CDO ISSUER COURTED Richard Ray, chief financial officer at 21st Mortgage Corp of Knoxville, Tennessee, participated in five meetings with mortgage and non-mortgage ABS issu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VESTMENT ISSUES But many investors are inured to the backdrop for business in Russia, and the Kremlin may have calculated it could afford to keep Khodorkovsky in jai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t may have also helped to prevent Mr. Trump from trying to end the Mueller inquiry, which he has said he could d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 IRS issued an edict Wednesday night saying the early payments could only be deducted on 2017 taxes if they had already been asses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me, I am deeply concerned with Facebook's inability to pinpoint exactly where some of this personal information may have ended up, and whether Mr. Zuckerberg can definitively say that it is not in the hands of any foreign governments that could seek to exploit it," Re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both phases are completed, the cavern project could raise Singapore's capacity to near 11 million cubic meters (almost 70 million barrels) and some analysts and traders have questioned whether so much oil storage space will be nee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there ever to emerge credible evidence that such behavior indeed occurred here, we would be the first to condemn it and to take all appropriate actions," the bank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Neither is in place right now, I would turn more bearish on global equities if they w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aid to be granted, it would be made available through the state-owned bank KfW, and the federal government would guarantee it, the Finance Ministry spokesma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 least three of the major changes on the industry wish list have become or are in the process of becoming official agency policy with the help of Mr. Wehrum and his off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the government pressed its case, the Securities Investor Protection Corp (SIPC) said some investors who may have been bilked by Madoff could start recovering money in a few month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bviously, if Judge Kavanaugh has lied about what happened, that would be disqualifying," Ms. Collins told reporters, adding, "For my part, I believe that it's very important that both Professor Ford and Judge Kavanaugh testify under oath about these alleg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third quarter numbers at Dave &amp; Buster's may have been mixed, but considering the difficult weather over the summer months, results were encouraging overa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would get through the ones that are still in the queue, I think the White House could actually come up with the new names faster,"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sense develops that Google+ keeps gaining serious momentum, that's when it could hit Facebook's valuation, venture capitalists say, Signs are emerging that Facebook's valuation on the secondary market has peaked, although that may have less to do with Google+ than with the external environmen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nd we wouldn't have that disclosure if McGahn hadn't told Mueller about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echanism under discussion might boost tax rates if the bill doesn't result in a sufficient level of economic growth to cover the cuts, Lankford told report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will likely elicit self-compassion, a wish for your emotional difficulties to be ea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could call Mr. Manafort and Mr. Gates liars," she said, but "Mr. Manafort was a longtime client." If she challenged him, she said, it was also possible her company could be su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at might be true if Romney had actually run a company that built products and created jobs, but Romney was an investment bank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ir latest filing, prosecutors argued that even if they had wrongly interpreted Ms. Butina's text messages to a friend, she should not be released from custody, because she was likely to flee the count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about the possibility of a Greek default or a break-up in the euro zone, Gordhan said: "The BRICS' approach is that we would wish that the situation doesn't get to that point,"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searchers excluded people from their first analysis if they already had cardiovascular disease, had been taking beta blockers (drugs that slow heart rate) or if they had dementia or any condition that could affect the brain scan or cognitive tes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atch? If they made a baby on the first try, the practice would keep all their mone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A.C.A is repealed, I will not have insurance and would take the ris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irst of all, if ALIS can be hacked, the enemy could defeat the pla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told them we could get the money ready and deliver it the day after if regulators reject the China Strategic bid." Taiwanese bank Chinatrust Holdings ( 2891.TW ) has also said it would bid for Nan Shan if the current deal fell throug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 accompanying editorial [2] observes that "the link between atrial fibrillation and birth weight [in the current study] is novel and is of substantial interest, because it would indicate mechanisms not necessarily related to insulin resistance or obesity." However, write Dr Lars Frost (Silkeborg Hospital, Denmark) and Dr Jørn Olsen (University of California, Los Angeles), the analysis couldn't adjust for many potential confounders that may have had substantial influence on AF ris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can be considered the canary in the coal mine, if you will,"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BBC reported on this study appropriately, although headlines saying that the programme "does cut deaths" may be premature, as the research has not yet examined the impact the relatively new screening programme may have on bowel cancer death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ymptom relief is not adequate, then medications directed at suppressing or modulating immune function may be u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Grassley, who has raised concerns about the constitutionality of the bill, plans to offer an amendment to it that would formally require the Justice Department to produce reports to Congress each time there is a change in scope to a special counsel's investigation or if he is fir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bels' ringleader, Jrgen Walter, had lost a leadership fight to Ms Ypsilanti and was then passed over by her for the job of economy minister, so revenge may have been one mot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econd, even if a deal is cobbled together, the more strident trade hawks in the White House and Trump may not sign of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re are children from a previous marriage you may have obligations religiously that your new spouse must accep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workforce feels valued in the wake of a suicide, it can help them manage their own feelings but also foster trust in their lead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ranted, everything could change if the bad old days of high crime and widespread fear were to return, but that seems unlike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times I'll ask a patient: 'This drug is so cheap, do you really dare take it? If not you can go to a pharmacy elsewh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city and state cannot tackle their problems, more people will lea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ummings said that Wal-Mart, in its lobbying, may have been "easing out of a situation where they stand to be criminally and civilly liable." But Republican Representative Darrell Issa, the chairman of a key investigative panel, said there would be no investig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quest may have been seen as procedurally amiss, as the lawyers fighting the travel ban argu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is comments were perceived as threatening, and while other NDRC officials at the meeting may not have supported the way it was conveyed, Xu's message was consistent with the approach taken by other officials in private conversations with companies in recent months, the two sources at the meeting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outlook for growth worsens to the point that we no longer expect to make sustained progress on bringing the unemployment rate down to levels consistent with our dual mandate, or if the medium-term outlook for inflation falls significantly below our 2 percent target," he added, "then additional monetary accommodation would be warranted." Fed officials head into their next policy meeting, on June 19-20, under some pressure to take yet more steps to help the lackluster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conversation reinforced the belief that Mr. Trump had fired Mr. Comey because of the F.B.I.'s investigation into possible collusion between Russian operatives and the campaign - a move that would have potentially implicated him in another crime, obstruction of just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Democrats secure the House, they will gain control of powerful committees that could put a check on Mr. Trump's agend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egotiations are "well under way with potential purchasers" but if the sale is delayed, or generates less in proceeds, GM said it will need additional liquidity in 2009.</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said, 'What can I do to help you win?' And I said, 'Mr. President, it would be helpful if you came up to the district to see the treasure we have here,'" Mr. Stauber recall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ather of Seychelles' offshore industry had, in fact, been a financial criminal before he found a home in the islands - and may have been connected to the Italian Mafia, on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uthorities that an internal investigation had found evidence that three London traders may have tried to hide the losses in some of their positions, said people familiar with the mat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ased on the results of this study, St. John's Wort should be avoided in patients treated with [Gleevec], if possible," write the researchers, who included Patrick Smith, Pharm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n undescended testicle is not corrected, over time it could lead to low sperm count, poor sperm quality and decreased fertility due to abnormal development of the testic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nn noted that even if airlines take the plunge and void contracts, they often leave the door open for further negotiations later, if only to mend fences with their outraged work for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some investors may have hoped for more, there were no big surprises in what ultimately appears to be a slightly better-than-expected performance from InvenSense this quar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Enria was appointed then two Italians would be in charge of top ECB jobs simultaneous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death sentence or the manner in which it is carried out violates the Constitution, that stain can never come o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PR: First aidEven if you're not trained in CPR, you still may be able to save a lif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don't know your friend of course but you can just say that you wish they weren't dealing with that and you're here for th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what if the most workable answer isn't something big, but hosts of small tweaks? A group of about a dozen health economists has begun trying to identify policy adjustments, sometimes in tiny slices of the health care system, that could produce savings worth around 1 percent of the country's $3.3 trillion annual health spend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are antagonizing our friends and placating those who clearly wish us ill," Mr. Corker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id you know your kid could have an eating disorder if he or she is extremely picky? Dr. Jocelyn Lebow, a Mayo Clinic child psychologist who specializes in treating eating disorders, says it's called avoidant/restrictive food intake disord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UPERINTENDENTS TAKE ISSUE WITH TEXAS TESTS: The head of the Texas Association of School Administrators has written a letter [ http://bit.ly/1T9z8qd] to state Education Commissioner Mike Morath saying this year's standardized test scores shouldn't be used to rate schools or determine if a student advances to the next grade due to widespread issues with how the tests were delivered, scored and administer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asked Gov. Sam Brownback for prosecutorial powers and his wish was gran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key point is that official funding must also bear losses if necessary," Rajan wrote in a recent colum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G's Michelis said he would not consider it a failure if Marchionne decided to pull out of the Chrysler talk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could mean many of the women in the study had not achieved good blood pressure control to begin with, which could have boosted their risk for diabe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Facebook's new timeline may have been a meaningful step toward personalized news, Facebook's new Paper app may be the first sign that Facebook can succeed in the effo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James were to be felled by the scandal, British media speculated that his sister Elisabeth could secure the eventual succession to their fath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vices may have included these references in their official applications, but for whatever reason the mobile references didn't make it into the summaries that were subsequently made publicly availab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Ireland's EFSM/EFSF loans to be extended in 2015 and 2016, the amount of Irish debt maturing in those years would fall to 5.6 billion euros from 10.6 billion currently and 12.1 billion euros from 16.3 billion respective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re not renewed, that could cost 0.75 percentage point per year in GDP (grow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y Many People Do Not Believe in Global Warming-by molepost: "In a nutshell, if we're exposed to enough lies about something, we'll start believing those lies even if we're presented with solid evidence to the contr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patients may have been born deaf, while others may have become deaf or hard of hearing due to age, disease, trauma or a medical condi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nourish your body with real food (the kind that doesn't come in packages loaded with sugar or via a drive-through window) you will be healthier than if you eat junk foo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 the very minimum it seems like we're stabilizing, not getting worse." "As things improve there is less and less reason for the Fed to stimulate, so if it appears that we are stabilizing without their help then they are going to be reluctant to continue." TIM HARDER, CHIEF INVESTMENT OFFICER AT PEAK CAPITAL INVESTMENT SERVICES, DENVER, COLORADO: "The consumer sector is actually one area that seems to be showing accelerating grow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ynihan's 2011 pay included $6.1 million in performance-based stock that would vest only if the bank were to meet a return on assets measure by the end of 2015.</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nrique Peña Nieto, the outgoing Mexican president, has objected to the construction of a wall - and insisted that Mexico would not pay for one if it was built - but repeatedly tried to avoid messy diplomatic confrontations with his American counterpa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dustry analysts believe other companies could follow Exxon's lead if it prevails in a court battle that could take several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ublic universities can be strong academically, even if they don't have hundreds of years and a major budget," he said.</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If there was another failure here, I think it must have been a loss of faith in the physical exa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must have had leadership skills if he ran drug crews; he had excellent sales skills, and was great with numb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mpounding rising costs, Qantas, which has never had a fatal crash, was ordered on Sunday to check all its Boeing 747s after investigators said an exploding oxygen bottle might have ripped a hole in a Qantas 747, forcing an emergency landing at Manila on Fri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ople continue to push the thesis that the bull market will remain intact as long as housing continues to be strong, and there will be a little doubt put on that thesis if the jobs number Friday is underwhelming," said Michael James, managing director of equity trading at Wedbush Securities in Los Angel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old by a reporter that "the lawyers for the opponents said that if you would simply apologize for some of your rhetoric during the campaign, the whole case would go away," Mr. Trump was skeptical and unrepenta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survive this, if we make it better - even just a little bit better - the urgency will fade, perhaps the ire will subside, the relief may take you, brief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late-developing situation may not have been factored in yet on CAPS, where 95% of the more than 1,700 members who've rated it say that it will outperform the broad market averag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d Markey may have gotten a little ahead of himself Monday, boldly declaring that whenever Democrats take back the Senate, they'll restore the filibuster for Supreme Court nomine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econdly, I've saved up enough so that if my job ended tomorrow, I'd have enough $ to last me the rest of my life at my present starndard of liv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re just looking at the facts, then we have the same facts that led to the impeachment of Richard Nixon in terms of obstruction of justice, misleading the public, hiding evidence and suggesting the creation of false evidence," said Ms. Scanlon, the vice chairwoman of the Judiciary Committ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mmenting on the overall DINAMIT trial, Dr. Gilles notes that "whether cardiac-resynchronization therapy would have improved the outcome in the current study population is unknown." These findings suggest that "routine implantation of an ICD cannot be recommended for all patients with left ventricular dysfunction after myocardial infar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bottom line is patients with these advanced cancers can do very well if they're treated in the right manner prior to the operation," Dr. Truty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dministration is also expected to propose increasing the premiums charged on loans backed by the Federal Housing Administration, which would see an increase in its business if loans backed by Fannie Mae and Freddie Mac were made more expensive.</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I could go on about the times I have received flowers, about the giver or the occasion, and the times I did not receive flowers when they would have been very welcom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Excluding the impact of the restructuring costs, total non-interest expense in the fourth quarter 2017 would have been $21.1 million. Excluding the impact of the fraud loss and office relocation costs, total non-interest expense in the full year 2018 would have been $88.5 million.</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m not sure if Lincoln would have tweeted this had he been alive today, but you get the poi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oeing engineers went through a "fault tree" and "came up with a list of half a dozen things that could have led to problems," said a congressional source who had been briefed on the matter, but was not authorized to speak publicl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ad Ms Simonds been selected the House would have been evenly divided, with 50 Democrats and 50 Republic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omeone isn't highly valued today it is because his/her domains of strengths may not be aligned with the present societal need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y wish they'd had 3 boys instead of 2 boys and a gir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rdoning any individuals who may have been involved would be crossing a fundamental line," Warner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issue will be ultimately settled by the court, and it might have wide-reaching consequences for the pricing of voter-approved GO debt," the report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uidant, through Boston Scientific, could also be required to establish a compliance and ethics program, or if one is already established, to dedicate additional resources to that program to address the specific crimes in this ca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787's technical problems may have increased the frustration with Boeing, but a source close to JAL said that alone wouldn't tip the balance to Airb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did experience a life threatening incident together several months before our relationship went from close friends to close friends with benefits and in retrospect I believe that may have been the catalyst for the physical relationship because as a result of my actions we were able to emerge from this incident injured but al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egislators representing areas devastated by wildfires have opposed any bailout for PG&amp;E, saying its investors should absorb the costs - even if that means the company is bankrup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3-D shootout game would now be closer to reality as they reluctantly fill the policy void left by hamstrung governments, at risk of overreaching and experimenting with measures that may have unpredictable consequen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pealing the ACA mandate could be the first step in getting rid of Obamacare entirely, and even if it's not, the financial impact for many Americans could be sev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thers may have gotten pregnant as the result of rape, or the woman may have considered aborting or placing the baby for adoption, but without the screening, some of those data were lack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of the employment trends began many years ago but may not have been obvious because they were masked by changes in demographic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Gadhafi falls, backs off, or is taken out covertly, and if the rebels turn out not to be terrorists, the president will look like a geni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for now, he says, if you or a loved one have had cancer, "I'd strongly recommend talking with your physician about exercise," Dr. Le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 new American administration may have different ideas, especially if its Balkan policy is dominated by officials who made their names there in the Clinton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ot only are depreciation and amortization expenses based on historical costs of assets that may have little bearing on present or future replacement costs, but also they are based on management estimates of remaining useful li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that is not a small thing and they also have appropriations bills begin in the House, so if the House is Republican they can try and cut off funding for said implementation activities, whether that would go in the Senate if the Senate remains led by Democrats, but certainly we could have some kind of gridlock in the funding process, that would be difficult, or we could end up with appropriations bills that would then be vetoed by the President - you could see some kind of stall in the funding proc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has been estimated by nuclear physicists including Dr. Paul Pickard of Sandia Labs, that about than 1% - 2% of the fuel may have melted, and in his opinion, any radionuclides that were released during that incident would have bound with the sodium coolant or with the uranium fue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ECB Governing Council gave this wish the green light, the paper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ech stocks, in general, were selling off on Thursday, as well, which may have contributed to Pure Storage's troubl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eramides can also kill cells if their levels become high and can bring on inflammatory responses.</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I was approached by them when I was 12 (this was in 1990, so the program may have been different then or had a different name), apparently having scored in the 96th percentile on the CTBS test, California Test of Basic Skil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URVEILLANCE FEUD CONTINUES: Whoever could have guessed that a proposal to have more digital watchmen peeking into the operations of EHRs would be controversial? Right, every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battle over avoiding the so-called fiscal cliff is the first of a likely series of partisan confrontations in Washington in the coming year that, if not resolved, could cause more downgrades of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ind you, Donald Trump in the White House is very likely not what they will get, at least if the very preliminary polls are to be believ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contain preservatives to prolong shelf life, but these can cause eye irritation if used more than four times a 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13, the day after the white supremacist rally in Charlottesville, Va., Ms. Jones wrote in a blog post that Ms. Abrams had declined to support a bill in 2015 that would have banned Confederate symbols from state property like Stone Mountain, the site of a giant relief carving of Confederate figur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EIJING (Reuters) - China is worried that BHP Billiton Ltd ( BHP.AX ) will have too much power in setting iron ore prices if it takes over rival Rio Tinto Ltd/Plc ( RIO.L ) but recognizes that a tie-up could help secure long-term supplies, a manager at the country's N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octors should offer to have an adult chaperone come in during a sensitive procedure like a genital exam; if no one is available, the patient should have the option of postponing the exam, Dr. Christia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erformance target is achieved, the Group will pay the determined monetary amount to a trustee appointed by the Group (the "Trustee") to purchase ordinary shares of the Company or the equivalent A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ugusto Litonjua, a pulmonologist at Harvard Medical School who follows the research, noted that if women found themselves taking lots of acetaminophen, maybe they should consider non-pharmacological approaches to pain management, like acupuncture or medit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when will the GOP have their "come to Jesus" moment and say, you know, we could have had a quality candidate like Huntsman? Likely not for a long 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at's the case for you, coated aspirin is a better option, as it can decrease stomach irrit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deal gets done, it would provide evidence that big-money buyouts are returning after credit markets plunged into a deep freeze because of the economic downturn.</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e both wish that we could have helped peop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breast cancer spreads to your liver, you may have pain in your belly that doesn't go away, or you might feel bloated or fu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Kudlow said that any pain would be worth the price if it forced China to treat American companies more fair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economic) numbers hold up they will be inclined not to lower the fed funds rate." VIEW DETERIORATES IN 10 DAYS The Fed at its August 7 meeting left the federal funds rate target unchanged at 5.25 percent, saying the risk that inflation would fail to moderate was its predominant concern, although it noted that risks to growth had increased somewha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of the road ferries had them, and matons could take the ferry where it needed to go even if there was no cithian to drive i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conference committee negotiation government funding has emerged with its results, and, as expected, what Donald Trump is being offered in February is actually less than what he would have gotten had he signed the Senate bill that emerged with unanimous consent back in Decemb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2009, the group said adults should be screened if clinicians had the staff to provide support and treatment; the new guidelines recommend adult screening even without such staff members, saying mental health support is now more widely available.</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Were that the case, I suspect that Berkshire Hathaway would have won this category, to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air value means an estimate of what the assets would fetch if sold in an orderly market on June 30.</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ll ask if they can use their training in some other wa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ad the election been fought a year ago, in the depth of recession, the centre-right might have lo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particular, the company said the $2.4 billion figure vastly overstates any conceivable lay-off that might occur and that the likely cost of the program -- if as many as 15-30 percent of employees were laid off -- was $514 million and $845 mill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an a pharmaceutical company be sued for child support if they screw up birth control packaging? That's a question 117 women will find out after they sued Endo Health Solutions and Patheon in state court in Pennsylvan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think this deal should be stopped irrespective of any divestiture plan." The proposed Ardent Mills would have 44 flour mills as well as bakery mix and specialty bakery facilit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oil fund has peaked in size, it will have to face some of the more difficult questions soon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also noted that control of Congress or the presidency could easily change within ten years.Separately, another coalition member, the Service Employees International Union (SEIU), assured its members that cost-cutting by hospitals would have no impact on either the number of jobs held by its members or their pay.Asked about this claim, an American Hospital Association official who declined to be identified, responded simply, "As if." Health Care Weakens Market; GE Chugs Along on Choo-Choo NewsNEW YORK - As economists began to calculate the ripple effect of removing billions of dollars from what has been one of the nation's most reliable job sectors, stocks took one of their steepest plunges in month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l manner of people who might have wanted to keep their contact with the press secret will have been caught in this dragnet; others might now hesitate to speak to report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did not depart from that guidance on Wednesday, but he said the current $85 billion monthly pace of purchases could be reduced "somewhat more quickly" if economic conditions improved faster than exp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she realised that I did not even remembered to wish her on her special day, she stretched away from me slowly, and stopped caring for 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the law is changed, the burden will fall on the trustees to keep promises to workers whatever happens to interest rates, investment returns, and pensioners' lifesp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invitations to screening were issued every 2 years, so from the ages of 40 to 49 years, these women would have undergone about 5 rounds of screening, Dr. Jonsson explai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my children were little, if they complained about aches and pains, I'd sometimes rub some moisturizer on them and tell them the "cream" would hel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fiscal third-quarter earnings excluding charges exceeded Wall Street expectations, and the company said it would not be surprised if the consensus estimate for full-year earnings rose, as sales of its implantable cardioverter defibrillators (ICDs) to treat rapid heart rhythms recovered following a component reca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McClure acknowledged that if political conditions were unfavourable, for example if there were increasingly stringent policies to cut greenhouse gases, then the companies that Freedom invested in could suff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 cannot secure that, he can use AK's three-fifths majority to propose constitutional changes that must then be ratified in a referendu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Esvelt acknowledged that the new gene drive could possibly spread to other insects but said that, if it did, the most likely host would be other Anopheles mosquito spec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o party other than the Left Party would oppose smart sanctions if Iran rejected the western package of incentives for it to remain non-nucl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se findings suggest that fewer women may be eligible for prophylactic implantable cardioverter-defibrillator placement based on current guidelines and therefore may not have equal opportunity for preven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Abe has also said a rise would be meaningless if tax revenues fell, fanning speculation he would put off the rise for a second time and call a lower house poll in hopes of locking in a two-thirds majority in both chamb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is passed, they would no longer be tried in adult cour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 hearing loss is severe and cannot be managed with hearing aids, a cochlear implant could be another treatment option if it's medically appropriate for you.</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o, he could feasibly launch the biggest third-party run since Ralph Nader won almost 3% of the vote for the Green Party in 2000including 100,000 votes in Florida that may have cost Al Gore the presidenc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uriosity may have killed the cat, but let's chew the cud and take a look at what investors should do with their Pfizer stock.</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 assume that if you had a bent toward being technical, you would have mentioned it and, without undue angst, chosen a major like engineering or computer science, which are known for yielding good career prospec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e younger than that and have risk factors, the test should be done soon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acebook is the life that people wish they had so its a great idea to limit or always keep in mind that it isn't real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threat might not necessarily emerge next year, he said, but even if it was only going to be a problem in three or four years' time, policy-makers could not afford to ignore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roved true, Mr. O'Rourke's theory of the case, as much as any strategic gamble in these midterms, would have the effect of reshaping his state's very political identity.</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just wish I had better memories of my mu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Ullyot told the staff member, Jonathan Towers, that Dr. Shulkin would be gone by the weekend and asked if House Republicans would advocate the secretary's removal, the Republican aid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ccording to the groups, if tonight's debate doesn't touch on climate change it will be the first presidential campaign to skip discussing global warming at a debate since 1984.</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decide to have the condition evaluated, your doctor can check for other underlying conditions - for example, allergy, nonallergic rhinitis or sinusiti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mmittee itself is likely to soon ask Judge Howell for such an order, although its position would be stronger if the Justice Department were with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gainst the backdrop of poor household finances, auto sales ticked up in July, but were likely to fall short of more optimistic forecasts of analysts that would have made the month the strongest since last Augu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asked if ILFC will seek compensation, he said: "Definitely, on a large scale." Airlines including Japan's All Nippon Airways ( 9202.T ) -- due to be the first to take delivery of the aircraft -- Australia's Qantas ( QAN.AX ), and Air India AI.UL have said they will consider seeking compensation, which could cost Boeing billions of doll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und manager's investigation also claimed Mr Haywood may have breached policies by individually signing contracts where two signatories were necessary, as well as breaching the company's gifts and entertainment policy by not asking for pre-approv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why would we expect otherwise? If you were exhausting yourself working part-time in three different places while taking care of multiple people, including an active addict, would you feel engaged by a message that asks you to start looking at your problem? Most likely, you would no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tandard &amp; Poor's rating agency warned on Wednesday that even if Prime Minister Yoshihiko Noda managed to push through an unpopular plan to double the 5 percent sales tax, it would only slow growth in debt and more tax hikes and spending cuts were needed to improve Japan's fiscal outloo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he company's stock doubles this year and I believe it will Synovus will still have a market capitalization under $5 bill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heap, foreclosed properties still account for roughly one-third of sales, but overall demand is starting to revive." JPMORGAN CHASE BANK Forecast: 4.95 million units "This would be the fourth consecutive rise and, if realized, sales would be roughly back in line with the level that prevailed from the fall of 2007 to October 2008.</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what if it turns out that the founder mutations are part of a given person's normal human genome - what are called "germline" mutations, which are present in both cancerous and noncancerous cells? Killing them could wreak havoc.</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petition noted that if the circuit courts were permitted to take their usual time to issue rulings, America would be stuck with a bogus policy for far too lo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7! Welcome to Morning Ag, where your host would be totally OK with a vacation on the South Pacific island nation of Vanuatu even if there is no imported junk food to be ha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he could subordinate her ambition to the service of her new president and her country, then she could make a fine secretary of st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articipating in community engagement activities improves beneficiaries' physical and mental health," Ms. Verma wrote, "these beneficiaries may consume fewer health care resources, thus keeping in check state costs on Medic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her wish has come tr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are saying that fear and trauma may have shocked you into silence, but in the end, you will be punished for that sile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mployers around the country could, for example, band together if they were in "the same trade, industry, line of business or profession" but had no other connections to one anoth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if she's ever considered cutting back her travel to protect her dog, she says she ca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irst, they wanted to know if they had isolated new types of stem cells - ones that could turn into any type of tissue or org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Organization for Economic Cooperation and Development argues that providing an unconditional basic income to everyone of working age would do little to combat poverty if not funded by extra taxes.</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I asked if he'd read anything this author had writt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y sister told me that if I sided with Blasey, Kevin would cancel our trip wes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But we may have had a surfeit of charisma and have been ready for some nuts-and-bolts leadership if things would go on as planned though that is no easier than waiting for a chicken to fly to a plat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backstop would not bind Britain to follow EU rules to avoid a 'chard' customs border across the island of Ireland unless the current way had been changed by means of a new trade pa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could have easily been up or down due to the Labor Department estimates of some states, so the bottom line is that the validity of this report can easily be questioned." ANDREW GRANTHAM, ECONOMIST, CIBC WORLD MARKETS ECONOMICS, TORONTO: "There was a note of caution, though, as the figures for two states (Connecticut and Illinois) had to be estim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Pompeo suggested in Hungary that the presence of Huawei could influence decisions on where to station troops overseas, noting that its adoption in wireless networks would make it "more difficult for America to be present." He followed up on Fox Business Network, saying if countries adopted Huawei technology, the United States "won't be able to share information" with them..</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EVEN if Donald Trump had not become president, Senator Jeff Flake of Arizona would probably still be facing a challenge in the Republican Senate primary in 2018.</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instance, Bill Clinton's welfare reform act (PRWORA) may have increased employment rates and income for single mothers, but the mother's utility may have decrea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ocal government liabilities amount to nearly 27 percent of China's total annual output, so if the state is forced to mop up those bad loans its deep pockets would look a bit more shallo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tock was expected to come under pressure, as holders who were former Time Warner investors might have large-cap or dividend-yield requirements that force them to unload AOL share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Dr McKeown said the financial uncertainty has made it harder to recruit new GPs to her practice, and distracted doctors from "valuable time" that should have been spent on patie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hedge fund said in August that it had given information to the US Food and Drug Administration, which regulates the devices, but that it declined to discuss it with St Jude in advance because it was not confident the group would "put patients before profits if it were approached behind closed doo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XPERT ANSWERSHow accurate are wrist blood pressure monitors? Some wrist blood pressure monitors may be accurate if used exactly as dir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RIS (Reuters) - Boeing Co ( BA.N ) ( BA.N ) said additional orders for eight C-17 cargo aircraft would extend the company's production line "well into 2011" if approved by the U.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ose tanks had exploded, perhaps thousands would have been injur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ast week he said that Turkey would send its troops into northern Iraq in pursuit of PKK terrorists, if need b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Microsoft can fix this While the cut had always been promoted as being temporary, its success should have led to a new, permanent lower pr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one person in your household has head lice, everyone who lives in your home or has prolonged exposure within the home - such as babysitters or overnight guests - should be tre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specially if you're in someone's home - a lot of private fund-raisers are held in people's homes - you tend to feel more comfortable in the environment, that may lend toward letting your guard down some,"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can't, then you or no one else has any business stating matter of fact, that vaccinations do not cause autism! What else in his short little life could have caused autis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LUTION Such a solution for Greece, if the rating agencies cooperated, could circumvent a range of difficult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bout 70 percent of content in electronic goods exported by Mexico to the United States is sourced from Asia, he said, highlighting products that would have a big slice of Chinese content even if manufactured by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re's our obligation? To shareholders? Regulators? Clients? The buy side might have assumed what they were doing was private, but who knows," he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France was far better off at the end of the second world war than Russia was, and surely the southern United States would have been far wealthier in 1900 had the Confederacy thrown in the towel at Manassas rather than having the poor judgment to w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re is no major damage to the units, it could be a matter of days before it returns." 110 YEARS AND COUNTING Richmond Mayor Gayle McLaughlin said she would seek a full investigation by Chevron and independent sour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ould be concerned that reducing the dividends could have unintended consequences for banks' willingness to be part of the Federal Reserve system," Yellen told the Senate Banking Committ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most unexplained deaths, if a personal physician attests that the deceased had an ailment that can be lethal, a justice of the peace or medical examiner usually will release the body without sending it to a medical examiner, unless officials suspect foul play or an accid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uring my Psychiatric residency, one of my supervisors, the esteemed child/family psychiatrist, Dr. Richard Chasin, introduced the idea that the longings of a baby/child were importantly a wish not to be left out (of the parental relationshi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Heller warned, "If the final product isn't improved for the state of Nevada, then I will not vote for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nsumer "may have turned the corner" and businesses could be stocking up for the holidays, but the widening trade gap will prompt some analysts to lower their estimate of third-quarter economic growth, Canally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ecause if you start thinking about who is paying for it and who is going to be supporting it, then you start looking at who is next and quite quickly you will end up looking towards France and nobody wants that to happen,"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 Pelosi has not said whether she would support the bill if it passed the Senate, and a spokeswoman declined to commen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m fortunate enough to still be able to talk about it but wish same could be said for every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behavioral interventions combined with medication is not effective, neuromodulation - typically sacral nerve stimulation (InterStim) - might be an option for some peop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even if the entire $10.5 billion BHP deal, which closed after the quarter ended, were funded with debt, leverage would only rise to around 39% of the capital structu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ough the legal move against Mr. Assange remained a mystery on Thursday, charges centering on the publication of information of public interest - even if it was obtained from Russian government hackers - would create a precedent with profound implications for press freedo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anks are anxiously awaiting the Fed's proposal to see what the central bank would have them do if their financial positions deterior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 readers will recall that FDA last November reopened a comment period to solicit input on whether it should even define natural, and if it did what the definition should b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mericans may have short memories, but they likely still recall that Republicans were just thrown out for a multitude of significant si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Brown's reluctance to back Obama in 2012 and refusal to side with Charlie Crist in last year's gubernatorial contest could have earned him some crossover support, there's a real chance it will depress base turnout when all is said and d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greement between the EU and the UK published Monday stipulated that the UK would have to put forward members of the European Parliament for election if it failed to leave the EU before May 23, so that may be the cut-off date for a brief extension, during which the prime minister would attempt to negotiate a softer de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s the economy, then we should do very well," he said in the Hannity interview, which was broadcast hours after Mr. Trump made a hastily arranged appearance on the South Lawn of the White House to claim credit for newly released data showing a 4.1 percent growth rate in the last quarter, the strongest since 2014.</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Oh how I wish we had lived in Harlem, where Pura wa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inisters said that, if asked by EU leaders on Dec 14, they were ready to work on a Franco-German proposal of a euro zone budget for greater "competitiveness and convergence" of euro zone economies that would be part of the overall European Union budg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can tell you that I will personally invite Sergio, if in fact he's the guy now calling the shots at (Chrysler), to listen to our bargaining committee and listen to the excellent reasons to invest in Canada." Lewenza said that the cost of labor by the union's members added up to a total of 7 percent of the cost of a new vehic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alker said he could live with taxing the highest earners at the current top rate of 39.6 percent if that's needed to get a tax bill enact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one of the options had been backed by a majority of MPs, then the government would have had to make it official policy, because according to the terms of the proposed amend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Microsoft to renew attempts to buy Yahoo outright, regulatory approval delays could keep a deal from closing until 2010.</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SISTANCE "The austerity plan is not perfect but it's probably the best we could have hoped for in the current political situation with resistance from inside and outside the ruling coalition, and considering they had to re-formulate everything in a week," said Chiara Corsa, an analyst with UniCredit in Mil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 oral arguments before Judge O'Connor in September, California and the other intervening states had argued that the mandate could not be unconstitutional if it was not forcing people to pay penalties anymo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Guinea, the ring method identified a total of 117 clusters of people who had lived with or visited a patient or who might have come into contact with a patient's clothes or lin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at's the case, then inflation should come down and we'd have, therefore, the ability to respond to what is both a slowdown in growth and a significant problem in financial markets,"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can't tell us whether other types of meal timing such as, for instance, skipping lunch before an afternoon workout will produce similar effects or if the acute changes seen in fat burning and gene expression after fasting will necessarily translate into lingering health improvements over 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RIS (Reuters) - Boeing Co ( BA.N ) said additional orders for eight C-17 cargo aircraft would extend the production line "well into 2011" if approved by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ethod matters since the FBI may have skirted the Fourth Amendment and the Ulbricht trial could serve as a precedent for warrantless digital seizure, warn many of the documentary's talking hea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ife-history calendar interviews were used to ascertain indicators of mental disorder that might have occurred in the gaps between assessme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lower value is reflected in each builder's tangible book value -- what a company could get if forced to hold a fire sa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be damaging if patients became distrustful of all expert adv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onger-term revenue could also be at risk if the scandal hurts Goldman's reputation in Asia-Pacific, Hawken wro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may be difficult to hold stool back if muscles at the end of the rectum are damaged during childbirth, or hemorrhoid or cancer surge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wo days later, the hackers wrote the person again, adding, "please tell me If i can help u anyhow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are in the battle for the soul of this nation," Mr. Biden said, warning that if Mr. Trump is re-elected, "He will forever and fundamentally alter the character of this nation, who we are, and I cannot stand by and watch that happ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Woodford may have lost a few shares but gained a lot of impet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might disagree on 99 percent of things," Mr. Soltz said, "but if we agree to get that one perfect thing done, we have credibility because of our work on those other issu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underlying rate of return on your savings is 5 per cent, £1,000 invested could grow to over £7,000 in 40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rgreen Precious Metals might have performed well in the past, but we have no idea whether the manager will be competent to handle a turning of the tid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n't bought insurance yet, there may be other op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 Witt, a former Air Force tech sergeant who worked with the service's counterintelligence office, would have had little or no insight into the Central Intelligence Agency's informants in Iran, official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example, if you're a postmenopausal woman that hasn't developed heart disease, preventing diabetes -- in theory -- might help you prevent future heart disease," says Fri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bviously the market would be interested to see if he gives any hints of further reductions in rates but we should remember that Bernanke had his best poker face on recently when he only mildly hinted at a rate cut and he had already approved one in conjunction with the international central banks last wee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rijuana stocks may not have had the best year in 2018, but the one thing that really stood out was the maturation of the industry as a who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ople can get new credit cards and bank accounts if those numbers are stolen, but health information is more constant, Bowen explai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problem for Hungary is that it would be drawing on a depleted labor pool even if the political language chang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left is focused on race and identity, and we go with economic nationalism, we can crush the Democrats, Mr Bannon told the American Prospect, a leftist journal, shortly before he left the White Hous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ank you so much since without your help, it would have been expensiv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n Turkey investors may have feared turmoil if Mr Erdogans proposal had been defe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jokes that if a movie was ever made of his life, he'd want David Oyelowo to play him because they're similarly buil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D.C. says that even if young people have already had sex before they get the vaccine, it can still provide some prote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ould one or more of these risks or uncertainties materialize, or should underlying assumptions prove incorrect, actual results, performance, or achievements may vary materially from those anticipated, estimated or proj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e depressed, you may be more likely to have a mental decli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ssing the tax increases necessary to pay for expanded health care will be hard if the economy remains weak, and the more so because that will also mean a bigger defic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pproved, the rule could come into effect as soon as it is published in the federal register.</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would have more seriously considered it," he said in an interview with CNBC.</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uch companies could end up paying tax on the transfers twice - first if they paid the excise tax in the United States and then at home where they are taxed now and where the new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of course, the big story, the next big piece of news, one would think, is the taper tantrum." Federal Reserve Bank of Cleveland President Sandra Pianalto said on Wednesday that the central bank would be prepared to scale back asset purchases if the labor market remains on the stronger path followed since last fa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always expect the worst and you don't have the worst then your frame of mind will be more positive," May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said talks have been going on for months, but if a deal is reached it will probably take months long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think a higher price can be achieved if some of the assets were sold piecemeal before a private equity buyout was considered," Spring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st Virginia says it would pull the plug if any issues emerged, although officials are confident it's saf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stock would obviously have been much better today if it had done better on pain (the primary end point) and on the news the stock sold off from $6 down to about $5.20.</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dopted, the proposed rules on delegation will apply three months after the draft regulations become la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final phase of clinical trials confirms the improvements shown in earlier patients, the RPE65 product could be approved and launched in 2017.</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owever, Dr. Donahue stresses that had the child's symptoms not been followed up with further evaluation, including red-reflex testing, the outcome might have been far less favorab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could change, of course, if Ms. Warren were to ascend to the Democratic nomination and went head-to-head with Mr. Trump while coming under intense scrutiny across the political spectru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assed, it would call on the government to extend Article 50 if there wasn't an approved Brexit deal by the end of Febru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orse, the applications that are developed for these superfast fiber networks and the businesses that are built on top of them, and all the jobs that will come with them, most likely won't be located in the US if such networks aren't widely available here, Crawford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d any losses on stock sales, you can use them to reduce your capital gains.</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In the past I've apologized for things I shouldn't have had to apologize for but he's my brother so I thought I needed him in my life because I cherish fami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Darroch added that he was confident that Sky would continue to grow, even if Britain dipped into recession.</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But "we wouldn't be standing here", Mr Katyal said, if these comments were the only indication of what spurred the president to sign the travel b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ferring to Tuesday's vote, investor interest group PIRC warned: "If combined oppose votes and abstentions get close to 20 percent then James Murdoch will struggle to claim the support of shareholders." News Corp had to withdraw its $12 billion offer in July following revelations that people working for a News Corp weekend tabloid, the News of the World, had hacked into the phones of celebrities and murder victims to secure stor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Affordable Care Act is repealed, coverage of birth control with no co-payment is one of many benefits that Americans could lo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thank Dick Bove for his contributions to Ladenburg and wish him the best in his future endeavors," Bloom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hief Financial Officer Mike Cavanagh said the bank could boost its annual per-share dividend to around 75 cents or $1 early next year "if we're lucky." The bank cut the annual dividend to 20 cents a share from $1.52 in Febru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is suspicions proved true, Dr. Chapman said, "Then they will be named and shamed, and they will be excluded from our meetings forever - and from publication in transplantation journa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seeks to sell branches, one of the sources said Deutsche could tap the likes of ING ING.AS and Mediobanca's (MDBI.MI) retail arm Che Banca, which Reuters has reported have expressed an interest in Barclays' netwo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of those professors, Jonathan Gruber of the Massachusetts Institute of Technology - who you might have heard of because of Obamacare - further suggested in an interview with the WSJ that a first-time homebuyer credit or a deduction capped at an area's median house price would be a better way to g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patient won't take his medicine for Crohn's disease, and it's not a matter of affordability, then I need to reassess whether I want continue serving as his gastroenterologi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as fully expected that if Republicans lost the majority in November, he would be gone.</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Too bad I didn't have a copy of her thesis on me, I'm sure she would have signed it had I asked."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go to DC with the Democrats we have, not the ones we wish we ha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resident originally mused that Mr. Kashoggi might have been murdered by "rogue killers," though on Thursday he expressed confidence in intelligence reports that suggested high-level Saudi involvement and said that "this is bad, bad stuff, and the consequences should be sev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looked at basic science and asked if there was any indication of how thimerosal could cause autism," McCormick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o be sure, it is unlikely that Beijing, Tokyo and other overseas central banks would dump Treasuries altogether, if at all, analysts and investor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said that even if Shell's activities this year were limited to top-hole drilling, that would be an important accomplish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ed Chairman Ben Bernanke, speaking in New York, warned that the economy was facing a "significant threat" from credit-market turmoil and said a recovery would not be swift even if aggressive government measures stabilized marke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no deal is reached, Athens would not receive the fresh funds from its 'troika' of international lenders - the European Commission, European Central Bank and International Monetary Fund - to meet debt payments in March, the two leaders war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 this point if Venezuela were to cut exports completely, (the United States) would be more likely to draw into that stock and relieve oil price pressure," said James Crandell of Lehman Broth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people doing the wrong thing and they're not being overseen, they haven't been trained, no remedial action, it will have consequences for compens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pecifically, this press release contains forward-looking statements relating to but not limited to: our business strategies, plans and objectives; that current oil prices will have a very positive impact on our adjusted funds flow; that we will strengthen our balance sheet in 2019; the trend for our production volumes; our expected Q1/2019 capital expenditures; that 80% of our capital spending will be directed to high operating netback assets in the Eagle Ford and Viking; our forecast adjusted funds flow, debt repayment, production and net debt to EBITDA ratio for 2019; that 90% of our production is the Viking and Duvernay is light oil; that 2018 repositioned us to have strong free cash flow; our Eagle Ford assets, including our assessment that: it is a premier oil resource play, generates strong operating netbacks and free cash flow and has a significant development inventory; that our extended reach horizontal wells are economic; that our Peace River assets generate some of the strongest capital efficiencies in the oil and gas industry; that we continue to prudently advance the delineation of our East Duvernay Shale assets; that we expect to request an extension to our credit facilities in 2019; our ability to partially reduce the volatility in our adjusted funds flow by utilizing financial derivative contracts for commodity prices, foreign exchange rates and interest rates; the percentage of our net crude oil and natural gas exposure that is hedged for 2019 and the amount and percentage of heavy oil production we expect to delivery by crude by rail and the percentage of crude by rail deliveries that do not have WCS exposure; the expected impact of improved pricing on our adjusted funds flow; that deleveraging remains a priority and our planned uses for adjusted funds flow in 2019; for the Eagle Ford and Viking in Q1/2019: the percentage of our capital spending directed to the assets and the number of drilling rigs and frac crews on our lands; the number of wells to be drilled in the Viking in 2019; the number of wells to be brought on production in the Eagle Ford in 2019; that we will execute a small heavy oil program in the first half of 2019 that could move higher if prices and egress improve; for the East Duvernay Shale in 2019: that we will continue to prudently advance its evaluation, that we will drill four wells in Q1/2019 that if successful will delineate 100 to 125 sections of land; our 2019 production, capital expenditure guidance, adjusted funds flow, adjusted funds flow per share and operating netback guidance; our expected royalty rate and operating, transportation, general and administration and interest expenses for 2019; our expected leasing expenditures and asset retirement obligation spending for 2019; the sensitivity of our 2019 Adjusted Funds Flow to changes in WTI, WCS, MSW and NYMEX prices and the C$/US$ exchange rate; our reserves life index; the net present value before income taxes of the future net revenue attributable to our reserves; forecast prices for petroleum and natural gas; forecast inflation and exchange rates; future development costs; the value of our undeveloped land holdings and our estimated net asset val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rom there the Spanish government will take the decisions it has to take in terms of recapitalizing the institutions." Asked if Spain was preparing a request for EU aid, he said: "We are not preparing anyth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this finding should be taken only as suggestive, since suspect resistance was not measured in a robust manner and a number of circumstances could have contributed to this finding.</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it were, the parents would be expecting the cash to be repaid - with some intere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even if Russia did manage to sneak a virus onto some of these machines, it would need to remain hidden during routine logic and accuracy tests, conducted before the election, which ensure that the devices tabulated totals equal the sum of the individual votes entered on th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rump said he had told Xi that Beijing would get a better trade deal if it worked to rein in North Korea, a statement Ross later rowed back on, saying the president did not intend to trad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cale of the technology and infrastructure that must be built is unprecedented." Facebook had previously been expected to raise $10 billion in what would have been the fourth-largest IPO in U.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defense also argued that the size of the tissue sent to pathology, if taken directly from the terminal ileum, would have resulted in symptoms of a bowel perforation almost immediately following the procedure, and not a day la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will be hard if you have been encouraged to be "needy," and had too much done for you.</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though this study provides evidence that very young children may be distracted from play by background TV, it is not clear whether this would have any impact on the child's develop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McCain wins the White House, he could solidify the conservative majority for a generation; if Mr Obama wins, he will at least be able to hold the present wavering li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th respect to the transaction with Airbus specifically, certain factors that could cause actual results to differ materially from those anticipated in the forward-looking statements include, but are not limited to: reliance on our analyses and business case including estimated cash flows and revenues over the expected life of the program and thereafter; the occurrence of an event, change or other development having an adverse effect on Airbus' scale and reach, sales, marketing or support networks, supply chain, operations, or customer relationships; the failure by either party to satisfy and perform its obligations pursuant to the transaction agreement and future commercial agreements and/or significant inefficiencies or other issues arising in connection therewith; the failure to realize, in the timeframe anticipated or at all, the anticipated benefits and synergies of the transaction; risks associated with our ability to continue with our funding plan of CSALP and to fund, if required, the cash shortfalls; inadequacy of cash planning and management and project funding; and reliance on our assessment of anticipated growth drivers and sector tren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was the result of a real estate practice known as "blockbusting." Normally, black families were dissuaded from entering a white community, and a realtor who sold to a black family in such a neighborhood could have his or her license revoked by the state commiss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issan's Chief Operating Officer Toshiyuki Shiga said in the southwestern Chinese city of Chengdu that Japanese car manufacturers were having difficulty in holding big, outdoor sales promotion campaigns, which may have hurt August sal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hacker was to intercept [wireless] traffic between the dosage tracker and [the] communications network, they could make the device relay lethal dosages of medication to a patient," says Mr Boce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ophisticated genetic testing were to become more common, it could herald an era of hundreds of ultra-targeted drugs developed for specific mutations that drive canc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are willing to look past short term aberrations in the market, the outlook for commodities and stocks over the next 12 to 18 month period is very buoyant." "They are speaking to investor groups and it would appear they've had enough interest to be confident they can get the float away at a reasonable price and have a reasonable secondary mark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think the company's stock is so cheap that it could have meaningful upside if these fears prove to be overblow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reover, based on the current market prices and the current hedges the company holds, it may have recorded additional gains in the second quarter, which may have further expanded its quarterly reven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 periods have been regular, but you've had a history of ovarian problems, such as ovarian cysts, that might warrant a closer loo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plan might pay for opioids to control pain but not recovery if a patient became addi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Ryan insists on the deep spending cuts next year, it could set the stage for more battles with Obama this summer on the expenditure bills that will emerge from the Hou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ve been following tech or mobile health news this week, you might have stumbled across AIRO, a Canadian startup that says it can use sensors to monitor caloric intak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et if Ms. McMahon's career has often paralleled Mr. Trump's - big swings, many misses, huge ratings - it is a sign of the times that a professional wrestling magnate can feel like the cabinet's least conspicuous membe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lso at the news conference on Friday, a former president of the society, said that a paper delivered at the Thursday meeting may have violated the society's rules that no organs from executed prisoners be used in research even if they made a device that could remove organs without any kind of surgery, painlessly and covert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eyond Mr. Pittenger, some Republicans had privately speculated that former Gov. Pat McCrory, who lives in the district, could run for the seat if there was a new prim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lcome to Tuesday morning eHealth where we wish a speedy recovery to health IT mogul and devoted reader Brian Ahier who announced on Twitter over the weekend he is recovering from a "cardiac event." Get well soon, Bri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nsidering the impact that devastating wildfires in the heart of Alberta's oil sands region had on production, it wouldn't have been surprising if Enbridge Energy Partners (NYSE:EEP) took a big h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urt also ruled an online market provider could be liable if it had enough information to judge an offer was unlawful and failed to prevent buyers from accessing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not ratified we will consider all other alternatives," Chief Technology Officer John Tracy told a news briefing with suppliers, adding that included putting 777X wings in Japan.</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we made decisions based on the crazy things that have been said by members of Congress, there likely wouldn't be many campaigns we could contribute to," said Jimi Grande, senior vice president of federal and political affairs at the National Association of Mutual Insurance Compan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mer federal prosecutor Patrick Cotter said McCabe would still be bound by confidentiality rules and can't share anything about grand jury testimony that he may have glea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Hewitt asked if that meant there would be no proposal for a stimulus during the first nine months of the new administration, Priebus evaded the question, saying: "I would love to not get into the details with you.</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ter King (R-N.Y.), the ranking member of the House Homeland Security Committee, said that a car bomb found Saturday night in Times Square might have been the work of Islamic extremists who were upset over an episode of the Comedy Central series that attempted to depict the prophet Muhamma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don't want to make news, but um, we'll see if they can get this done by May 17 and get us the paper to Congress, which then we could have this vote in Decemb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imitations of this study include inability to separate the risks arising from febrile viral illness or influenza from the potential risk for antiviral therapy, inability to confirm that all patients completed outpatient therapy, and inability to rule out the possibility that some women could have received antiviral treatment before knowing they were pregnant.</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Saab could have been the Swedish Audi if it had been taken on in the right way 20 years ago.</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ose people had faith in us," Kolhmann said, "they wouldn't be running from Syr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arket expectations for an economic recovery are not fully realized, current price levels could face increasing pressure." OPEC, which pumps more than a third of the world's oil, said world oil demand will fall 1.65 million bpd in 2009 before rising by 500,000 bpd in 2010 as economic growth retur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mplemented, the reforms will reduce this spread of risk and the relative independence enjoyed by the AP fun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flation can go to 3 percent, if the Fed thinks this is temporary," said Gundlach, who agreed Yellen was striking a chord similar to Summer's "secular stagnation" thesi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izza chain has attracted some takeover interest from other companies and private equity firms following Schnatter's departure, and the banks will assist the company if there is an acquisition offer to consider in the future, one of the sources ad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tax bill) were to pass, we think the gold price would fall lower," said Rob Haworth, senior investment strategist for U.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ere France to fulfil its current potential, GDP would be 2.7% higher than at present, but still 7.5% below what would have been possible were it not for the crisi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can get some labor unions on board, Democrats on board, mainstream Republicans on board, I think you can get big numbers," Mr. Lighthizer said in Montreal in Janu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C: If you were in employer-sponsored insurance, the estimate from the Department of Health and Human Services is that your premiums would increase by just under one percent, by 0-point-seven percent next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erguson, who would be the Fed's first black chairman if chosen, also has White House t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Vice President Mike Pence, who would cast any tie-breaking vote, if needed, urged the U.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 do think she would have done better to have either made an effort to check her comprehension, or pass me on to another therapist when she found she couldn't follow 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re's a big blue wave, Florida will be among the places to feel it, and Democrats in close races there will ride it to victo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ther readers might have noticed that pharmaceuticals are very expensive compared to other countries, and that the odd rogue representative from that industry is starting to suggest that the industry might think about how to moderate those cos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don't get enough sleep, even a simple task can take more mental effort than it would otherwi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can't go short in these kind of environments if there is a substantial risk of bond purchases," James Nixon, chief European economist at Societe General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division is able to prove what they say they can, then this looks like a very hard case for the parties to win." A second expert agreed, but cautioned: "AB is going to have argume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ntil our operational problems are corrected, buy-backs and other transactions that might have looked appropriate earlier need to take a back seat," Icahn said in the letter dated April 12 that was disclosed in a filing with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 knee joint is affected by arthritis, torn cartilage or other irritation within the joint, it may make too much synovial fluid - a condition sometimes known as water on the kn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helps sell a home, then it certainly is a success,"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th the Dow back above the 11,000 mark for the time being, but the threat of a double-dip recession still palpable, it would do investors well to consider the effect a renewed downturn might have on our portfolio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Nathanson keeps working till 63, his pension will rise to 2.4% of his final salary, multiplied by what would by then be 26 years of service; even assuming no wage increase, that would be almost $50,000 a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resident publicly encouraged Russian operatives to infiltrate Mrs. Clinton's emails during the 2016 campaign, saying they would "probably be rewarded mightily by our press" if they uncovered the messag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ast year, he declared there would be "holy hell to pay" if the president fired Mr. Sessions; now he says Mr. Sessions "needs to go." In March, he publicly warned Mr. Trump that firing the independent counsel, Robert 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fter she won the June 8 primary, Angle gave her actual website a well-publicized facelift and re-worded many of her positions on issues including Social Security and Second Amendment rights - statements that as written might have aided Angle in the primary, but would likely be a liability in the general ele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regard to recent health issues, we wish Scott all the best for a fast and full recovery," Splunk Chief Executive Godfrey Sullivan said in a stat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usan Collins (R-Maine), who consistently opposed GOP proposals to roll back Obamacare, has the following wish list for that measure: "I do not believe that the top rate should be lowered for individuals who are making more than $1 million a year," Collins told Bloomber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yperglycemia - or high blood sugar - can lead to complications in the organs if sustained over 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15,000 average could have been based on a bunch of really bad, train wreck patients who were in a bad motor vehicle accident and intensive care for a mon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mong more moderate Republicans, so far only Susan Collins of Maine has said she would block the bill if asked to vote on it in its current for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were days when the hospital might have viewed a home health agency as a competito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rump would have not threatened to withdraw the United States from the accord between Tehran and six world powers, signed in 2015 before he took office, unless Congress and European allies hadn't help 'fix' it with a follow-up pa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obody thought this was going to happen, and if it did, it would be years or decades, frankly," Mr. Trump said at the White House shortly after they were relea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ccording to the filing, Mueller's office also says Manafort "conceded" that he may have discussed a Ukraine peace plan with Kilimnik on more than one occasion, and that Manafort "acknowledged" that he and Kilimnik met when both men traveled to Madr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he'd been willing to offer something close to my asking price, I would have sold way too soon," says Allen in the boo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mong long-term reforms health care and energy were meant to be pursued on parallel tracks, but now it looked as it health care reform would have primacy in the first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conomists say that quotas, if mismanaged, can quickly lead to shortages, rationing and other logistical problem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t's no comfort if you don't have a job to say "well, it could have been worse." It could have been much worse if we had elected a Republican presid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d like, you can st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had a bag of necklaces that I no longer wear, and offered her the bag, saying that if she liked and wanted one, she could have i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at tax could have kicked in if they had listed in Britain instea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wondered if there was a genetic inability to break down the drug, essentially causing an overdose in kids who couldn't metabolize it," he recal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Mr. Henry initially said that all administrative fees are passed along to Medicare plans, he later said he misspoke and that he should have said the "vast majority" of such fees were passed along to Medicare pl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bottom line is that if a heart attack is being managed properly using drugs then there appears to be no survival benefit for (surgery) unless you are talking about specific subgroups of patients," researcher Therese 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ext week, the Ministry of Finance will decide if the number of funds that offer alternatives to AP7 should be restri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kids may have had more practice being away from home when growing up while others never went to overnight camp or anything like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an could boost Walmart's position in China if he taps those who have local expertise, some analyst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Key findings by the autos task force follow: GENERAL MOTORS The conclusion: GM's plan would not provide viability over the long term even if the economy improv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hris Kostas, analyst at Energy Security Analysis Inc in Boston, said growing oil demand from developing countries like China and India could keep crude prices rising even if the United States succeeded in cutting oil impor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mpany also said that if the AP is the only available source for a report considered vital, it will use that AP covera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dentifies the bacteria if it can or counts the bacteria and then does an antibiotic sensitivity test on them within an hou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alysts said that while Sirius Chief Executive Mel Karmazin had boasted that the company would meet its debt obligations, the tight credit market may have made that task more difficult as the payment date draws n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may be on the cusp of that debate being concluded if things do go ahead in December, which your speech seemed to suggest you thought was a reasonable ca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ight now, if a patient asked me about taking arginine, I would have no [qualms] with it," he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allows your doctor to see if the cancer has spread beyond the prostate and will help your doctor recommend which treatment options are best for you.</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ental health providers: Finding one for your needs If you've never seen a mental health provider, you likely don't know what to expect, and you may not know how to find one who suits your specific nee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ports from several districts suggested that rising home prices and mortgage interest rates may have spurred a pickup in recent market activity, as many 'fence sitters' were prompted to commit to purchases," the report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at happens in this exercise is that in creating and expanding the pathway for good, the neurons in the brain that you might have depended upon for negativity may lose some of their drawing pow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otentially it [Brexit] could be an advantage if it created problems for our competitors," he add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ealth System Reform, 17 percent of Americans eligible for an Affordable Care Act plan may have only one insurer to choose next year so it would be bad if a disaster happened and they suddenly gained a slough of alien illness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re is one point where it became starkly clear that Brazil had reached cruising altitude as a democracy, it would've been the election of Luiz Inácio da Silva, commonly known as Lula, in 2002.</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would reduce to £1,381 if you switched to the Nationwide product, saving you around £9,300 in interest over two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EG's actual results, performance or achievement could differ materially from those expressed in, or implied by, these FOFI, or if any of them do so, what benefits MEG will derive therefro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some people with coverage gaps might have ultimately gained coverage through an employer or Medicaid, the estimate suggests the size of the population that would face a surcharge in a given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health department hates it because if you find something, then you have to do something about it, and there's hardly anything that you can do about it, and what you can do about it will be difficul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rosecutors concluded that Mr. Cohen's information was truthful and valuable, they could ask the judge who sentenced him to reduce his prison ter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22! Welcome to Morning Trade, where your host wants to wish a happy shutdown Monday to all the federal workers out there who had to stay home this morn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think absolutely nothing of (the idea) that if Greece does not meet the conditions then suddenly Austrian taxpayers are asked for more money,"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ernanke described the printing of money for the purposes of funding government spending, much like MMT.If the Fed were to try to set QE apart from MMT, it might state that security purchases are different from government spend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how people with pre-existing medical conditions would purchase insurance if the health law and the mandate were eliminated, Mr. Trump said, "I like the mand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ople with more minor ones could face high prices if they wanted covera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generated vast amounts of electrons in the lower atmosphere and set off events that may have led to bipedal hominins such as Homo habilis, dubbed "handy man." The paper's authors assert that atmospheric ionization may have set off a rise in cloud-to-ground lightning strikes, which in turn set off forest fir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reasury prices could decline if ADP shows more job gains than expected, as it would add to unease about potential infl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of the offerings featured can be finished in just three years of full-time study; however, students could have over seven years to complete their work if nee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arlier this year, while natural gas prices were notching fresh 10-year lows, the competitive advantage of CONSOL's hybrid product mix may have been harder to spo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fter seeing stocks drop more than 50% in just over a year and a half, you may have thought it would take forever to see your retirement accounts get back to their former high leve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know they will say whatever they think their torturers want them to say if they believe it will stop their suffer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envoy, David MacNaughton, said that even if NAFTA were torn up, the two nations would be bound by the terms of the 1987 Canada-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sist above all else? But if Democrats were to seize control of one or both chambers of Congress - most polls currently show the party gaining at least a slim majority in the House - they might do everything possible to block a de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can wish all you want, but if you can't afford it, it's an hallucination," he said, noting that top defense officials had already canceled some weapons programs such as a new destroyer that had seen costs spiral out of contro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S&amp;P 500 pushes above 1,376, that could suggest further gains ahead, while holding at or below that level could indicate more selling,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e added that Esma was "very aware" that asset managers were "particularly concerned" about the co-operation arrangements that must be in place between national regulators if portfolio management or risk management functions are delegated to an entity in a third count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can get complicated, but the general idea is to see what the tax situation would have looked like if the two spouses had each filed separate retur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imilarly, if people have enrolled in a marketplace plan and then discovered that it doesn't include doctors, hospitals or other providers they need, they may switch to another plan at the same metal level offered by the same insurer, according to the federal rul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American drug prices to fall, or coverage of prescription drugs to retrench, the drug market would shrink and some of those investments would not be ma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worth noting that the drugs that people were asked about when they were 30 included a bigger range than those at the 16-year survey, and that because they were asked only twice about drug use we do not know how use may have changed between the ages of 16 and 30 in those who were us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is is the case, he said, progress may sta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alysts said UnitedHealth's withdrawal from the system could have a knock-on effect because the exchanges rely on a critical mass of insurers: if one insurer walks away, it pushes up the risks for other companies, who could react by raising prices for consum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if we can get that off the table, that would be an achievement -- but we'll s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must be recognized, however, that the fact that stocks prices follow futures prices chronologically does not demonstrate what may have triggered the price movement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But they would not get serious about cleaning up their platforms, provided that the majority of consumers had not demanded it," she told the gradua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re's his dispatch from the front lines: "So what will happen if automatic spending cuts, known as sequestration, begin taking effect next year? 'MacDill Air Force Base is toast if this goes through,' S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 Sanders said that the security office - which she repeatedly noted was staffed by "career officials," who would not have been appointed by Mr. Trump - had not yet made a final determination on whether Mr. Porter should receive his security clearance at the time of The Mail's artic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year may have just begun, but before you know it, the first Health 2.0 conference will be just around the corner! The Health 2.0 Spring Fling conference takes place in San Diego on March 21-22, 2011.</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Tashi Rabten, a Tibetan physician in Nyack, N.Y., said that the overall effect could be positive, regardless of which country filed the application, but only if the Unesco designation clearly recognized that the tradition belonged to Tibetans - and no one el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so if we want to talk about how the Republican Party might someday recover from the hostile takeover that it's just experienced, the only thing I can imagine that would work is for the reward system to chan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x and I agreed that we would try to find out if his idea had been implemen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 present, medicines authorised through the European Medicines Agency can be sold throughout the EU, including the UK, even if the initial assessment has been carried out in another member st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ap water is acceptable if it's been passed through a filter with a pore size of 1 micron or smaller, or if it's been boiled for several minutes and then left to cool until it's lukewar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onetary easing is automatically defined as currency manipulation, what can Japan do? If Trump doesn't want a strong dollar, the Federal Reserve would have to hold off on hiking interest ra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rticipants self-reported being from six different continents, but the majority of survey respondents were from Europe and North America, which may have influenced the findings from an ethnomusicology perspect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iplomats and market analysts say Greece seems sure to get the aid tranche, if only to buy time for European governments to recapitalize banks and strengthen the euro zone's rescue fund to cope with a probable default, perhaps early next yea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Home Depot's story had been limited to just market-thumping sales growth, the stock likely wouldn't have soared 270% higher in the last five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the lieutenant governor holds an essentially ceremonial position, Mr. Williams has vowed, if elected, to do what he can to add to that pressu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ay fell, selection of a new party leader could delay already tight Brexit negoti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if your Medicare-covered hospital procedure involved dental structures in some way, important related dental care would be cover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icture Andropov is painting in early December is that if Amin did a flip, it would totally change the geopolitical balance in South Asia," Mr. Blanto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Cohn had warned last week that he might resign if Mr. Trump followed through with the tariffs, which Mr. Cohn had lobbied against internal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might have seen that as a positive indicator that monetary policy from the Federal Reserve might remain looser for longer, but a rise in average wages and hours worked led many to believe that the Fed is on track to hike rates as early as Decemb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urther judicial hearings in February will determine if the stays should be lift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LLINOIS Republicans should have paid closer attention to the state's third district, a Democratic fiefdom that includes a part of Chicago and its southwestern suburb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US team should be comprised of skilled mid-level negotiators, who would have more freedom than top-ranking colleagues to problem-solve creative approaches to the crisis and who would draw less public attention in the case that impasse resul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Giegold agrees: "If Esma has found risks to investor protection, it should respond with a public warn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de Villepin said this week that he would be ready to testify if ask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borrowed money for college privately, you may not have many options for repaying that deb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several years people would have thought a vaccine is impossible but now we've had several that show effectiveness in animals," said Dr. Stephen Morse, professor of epidemiology, Columbia Univers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Kids can grow and adapt and get jobs of their own and borrow to go to college if they mu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eople are infected, they should seek care from their physician," says Dr. Rizz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otulism can be treated with a substance that counteracts the toxin if it is diagnosed ear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oo many students aren't repaying, then that program could lose its ability to enroll students with federal financial 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banks get the money and stuff it under the mattress, we may have helped CEOs sleep better at night but we have done nothing to stimulate Main Street." FDIC'S BAIR ON POSSIBLE LOAN GUARANTEE PROGRAM: "Loan guarantees could be used as an incentive for servicers to modify lo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Estonia, the IMF backed Estonia's currency peg, but said it should aim to adopt the euro as quickly as possible, while Lithuania's prime minister said the litas would not stray from its peg, even if budget cuts were nee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cannot effectively protect honest businesses and promote fair competition if there are no consequences for violating the law," Mr. Chopra said in his dissenting opin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had phones in all segments so that if people were trading up or down we had products they could chose," he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psychological injuries were frequently compounded by the knowledge the event could have been avoided if the driver who hit them had not made the decision to drink and dr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al test for this theory will come next month, when we will see what impact, if any, the recent increase in rates have had on home buy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Republicans were to regain both the House of Representatives and the Senate this November, nobody thinks they will come close to holding enough seats to override a presidential vet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venue may have inched just 3% higher to $161.9 million, but it did so as sales and marketing expenses were nearly slashed in hal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easures were priorities for religious conservatives, and could either prompt a Supreme Court case or pave the way for outright bans if the court were to overturn Roe v. Wa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may invest less in education if they think employers are biased too.</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 river weren't up, McFall explains," she writes, "we'd see man tracks just a few feet away, in the same strata of rock as the dinosaur tracks." While this might be a local idiosyncrasy, Glen Rose being one of the few towns touting physical proof of the failure of the theory of evolution, it parallels the argument behind intelligent desig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ew said he believed the yuan was "still undervalued." But he sidestepped a question from Senator Sherrod Brown, an Ohio Democrat, on whether the United States should slap anti-subsidy duties on goods from countries with undervalued currencies as a Senate bill passed in 2011 would have don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Regulators should have acted soon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may be a degree of 'catch up' with foreign flows into India retail possibly starting to match, if not exceed, those into China as development picks up pace," he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t would help if there were an imposing Democrat to block the pendulu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om Watson, the parliamentarian who has most doggedly pursued the scandal, told Sky News it could be months if not years before the full picture of what had happened at the newspaper emerg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can buy like two or three apartments with 250,000 but if I spend the same amount of money in Beijing I can only buy one apartment in a generally nice location of 30 square met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it doesn't - he shouldn't have been put in jail." A commutation would free Mr. Blagojevich, who has served six years in prison, without reversing the convi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uggesting in the closing days of a campaign that you can do this by executive order - if you think that this is helping in Florida and California districts, it's not helping," said Representative Ryan 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someone spends his entire life in the house he grew up in, his family may eventually need public help to make ends me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International Monetary Fund projected last week that the currently announced tariffs would reduce global economic output by $430 billion, or half a percent, in 2020, if they remained in place and shook investor confide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data changes and inflation moves up, or inflation expectations move up, or we see either the headline unemployment rate drop quickly or we have some confidence that the slack in the labor market has been used up, that would then suggest to me, okay now it's time to get going," Kashkari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is would make more sense if Sessions had declared that leeches have been used for centuries, and he didn't think anyone should suggest we should stop bleeding patients to address illn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times a signal might make money for a few days or weeks, and when it disappears or even leads to losses it can be hard to be certain whether it was arbitraged away by other traders, or if it was spurious from the sta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hope is that if you switch off the sphingosine kinase process, then you also switch off the whole process and that the cancer cell cannot proceed," Graham Kelly, PhD, tells WebM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are dealing with hair loss, whether you think it is related to stress or not, keep in mind that there are many variations of hair loss, and many medical diagnoses that can lead to hair lo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cConnell is moving on without them, and the result will be the first Iran roll call since the nuclear negotiations started, even if it will fai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ritics say that medical care will deteriorate if damages are capp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not clear what, if anything, Smith may have done to support ISIS while she was th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may have followed rules when they were novices, but they moved beyond rule-following as they became exper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a deal had been reached afterward, the acquisition would signify the first major move by S&amp;N's chief executive Namal Nawana since he took up the post less than a year ag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ay Culverhouse, the former president of the Tampa Bay Buccaneers who helps retired players in need, said she would have no qualm if the alumni association recommended several assisted living facilities to its memb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fter two decades, I would not know the woman who lives next door to me if I met her face to fa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m getting calls from people, wanting to know if this could happen again, if I can give them proof that the banks I'm dealing with are okay and that their money is safe," said one broker on the floor of the Chicago Board of Trade (CBOT) on Thursday, who asked not to be identifi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ad the situation escalated further, far reaching consequences for the eurozone as a whole could not have been exclu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rriage is no guarantee of happiness, and frenzied parents may roll their eyes at passages like this: "If I went home and got pregnant, an entire infrastructure would materialize around my lif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y the end of the month, we should know if the Supreme Court will take the case (requiring the votes of four justices) and whether it will give the green light to the ban in the meantime (requiring five vo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far as the market is concerned, you couldn't have scripted it any better," said JJ Kinahan, chief market strategist at TD Ameritra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e moving towards the EU, investors would have more confidence that their investments would not only make money but be safe in a situation where there might be legal disputes." The Western diplomat cited an Austrian distributor for a fast-food chain looking to set up in the ex-Yugoslav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interest may be paid in common shares of the Company, if certain conditions described within the Note are m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takeover of Shire is consummated at current valuations, it would rank as one of the largest the pharmaceutical sector has ever seen, trailing Pfizer's $112bn takeover of Warner Lambert in 2000, data from Dealogic show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Anthem-Cigna deal is consummated soon, it would mean that the "big five" health insurers, with 134m customers and combined annual revenues of $346bn, would have agreed to become a "big three" in a matter of week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Dr. Korovin's case, her attorney's statement notes that she "maintains privileges at one of the city's most prestigious hospitals." Her prominence in Manhattan may have led to an assumption that her credentials at Yorkville Endoscopy were in order, although it is the responsibility of each facility and its medical director to make su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 column for CNN last year, he wrote that Mr. Mueller would be going too far if he examined the Trump family's finan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 got $5MM-$10MM now and the balance in pieces over a 3 month time frame, I can probably stave off disaster." Within a year, Tagliaferri's assets under management had fallen to $9 million, the SEC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cConnell and Barack Obama agreed that if they worked together, they could accomplish big things for the count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he added that if Mr. Trump did succeed, he would most likely regret doing so..</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nd the idea that I'm not really sure if the whole world were vegan, we wouldn't have our own set of proble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mpany's subsidiaries have had sustained tax losses, which will expire within five years if not utilized in the case of PRC subsidiaries (ten years for HNTEs with effect from January 1, 2018), and which will not be utilized in the case of Hong Kong subsidiaries as they do not generate taxable profi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have a very strong sense that precisely what you were saying is what may have been going on for him: paradoxically using the shame as a way to stay trapped and not really DO.</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EU authorities have commissioned a second "no creditor worse off" report to assess whether bondholders would have fared any better if Popular had not been rescued, but it is still yet to be released a year la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ny feel the worst may have passed, howev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re has been fraud, then of course we will act," Ros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ccording to Ramsey, Orkambi has helped patients no matter how far their disease had worsened, or "progressed." "If you had asked me 10 years ago if a miracle drug could help patients with scar tissue, I would have said n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were taught that boys but not girls sleep naked, then you might indeed be a woman while asleep; if you were taught that men but not women drink their coffee black, then you might indeed be a man while drinking coff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ignore the management of biometric abnormalities you may have such as blood pressure, glucose, BMI, you could spend as much as $900 more for your insurance next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of the most valuable lessons you can learn if you are someone who just moves and operates with a fast approach, is that sometimes slowing down - deliberately slowing down - opens your eyes to things you might have mis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ueller III, if only in denying the president more ammunition for his campaign to discredit Mr. Muell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s a total of 34 EVs, so if all these states were to join, the compact would grow from 172 to 206 EV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may be possible that Britain will shift its position in the days ahead if it discovers that isolation really is not a viable course of action, diplomat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ambulance is staffed by paramedics rather than emergency medical technicians, that will result in a higher charge - even if the patient didn't need paramedic-level servi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at would happen if China tried to sell a large share of its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ave confidence that you can understand what they are saying and, if not, you'll keep on asking questions until you do,"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opposition Social Democrats must vote with the ruling coalition if the treaty is to pass: they have sent mixed signal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No cases of domestic Zika had been discovered so far in any state, but hypothetically, supposing that a state already developed homegrown Zika, that state'd be Florida, the state with the largest number of imported Zika cases in the continental United States - 74 reported at last cou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f all the things I'm proud of in my time in government and public service, the achievement of which I will probably be most proud in years to come is the example that I might have set both to aspiring youngsters and for employ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ate last year, customers at two McDonald's restaurants in Detroit were urged to seek medical attention because they may have consumed food or drink prepared by employees diagnosed with hepatitis 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ngress must raise the borrowing cap, and Carney's comments dismissed the possibility that President Barack Obama could have a constitutional option to get around Congress if lawmakers failed to do so.</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Lewis: I don't know if the thought there was like, "By not allowing third-party apps on there, we'll insulate ourselves," but I don't know why they would have done tha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eyond that, any potential willingness Democrats might have had to work with Trump went up in a cloud of tear gas at the border this week.</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However, I would not be surprised if it did have a similar effect on memory in everyday life," Arshamian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I contacted the lead researcher of the study, J Robin Moon, a sociologist now working on health systems in the Bronx, a poor borough of New York City, she said her statistical analysis might reflect "reverse causality": in other words, people may have been forced to retire because they already had cardiovascular disease, not the other way arou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of the people reading this may have had similar accusations leveled at them, particularly former special needs kids and those who have been abu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ot easy! Perhaps just let OCare crash &amp;amp; burn!" Mr. Trump wrote, reiterating his assertion that the Affordable Care Act would be doomed if Congress did not come to its resc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et all eight of those justices would surely bristle if you referred to them as "Democratic" or "Republican" judg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 was right, on December 10th the last chance of dousing the flames may have been mis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ediation session had been on a magistrate judge's calendar for Monday morning, but the meeting - which is not open to the public - could have been arranged at an undisclosed location, such as a law firm offic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uto savior: Obama also, early in the speech, tooted his own horn on the 2009 auto industry bailouts, saying Detroit's automakers wouldn't have survived without government intervention: "On the day I took office, our auto industry was on the verge of collap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don't have a formula to fix confidence." "We will pay back the government TARP (Troubled Asset Relief Program) funds but I don't know if the rest of the program is going to be useful to us or not," Pandit said, referring to the Treasury Department's new bank rescue pl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arcasm might have been a big part of your childhood banter with your siblings-trading barbs with a sibling can be a pattern that is rooted deeply in the connection between brothers and sister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What Mr Obama was talking about was an entirely different issue: assuming that poor black kid did manage to make it to median income today, he would be more economically insecure than he would have been had he performed the same feat in 1971.</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econd, of equal or perhaps even greater importance, there may have been a logical basis for that suggestion and it could have been in Kennedy's min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Uncle Joe had bought you $1,000 worth of Wal-Mart stock at the time, you'd now be sitting on a plump $141,000.</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ergers may have left some gaps in their compliance." Doll, who joined BlackRock in 2006 when it acquired Merrill Lynch's money management unit, will retire at the end of Ju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CI were to agree to a takeover, it would be the latest in a wave of acquisitions that the chemicals sector has recently witnes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even if Apple still left Intel, Srouji may be just the genius Intel needs to help it get through its endless manufacturing issu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early half said it would be acceptable to use synthetic blood, for example, if it simply restored a person's peak abilit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a dip in the currency - a recent Reuters poll said sterling would fall 5-10 percent if there was no agreement - would make property cheaper for foreign investors, likely offsetting some of the uncertain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ality that states were given no real choice but to expand Medicaid was not an accident," the dissenting justices wrote."Congress assumed States would have no choice, and the ACA depends on states' having no choice, because its mandate requires low-income individuals to obtain insurance many of them can afford only through the Medicaid expansion." Quoting an earlier court decision, the 4 justices wrote that making the Medicaid expansion optional despite the ACA's structure and design "would be to make a new law, not to enforce an old 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may be reasonable to assert that perfectionism is inherited, but is that assertion, correct? If a grandparent, parent and child may have perfectionistic tendencies it does not guarantee that the trait was inherited.</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f that had been my only option when I was buying my home, I'd have had to wipe out all my stock holdings, and I would likely not have snagged as nice a home as I d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a client has previously worked with lawyers and accountants, Rollins said his team can recommend advisors who are well versed in specific planning strategie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f I were the president, I would be welcoming this investig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y patient is diagnosed with a disease, I should be able to see all the treatments available on one platform, choosing from both pill-based and digital treatments, and even combining the two, to give my patient the best care possib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 had to rank these consoles, I'd rank them in the order in which I bought them: I've had the PlayStation 4 for the longest period of time, so it's my favori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f course, the pope may have hoped to influence Mr Trump to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nversely, if you labeled yourself "aggressive," you might have been told about a small cap such as Hansen Natural (NASDAQ:HANS) or a foreign company such as China Mobile (NYSE:CH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ecause the system is linked to a single sensor, observers have speculated that sensor issues might have caused the feature to activate mistaken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at matters is getting the important pieces of data and having an index of all the places where data exists so it can be gathered if it is needed someday," said Kocher in an emai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owell, widely viewed as a safe pick, would succeed Janet Yellen if confirmed, whose first term expires in Febru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do not wish for any escalation in the region," said Mr. Macron, who was hosting Mohammed bin Salman, the crown prince of Saudi Arab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is localized to the pancreas and if it is not involving the major structures, then the best treatment, of course, is resection - a big surgery," says Dr. Ve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d some type of underlying condition you may or may not know about, you could exacerbate that and cause an arrhythm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31! Welcome to Morning Trade, where your host wants to wish everyone a very happy Halloween! Here's to hoping our Doug Palmer (also known as @tradereporter) put together a good tariff costum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Non-rich guys don't have that luxury but probably wish they did if they were hones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Nate Silver later concluded, "Hillary Clinton would probably be president if FBI Director James Comey had not sent a letter to Congress on O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ONALD KOHN A lifetime Fed insider who retired as vice chairman in 2010 after 40 years at the central bank, Kohn is a hugely respected economist who would be viewed as a safe choice to lead the Fed, if he could be persuaded to return to public off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is confirmed, treatment would consist of a clear-liquid diet for a few days along with antibiotic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may have been merely a coincidence that Apple (NASDAQ:AAPL) was announcing that it had surpassed 20 million premium subscribers for its Apple Music just as Pandora was trying to court industry atten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polygyny thing might have been plausible at a time in history when women had no means of supporting themselves at all, and thus by economic necessity had to marry a man with sufficient resources to support them and their childr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 1980s, during a deadlock in negotiations with Russia over wheat policy, he presented his counterparts with a tally of the costs of traveling to and from Moscow and told them that if a deal could not be reached, he would not retur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Kudlow said he responded that if Mr. Trump did not mind, he would like to involve Robert Lighthizer, the United States trade representative, whose job is to negotiate trade pac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kind of encounter, or worse, could erupt if Mr. Trump sends a large number of National Guard troops to join the high number of other personnel already guarding the border, Defense Department official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is rival were to win the presidency, Republicans would control the White House, the House of Representatives, most probably the Senate (the swings that would see Mitt Romney home would flip the Senate as well), and, in the eyes of a great many people, the Supreme Court, too.</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nstead of just relying on friendly assurances from Monsanto, Bayer should have insisted on examining all relevant details of the company's glyphosate legal exposure,"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now the attorney general has taken the untenable position that he won't appear before the House Judiciary Committee if he is going to be questioned by staff lawy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by the way, if you wish you had a financial pro to talk to, to address your specific personal situation and help ensure that you're saving enough and well enough to meet all your needs, then read more about TMF Money Adviso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tock prices of Rusal and EN+ plummeted after the sanctions were announced last year, but rose on the news of the deal to lift them - in effect allowing Mr. Deripaska to pay off more of the loans than he would have been able to do absent a deal with the administr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urn Iran's president, Mahmoud Ahmadinejad, has given some indication that his country would be willing to engage with America, if it could be done on the basis of mutual respe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add that their findings may not be representative of the entire EP community, given the large volume of ablative procedures performed at their institution, as well as the fact that all ablations in the current study were performed by a single "experienced operator." In addition, the authors believe that the true incidence of multiple accessory pathways may have been "slightly underestimated" among those patients who only underwent EP stud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Samani and his colleagues realized that if there was a real link, genetic variations that resulted in short stature would also result in a greater risk of heart disea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he received permission by the official she was interpreting for, she said, she would often provide a summary to another official that could be corroborated by the note tak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anger of ulcers is that if they're not treated in time they can lead to costly foot amput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he United States avoids trade conflict with Europe, tariffs on steel and aluminum from China, Mexico and Canada will raise domestic prices, hurting consum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ew high-altitude airplanes would have to be created, but companies dedicated to the Industrial Internet of Things (powered by drones and automation) could design systems capable of taking off, depositing material, landing, refueling, and monitoring progress without much human intera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isn't just a fancy way of saying that we become willing to tolerate something that we may have yelled about before, although that will sometimes be tr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the outcome had substantial political implications, if only in denying Mr. Trump more ammunition for his campaign to discredit Mr. Muell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ankers urged policymakers to press ahead with the plan and launch a second round of private sector involvement later if needed, as reopening the negotiations could be a lengthy and risky process bound to hurt market sentiment furthe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rock and the hard place If Canadian Solar had launched a yieldco earlier this year -- or even a year ago -- it wouldn't be dealing with the same challenge it is today.</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he may have been running, he may have been stumbling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may also need long-term anticoagulation if you had another DVT form at some point after the first one resolv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use cookies and other tracking technologies to recognize individual users when they access the Services, remember user preferences, keep track of users' access to and use of the Services, track whether our emails opened and whether links are clicked, ensure that the Services are functioning properly, analyze trends and to personalize the Services, including advertising on the WebMD Sites and on third party websites, so that it is relevant to individual user's interests which may be inferred based on location, prior activity on the WebMD Sites and other information that WebMD or our partners may have about our us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sat and worked with him every day, he was a fun guy." Fairfax County police officials would not confirm the death as a suicide but said officers were called to Kellermann's home in Reston before dawn and found him dead in the bas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ooking ahead, the doctors involved in the study were asked if they felt talking about supplements with their patients would improve their relationshi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before joining Trump, he wrote an unsolicited memo arguing outright that a president cannot be charged with obstruction of justice if the underlying actions fall under his lawful authority and the accusations are false - the same argument he made at Wednesday's hear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IRS is simply gathering info, you'll be informed of the third-party summons, but if it's in reference to money it's already clear you owe, you might not even find o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have said before that if he was no longer considered to be a fit and proper person, then he could no longer be a directo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pefully, this will send a message to the White House that you need to engage in authentic consultation if they want to have a smoother path," said Mr. Merkley, who also praised the "courageous stand" of Mr. Scott in opposing an administration nominee who appeared headed to a lifetime seat on the ben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31 expiration of Pfizer's offer to purchase Icagen, the company wants to "reaffirm unambiguously" that $6 per share is Pfizer's "best and final price." Giordano added that if a majority of shares are not tendered, the company will still not raise its off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might also be the case if the Federalists consider how the Department of Labor arguably bypassed the intent of Congress to encourage the creation and financing of employee stock ownership plans, or Esop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iller, a product of the rural South, may have made the mistake of believing that the political attitudes of his friends and neighbors in exurban and rural Georgia were somehow predictive of the nation writ larg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Mr. Elliot had possessed any sense of how a person of integrity-and normative emotional responses-would react to hearing about his behavior towards the Smiths, he would not have mentioned this conne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school thinks that, even in cases of negative equity, most homeowners will not default if they can afford the paymentsnot least because defaulting will wreck their credit recor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uerta is confirmed and President Obama loses in November, Huerta would remain administrator through Mitt Romney's first ter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ill be interesting to see if this aids the LME's thinking in resolving the issue," said Standard Bank analyst Leon Westg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nspiracy theory among some reporters and staffers was that the President and the Speaker each knew what they were going to have to cave on at the last moment, and may have even told each other: "Look, this is what I have to say to get my people on boar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ccording to court documents oil drillers have the right to void their contracts with ETP if the pipeline is not finished by January 1st, which could result in steep losses for the developer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passed, the amendment would have guaranteed expanded early voting times on weeken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nfortunately, it would seem to be the case that if a president decides to undo a previous president's executive orders, or signatures on international agreements, he can do s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recently in South Carolina, in a sign of the grass-roots pressure Mr. Biden may face, he was asked at a rally if he would pledge not to accept donations from the fossil fuel indust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manage to stay here, then the strength in the overall market will advance further," Detrick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On that occasion he didn't vote against the law, but he suggested that in different circumstances being present then he would have voted to strike down the law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REE YEARS' GRACE? The BoE's policymakers said they stood ready to buy more government bonds if additional stimulus was needed and would not reverse existing purchases while unemployment was too hig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are a range of recommended waiting periods to avoid discomfort and blood clotting while flying, but three experts, who have not treated the first lady, said that if Mrs. Trump's procedure had no complications, as the White House has repeatedly said, it would not be unheard-of for a physician to clear her for trave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time Rice and I were sitting together in an NSC meeting, and I was wearing a pinstripe suit - one that I very well might have owned since the Ford administr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erit can be found for both sides, we would like to tie up with not only Hitachi but with foreign companies," he told the pap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said that people who knew him throughout his life would find it "inconceivable that I could have done such a thing" as expose himself to Ms Ramirez, though in the New Yorker article that detailed Ms Ramirez's claims, his one-time roommate said it was quite conceivab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throw Americans down the hole in exchange for a wish: a fervent wish for a region transformed, and a country rebirthed, and a legacy untarnish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person close to Mr. Trump said that he may have believed the checks were payment for general legal fees, but may not have known wh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ustomers could cancel their insurance policies if a minimum rating is no longer satisfi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onfirmed by official figures on Friday, this would be a major positive surpri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olitical calculus could be simpler for Democrats if Judge Kavanaugh appears almost certain to be confirm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ithout Dr. Rasmussen's work, "the quality of life for thousands of miners would have been destroyed, and their families would have gone uncompensated," Richard Trumka, the president of the A.F.L.-C.I.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if you find a breast lump, you should have it evaluated, but please keep in mind that there's a 60% chance that it's due to harmless fibrocystic changes, and (if you're in your 30's) a 0.43% chance that you'll develop canc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n effort to see if he could motivate call center fundraisers to stay on the job longer, Grant brought in a few scholarship students (who presumably had benefited from the fundraisers' work) for a five-minute meeting where callers could ask them questions about their classes and experience at the univers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y Jewish mother fled Poland as a young girl for Argentina; her relatives who didn't leave were murdered in Auschwitz.</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oing forward, if rates move a little higher than expected then the dollar will go up a litt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authors of two of the studies, Alison Goate, PhD, and Steven Younkin, MD, PhD, speculate that this research could have several clinical implications, if the specific genes on chromosome 10 involved in Alzheimer's disease are identified and confirm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Thomas Beach, who performed the autopsy diagnoses on the patients at Banner Sun Health Research Institute, emphasizes the impact of the study by noting, "When a drug for early PD is tested in clinical trials, this means that it may not work in half of the patients and this could result in trial failure even if the drug really worked for those who truly had Parkins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a sale would raise cash, Citigroup's capital level could suffer if the bank were forced to sell assets at too low a price, a big negative for a company reeling from more than $85 billion of writedowns and credit costs since mid-2007.</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declined to comment on whether Tokyo would intervene, including the timing of any such move, but warned that if Japan were to step in it would aim for maximum effe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deal were concluded, you'd probably see more upside bias for the market," said Michael James, senior trader at regional investment bank Wedbush Morgan in Los Angel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irst step of the history is to rule out pseudo-hematospermia by determining if hematuria is being misinterpreted as hematospermia or if the blood may have been from the patient's sexual partner (e.g., ask about his partner's possible menstruation or genitourinary infection, and about intense sexual behavior)," the study authors write. "Once true hematospermia has been confirmed, three key factors help guide further evaluation: age of the patient, duration of symptoms, and presence of associated symptoms or risk facto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audi Basic Industries Corp (SABIC) 2010.SE said in a bourse statement that talks with a union over working conditions had not yet been successful and that it did not know what impact the strike would have on profits or produ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Botticelli said it was "premature" to declare whether Mr. Obama would veto the bill if it did not include additional fund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K, is there any way for you to promote your work without being sleazy? Yes, if the focus of selling my artwork is meaningful with a purpose of serving the audience, then I could make more money to make more art, so I can serve more peopl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a woman] was on the pill and was fine with the pill and never had problems with sexual function, she is probably not going to have any problem supposing she had gone off it suddenly at some point, either," she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tone of forecasts is improving slightly for the euro zone and that can only be positive for Ireland." If the EU's treaty to tighten budget rules is rejected at a referendum expected in coming months after a surprise government announcement last week, this would have potential to spook financial markets and could even impact the broader economy, Fahy add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 value of such services had been overstated in America, then the growth of real value added in finance would need to be reduced, but that of non-financial industries would be increased, with no effect on overall GDP grow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were off to the side somewhere, but they're having discussions, they sent a whole team to Detroit from -- who knows where? Germany, Korea, China -- different places where the suppliers might have their home bases, come to talk business with their contacts in Detro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may not yet know what exactly Trump agreed to with Putin, or even if they agreed to anything at all; perhaps, it will turn out, Putin and his advisers have sprung another clever disinformation trap on Trump, misleading the world about their private meeting because a novice American President gave them an opening to do s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don't know anyone who cared about the money - nothing replaces our loved ones - it's just that if you're going to raise money, then it should go to victim famil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good start, if I may be permitted a plug, is O'Reilly's book Anonymizing Health Data.) But even if patients can possibly be reidentified from the data exchanged, I don't see this as one of the big risks to worry abo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if employers can get and act upon workers' private health information, everyone will be in trouble, not just mutants like 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true that some Republican members of Congress, generally opposed to the idea, have said that if Trump were to take his reported support for a gas tax increase public, they would consider coming arou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und is aiming for an initial closing of $20 million and would look to add an office in Cleveland if it's able to hit $50 million, co-founder Gary Glausser told the Pittsburgh Tribune-Revie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bviously, if the House is being asked to decide a way forward, it would be surprising if those votes were not free votes," Kwarteng told the House of Comm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shrewd vote-counter, Ms. Pelosi would be unlikely to let such a fight play out in the House chamber without being certain that she would win; if she determined that she could not, several lawmakers said they expected a scramble to replace he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Yet, body dissatisfaction was common among the women surveyed:-46% had been ridiculed or bullied because of their appearance.-39% reported that if money wasn't a concern they would have cosmetic surgery to alter their appear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 sees out his new mandateand his resounding majorities in both houses of parliament should ensure that he doesMr Berlusconi will have governed the country for 11 out of 19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fails, international lenders may have to do what they wanted to avoid and which Germany and its northern European allies may baulk at - give Cyprus more mone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Nadler has said that he also plans to investigate Mr. Trump's role in hush-money payments made shortly before Election Day in 2016 to two women who said they had affairs with Mr. Trump - circumstances that, if true, he said would most likely meet the criteria for an impeachable offens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researchers found that those seniors who exercised the most, even if they had high levels of brain damage, maintained their scores on the movement tests as if they had been athle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question parliamentarians should ask themselves is whether, under the proposed regime, the people actually responsible for recent instances of criminal rate fixing and fraudulent PPI sales would have been subject to severe regulatory sanctions (criminal penalties are still not in prospe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eaders in northern European countries could be tempted to be tougher on Greece once the 17-nation euro zone decides on a stronger debt crisis firewall, which should be in place by mid-year, if they feel the rescue fund has become big enough to protects other high debtors such as Spain and Italy from contag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omeone already had considerable detailed information about a targeted practitioner, they might be able to figure out which records in the NPDB Public Use File likely pertained to that practition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may not be providing all the nutrients your body needs if you are not paying attention to the types of foods you are putting in your body," Sando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nel recently said it would be able to beat its net debt target for 2013 if it managed to close deals announced so far this year before the end of Decemb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l operations would come under an overall universal banking holding company * Other activities could also be separated if the bank still appears too complex to be wound down easily if in trouble * Amend EU plans for imposing losses on a bank's bonds to fund a bailou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y could, the xenophobes would force all of us to prove that our citizenship is legitim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fter Mr. Trump announced the penalties on Thursday, European Union leaders warned that American goods like Kentucky bourbon and Harley-Davidson motorcycles, many of them with roots in the home states of key Republican leaders, would be treated "the same way" if the steel and aluminum tariffs were enforc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t would be great if you had made that clear from the start, rather than trying to get everybody "on board" by not letting people know that what you think is not the same as what most people think.</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e said he felt as if he were in a perfect world each time he used hero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sought help from the euro zone's rescue funds to lower its borrowing costs, the ECB would be expected to pile in behi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uty is that if it turns out they're marked so far below what our lifetime expected credit losses are, we can't sell them." Toxic assets are at the core of the world credit market paralysi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are not under any obligation and do not intend to make publicly available any update or other revisions to any of the forward-looking statements contained in this press release or the December sales call to reflect circumstances existing after the date of this press release or to reflect the occurrence of future events even if experience or future events make it clear that any expected results expressed or implied by those forward-looking statements will not be realiz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light of this I would like to express my clear wish and intent for Denmark to join the CCDOE as a sponsoring nation." Last month, two countries, Portugal and Australia, joined the center's roster, bringing total membership to 22 n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n on Friday, after days of silence, Mr. Harris said he would be open to a new election if an investigation into fraud allegations "finds proof of illegal activity on either side to such a level that it could have changed the outcome of the ele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no change in ownership occurs, this group will face a liquidity crisis in due course, in our view." In that event, a fresh injection of cash from Rome would anger the European Commission and rival airlines, but the government risks strikes and unpopular layoffs among the 20,000 strong workforce if it lets the airline go bu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ifferent types of heat illness, from mildest to most dangerous, include heat cramps, heat exhaustion and heatstroke." She adds, "If you're concerned you or someone else may be experiencing heatstroke, seek medical assistance immediate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greements "to address the national security threat" are not reached, Mr. Trump said he would determine "whether and what further action needs to be taken," a step that could include imposing 25 percent tariffs on foreign c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know Brock Long, and if he in any way felt like what he was doing was illegal or unethical, he wouldn't have done it," said Mr. Faulkner, who is now a consultant in Elmore, Ala.</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o put things another way, if America had labour laws that were uniform from state to state like any other normal economic power, rather than a race-to-the-bottom system where states are pressured to weaken labour laws in order to entice employers, then there would have been no reason for Boeing to move produ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istory suggests the therapy will cost a lot if it receives approval, Lichtenfeld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even if Knight has been saved for now, the company could face litigation from sharehold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olicymakers think the stock argument prevails, then the Fed has already gleaned most of the benefits up front and allowing it to come to a halt will not be a probl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short, Britain might enjoy less not more trade freedom if it pulled half out of the EU, as protectionist governments flexed their muscles and allowed nationalism to tarnish the proje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oldman "behaved with integrity and we wish him well," JPMorgan said in a stat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Democrats take control of the House, Mr. Tucker would have to navigate a majority that may be less willing to accept some ideological dissent in their efforts to push lef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take too much of the stimulants found in ephedra, it can have life-threatening consequen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sing the 3D-printed models, the doctors were able to avoid an ex utero intrapartum treatment procedure, which would have involved a partial delivery of Conan while he was still attached to the placenta via the umbilical cor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ngs will rarely be smooth for Apple in China - even if consumers love it there will always be factions in and out of government that are trying to take it down," said Michael Clendenin, managing director of technology consultancy RedTech Adviso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 DiPierro wrote that she had received a diagnosis of anxiety and bipolar disorder, and feared that going through withdrawal from methadone, even if she was tapered off it, could compel her to attempt suici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he said if SAFE continued to expand its investment portfolio, it might eventually threaten the legitimacy of CIC, especially if the latter was unable to generate juicy profi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why Republicans were thrilled to force Obama's hand on Keystone XL - even if they were forewarned that his answer would be a n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world replaces trans fats, people won't taste the difference, food won't cost more, but your heart will know the difference," said Dr. Frieden, who is president of Resolve to Save Lives, a Vital Strategies initiative focused on eliminating trans fats from the world's food suppl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utierrez immediately endorsed Cook County Commissioner Jesus "Chuy" Garcia's bid to succeed him (and left more than a few people asking if Gutierrez had timed things to try and keep Garcia's opponents from making the ballot), and Chicago Aldermen Carlos Ramirez-Rosa, and Proco "Joe" Moreno also announced that they would seek the Democratic no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evidence emerged showing that those statements were false and that Mr. Cohen knew they were false, his role in disseminating them could violate Rule 8.4, several legal ethics specialist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s very loose or banded, fillers won't hel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rom internal turf battles to climate change": "[O]n June 12, 2009, he sent Clinton a note suggesting he may have had some sort of hand in a post criticizing National Security Adviser James Jones, written by Steve Clemons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Qantas, in a claim filed in the Federal Court of Australia, said Rolls-Royce ( RR.L ) was in breach of duty and may have misled the airline when it supplied engines that were defective and could not perform according the standards guaranteed by Airbus ( EAD.PA ) and Rolls-Roy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were angry, you may become explosiv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is year boasted that if they were in high school together, he would have "beat the hell" out of Mr. Trump for disrespecting women - to which the president replied that if they did fight, Mr. Biden "would go down fast and hard, crying all the w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Britain's exit from the EU could wreck that balance if were to impose import duties on EU beef or if it struck its own deals for cheaper meat from elsewh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if such action would include an output increase, he said: "If the market requires it, and according to market principles." NIGERIA Oil Minister Odein Ajumogobia said on November 10, with U.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ad the market price not risen so substantially -- nearly 15% -- in such a short amount of time to rise past that value estimate, it would be in consideration for potential purchase by the portfolio to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you don't yet know? "I would ask them, why do you really want to know this information? And can you make changes without knowing that information?" Tyrone ask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rossrail's public sector status also means there could be criticism if it paid for such devi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APPY MONDAY and welcome to Morning Energy, where we may have missed out on the solar eclipse, but we can always catch a total eclipse of the hea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ost notable move of the day may have been an announcement that Transocean will spin off a master limited partnership, something energy companies often use to save on their tax burde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pefully we can renegotiate it, but if we can't, we'll terminate it and we'll start all over again with a real deal," Trump told cheering workers at a factory in Missouri on Wednesday, as Mexico's foreign and trade ministers met their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 Friday night, Mr. Trump reiterated on Twitter that "the deal with North Korea is very much in the making," and that it would be, "if completed, a very good one for the Worl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audi Arabia cannot show that Jamal is safe and sound, NATO countries should jointly expel Saudi ambassadors and suspend weapons sal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Visiting German Foreign Minister Frank-Walter Steinmeier held talks on Tuesday with Pakistani President Asif Ali Zardari and Foreign Minister Shah Mehmood Qureshi and said both had told him Pakistan would not be able to move ahead without IMF involv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e in a room with someone infected with measles, you can inhale their virus when they cough, sneeze or even tal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also argued that if it posed an ethical problem to enter a business transaction with a lobbyist, the same "ridiculous" logic could extend to consuming products sold by industries with state interes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streak may have come to an end in 2018, but individual investors should continue to look to stocks as the best way to build wealth over the long ter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mpany also repeatedly sold drugs to some customers it knew or should have known were illegally diverting the drugs,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use of Representatives last week, insurance companies would be forced to give customers rebates if less than 85 percent of enrollees' fees is spent on actual health car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Japanese companies can be more globally competitive if they could have created a platform where data is not only collected but solutions can also be provided, as this would, on the whole, prove more attractive to customers" says Takushi Ishikura, chief consultant at Mitsubishi UFJ Research and Consult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o be sure, the outperformance could be related to the Trump administration's tax cut, which might have offered a temporary boost for brick-and-mortar retailers and other Amazon competitors in a secular sales decli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till, Mr. Stork says, if you are pressed for time, brief interval sessions might offer a viable way to fit exercise into your lif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se voters stay engaged until next November the president will face a big hurdle to his re-ele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y Sunday morning, Mike Pompeo, the secretary of state, had informed Mr. Mattis that he would have just over another week in his current job.</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wiss drugmaker might have been reluctant to see an expansion of the consumer business that would have diluted its own share, she ad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if it were to ever pass, it would do noth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ople are not going to buy cars if they are not confident the warranties will be good and the dealers will be there," Levin told report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Kevin has endless obsessive and seemingly intrusive thoughts about his wife's "infidelity." And his wife Michelle's delusion regarding spending a night with an A-list celebrity may have been some suppression if she chose to believe that that stranger was who she wanted him to b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said, however, that if Trump's tax plan succeeded, it would lead to more companies returning to the United States and higher employ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rd, if repetitive shocks occur as a result of your activities, well, sorry my friend, you've had enough and probably should head to the 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you live someplace rural, you may be exposed to pollution while driving or you could live in a rural place right next to a plant [or factory],"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ve had ?) other Democrats been whispering nervousness about the implementation and the impact - (inaudible) - the impact that it might have on their own political campaigns in 2014.</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Scott Gottlieb, the commissioner of the Food and Drug Administration, sent a chill through financial markets last week when he asked what would happen if the federal government re-examined the "safe harbor" that provides legal protection for drug rebate payment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Facebook could have let things stand at that on the condition that previous statistics had been tr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s an asset class, which could absorb, if it was well managed, an additional $10 bill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ciple: Enjoyed it! As always, people on the program may own companies discussed on the show, and The Motley Fool may have formal recommendations for or against any stocks mentioned, so don't buy or sell anything based solely on what you h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Democrats can take control of the Senate in November, these reformists can help shape an agenda for Albany that would include legislation that many felt the I.D.C. allowed Republicans to block for years: college aid for immigrant "Dreamers," the strengthening of reproductive rights for women and desperately needed protections for tenants in New York C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kay, then-Risch argued that when Trump brought up the FBI's investigation of Michael Flynn and told Comey, "I hope you can let this go," it was just a whimsical wish rather than a menacing order made under threat of dismissal.</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 wish that you had returned our calls in 2008 or reached out to me in response to the letters I and others had sent you and explained your situ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ost important way to begin to reconcile such feelings is to recognize that you did everything you could possibly do to help when you were in the relationship, and remaining in it would have been to your own detri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urvivors not only face the trauma and injury that may have come with it, but also don't know when and how their crisis will end and what will follo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ither or both of the proposed laws could run into stiff resistance if referred to the constitutional cou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lean Energy may have given up some margin because of its recent asset sale, which we will surely see in coming quarterly resul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company's share price rises above a given reference price then Morgan Stanley will pay investors who want to convert the cash value of the shares and no new shares will be cre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Obama tapped Summers, he would be picking him over the Fed's current vice chair, Janet Yellen, who is seen as the other main candidate for the job.</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ep link technology can also route users to content through their mobile browser if the app is not already install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ur results, in which 40% of hard-core addicts were able to stay clean for more than 60 days, were more spectacular than we would have ever dreamed," lead author Jonathan Brodie, MD, PhD, from the New York University School of Medicine, says in a news relea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Mr. Sanders's brand of cantankerous democratic socialism would pose real risks if he was installed in the presidency, where he would be expected to manage and govern rather than simply campaig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ike most hearing aids, you can ask your insurance providers if you can get reimbursed for a pair of Eargo hearing aids, but it's unlikely to be cover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ight men suffering from Finasteride-related mood changes also benefit from eating carbohydrates? Were they to consume 25-30 grams of a starchy, very low-protein carbohydrate snack two or three times a day, on an empty stomach, they will be increasing serotonin synthesi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I worried that, given the nature of the person I was talking to, if it ever became an issue, he might well lie about the content of that communic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think you have frostbite, avoid using a heating pad or hot water, the Centers for Disease Control and Prevention warns: If the affected area is numb, you could get bur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Jackie Speier (D-Calif.), 30-32, that would have barred funding to pay expenses incurred at a property owned or operated by Trump or his family that would result in their financial benef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are several red flags to look for if you're concerned your child may have gaming disorder.</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Also, I wish I had started masturbat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even years after Republicans vowed to repeal it and seven months into 2017 and Senate Republicans might have cobbled together a bill over lunch that might just be a shell to go to conference with the House, or might be the bill the House passes, and it might get enough votes or it might not depending on if anyone knows what they're do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might have noted that his site is only #7 when you do a Google search on the name, so perhaps the bug guys are scared of him! This is a third time restart for this technology and it's pretty interesting, so maybe this will work out no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bus later shot back, saying "it would be irresponsible if we did not reduce our dependence on foreign oil." DoD Buzz has a full sto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spite his damning conclusions about Mr. Trump, Mr. Comey says that he would not have wanted to change a decision because he thought it might get Mr. Trump el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e did not strike me, or our economics squad, as somebody ready to roll back on QE3 and that even another 200,000-plus print in the next nonfarm payroll number may not sway her." One result is that the Fed finally seems to be convincing markets that even if it does taper, an actual increase in the official funds rate will still be distan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eidi Alexander, Labour's shadow health secretary, said Mr Hunt had allowed pride to get in the way of his judgment and that the dispute could have been resolved earli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ose against same-sex marriage were offered the same trade-off: they could keep their $10 ticket if they read eight arguments in favour, but the prize was lower if they chose to read arguments again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beyond that Italy were to require help we would enter very dangerous territory," ING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reviously, Mr. Biden apologized for saying he would "beat the hell out of" Mr. Trump if they both were in high schoo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meant to pass along information in real time to other caregivers and provide an up-to-date and historical record of the care provided to the patient during their stay so that I can plan my care based on current information and go back to review, to answer questions that may have arisen, and to adjust my care plan throughout the patient's stay, based on care that has been giv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re is any shift from the pugilistic tone that has defined Mr. Trump's Washington for two years, it seems to be at least in part attributable to exhaustion and the quiet conclusion among Republicans that there may yet be a bridge too far when it comes to following the president's lea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ithin about six months, all the transfers had been made (if they had been spread over a longer period, as usually happens when a country develops, the outcome may have been differ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so prompting a shift in the president's strategy was the conclusion by his lawyers that even if Mr. Mueller finds evidence of wrongdoing, he will adhere to Justice Department memos that say the president should not be indicted, and is likely to instead send a damaging report on Mr. Trump's conduct to Congr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ople will want to take on labor to reflect the increased demand, but they don't necessarily want to take on labor and the related benefit and severance costs if the worst comes to pass," Blitz ad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sfarmers said it would restructure Coles if its bid was successfu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ve never been a big budget hawk, but if a future Democratic president is going to massively expand Medicare, or advance some kind of free college-tuition scheme, or spend big on some version of a Green New Deal, then it begins to add up in ways that are unsustainable and crowd out other core functions of govern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left untreated, hepatitis C can cause liver damage, scarring of the liver tissues - a condition known as cirrhosis - and, eventually, even dea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the sort of brute-force effort someone might have taken on a "hey, this probably won't do anything" kind of slow Monday at wo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are an active manager, this should be an environment where you can demonstrate alph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milder infections or if you can't take the oral options, a topical medication may be appropri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enator Merkley told me he asked people working in the detention center if they were concerned about the impact that family separation would have on the children who had been put under their author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though they might extrapolate to the future, lists are generally based on past performance; the companies they feature may have already seen their best d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reover, these payouts were accompanied by other tactics that may have further reduced financial flexibil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oftware is also able to identify consumers wherever they access the website so, if they used a desktop for their initial search and then switched to a smartphone and back again, multifamily websites powered by PERQ can continue a personalized dialog, never repeating experiences or asking questions tw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hatbots are approaching the stage where they can answer diagnostic questions as well or better than human doctors, then it's possible they might eventually reach or surpass our levels of political sophistic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even if the breast cancer indication is revoked, the drug would still be available for off-label u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Trump fails to become president, he will go back to his business, although he admits, it will be much less exciting than what Im doing no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could be any number of plausible theories put forward, such as the children with higher IQs being more likely to go on to university were they may have more access to drugs, these children growing up to be more open-minded to drug taking or more willing to take risks, but the research cannot tell us whether these are actually tr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can easily see that were you a private equity group thinking of going public some day, you might see diversifying as an attractive thing to do, particularly into a business like asset management, which tends to offer reasonably steady cash flow," said Lern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esides long prison terms if convicted, the defendants could be required under criminal forfeiture laws to give up their money held in various foreign bank accounts and other assets shown to be linked to frau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are roughed up by a no-deal Brexit, finance will be too.</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at simplicity has helped buy those poor farmers' support, support so intense that Mr Thaksin might still win an election in Thailand today if he were not living in exile and subject to an arrest warra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in this case the RCT finished after a year, and the researchers are now following up on people who may no longer be taking the treatments set at the start of the trial but may have switched to other treatments or stopped treatment altogeth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CB NEEDED Ratings agency Standard &amp; Poor's said Greece would likely fail to achieve sustainable debt levels if it relied on a 70 percent reduction in the value of bonds held by private creditors, putting the onus on the ECB to also take loss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start to impose tariffs, of the magnitude the campaign talked about, it's hard to see it would not lead to a trade war and then lead to recessions," said UniCredit chief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Pruitt offered a weaker alternative, he would be sued by environmental groups, as previous Republican EPAs w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North Carolina is going to not just compete but thrive in a 21st century economy, we must build on relationships around the globe that will provide mutual benefit to both sides," Perdue said in a prepared stat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Ohio has become irreversibly red, some believe Mr. Brown would have a good shot at victory in other rust belt states that Mr. Trump carried, like Pennsylvania, Michigan and Wiscons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thma-friendly products: Do they reduce symptoms? If you or someone in your family has asthma, your health care provider may recommend that you take steps to control asthma triggers in your ho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tock has plenty of ground to make up from its highs last summer, but investors are giving credit to TripAdvisor for the progress it's making -- even if it hasn't come at quite the pace that they might prefer to s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Costello declined to comment, citing attorney-client privilege, but added that he would be free to comment if Mr. Cohen waived that privile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ill take the mantle," Mr. Trump told the two Democratic leaders in the Oval Office, saying he would proudly close parts of the executive branch if he did not get his w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ve had a stroke and you're found to have a PFO, I think it is really important to see a collaborative clinic with a neurologist and a cardiologist to figure out whether your PFO was really the culprit and whether closing the PFO will reduce the likelihood of recurrent stroke, of another event," says Dr. Polla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ther former critics of the concept remain dubious about the idea but admit its time may have co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re assets sales will follow from next business year if needed to bolster cash flo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ften, this shift in thinking distorts what may or may not have been a "better life before baby." If worries and responsibilities felt big before the baby, they can feel incomparably more complex.</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EMO TO 2016 OPERATIVES: Several alert Playbookers, reading yesterday's item about Jeff Zeleny asking Newt Gingrich if he can "be successful going forward if Mitt Romney is still in your head," had flashbacks to a question an even younger Jeff Zeleny asked then-S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4-12 said they were "concerned to some extent" or "very concerned" about the adverse impact the BOJ's policy could have on bank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o begin with, parents should be aware that what marijuana users are now smoking (and eating) has changed significantly since the days when they might have been using it themsel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et's send a message and show that while the corrupt Florida Cuban mafia may have bought off a key Democrat, especially one that can protect their electoral prospects, we ar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see a scenario with a deeper recession and if this were the case, further spending cuts will be needed." De Guindos' statement that the 2012 budget deficit target would be met this year due to a solid increase in revenues will also be viewed with suspicion with many economists expecting the government to miss the object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raft statement said that if any new bailouts were to be necessary from July they would be handled, as a rule, by the permanent European Stability Mechanism (ESM) which will can lend up to 500 billion euros to euro zone governments cut off from market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But you could have done betterOf course, you'd have to go further back in time -- when these companies were small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Jim Cramer might have slammed the stock recently, but investors should thank him for giving them a discounted entry poin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One year later, on what would have been their son's first birthday if not for his premature death, the couple founded a non-profit they called Charlie's Kids Foundation to raise awareness of pediatric sleep-related death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candal may have been about KFC and McDonald's, but we shouldn't forget that Pizza Hut is also owned by Yum!" said Weibo user 'Almost Emp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got into a college in Iowa and didn't get recognized -- because people think mumps doesn't occur if you're vaccinated, but of course you can get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y ex screamed to me several times: "If you ever leave me, I'll take you for every penny you have and you'll never see your son again!" Family court made sure she took every penny I had and half of all future earnings until I di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hief Executive Amin Nasser said last week that Aramco was talking to credit rating agencies ahead of its debut on the international capital markets, which comes after it last year pulled what would have been the biggest ever stock flot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was harsher on Mr. Cohen, writing that if anybody wanted a good lawyer, he "would strongly suggest" not hiring hi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li: How can I tell if food is contaminate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always people on the podcast may own companies discussed on the show and The Motley Fool may have formal recommendations for or against stocks mentio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arty does not stop acting stupid, said Jeb Bush, a former governor of Florida, such Republican strongholds as Texas could turn Democratic within a decad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e is seen as one of the most talented German politicians of his generation and may have become chancellor himself had he not become ensnared in a funding scandal that damaged his Christian Democrats and former mentor Helmut Kohl a decade ag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Ms. Warren, for example, made clear that her pledge to forgo high-dollar fund-raisers was only a promise for the primary elections, and would not be true if she was the general election candid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ask social conservative voters, would you be willing to accept Nancy Pelosi as speaker for two more Supreme Court justices, I suspect they would make that trade," said Dan Schnur, a former longtime Republican strategist who is now an Independ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economy turns out broadly in line with the outlook I have described -- labor market tightness and signs of higher pay growth -- I consider it likely that interest rates will need to rise further over time," he said in Lond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other health plans would cut off coverage if a patient did not pay their bill on time, the health plans offered in the marketplace would still indicate the patient was covered during that grace period, and retroactively revoke payments to the physician for treatment provided during that 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 Kastner, who holds art-making workshops every two weeks in addition to the tours, said that both caretakers and art professionals have noticed that people with dementia may enjoy looking at and making art, even if they were not interested in it when they were we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ccording to court documents, Target is offering a settlement of $10 million into a fund which would pay individual victims up to $10,000 each, if they could show they had suffered loss or dama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boutique medicine, as it's also called, has its supporters, there are loud opponent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ad the Soviet Union looked like this, it might have lasted long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Judge Marguerite Dougherty said Mr. Baumblit would be released from jail only if he posted a $500,000 bond or $300,000 in cas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may not be realistic at first if you are fatigued or deconditioned, or have side effects of cancer treat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VA spokesman Josh Taylor said Friday that the department would consider hiring even more professionals if nee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olves and cougars may also control one predator that has settled in the Northeast over the past century - and that counterintuitively may have worsened the Lyme probl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are among the 16 percent of patients in whom no cause for impaired sense of smell can be identified, you might find help at a clinic that specializes in taste and smell proble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continue to wish for a complete solution in the month of November to end the uncertainty and we will do everything we can together to get one," he added at a joint news conference with his counterpart Wolfgang Schaeuble after a brief meet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Judge Thacker, an average citizen gazing at the Peace Cross would understand it as a symbol of Christianity and, if acquainted with the monument's history, would regard it as, at best, "semi-secul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appeal is successful, the ruling would have no legal basis in most countries as they have no bank secrecy rules, so Switzerland could not extradite people from the likes of Britain or the United States on such charg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can tell you unequivocally that if they do anything to meaningfully mess with comp, they would lose a good majority of advis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should never trust Russia,' she told NBC News' Matt Lauer, taking a harsher stance than President Donald Trump, who has suggested that the United States and Russia might have friendlier relations under his administr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Rizza says, "Most infectious disease physicians, including myself, would advocate that, if somebody is going to travel, particularly to developing parts of the world, they should visit a travel clinic first; review their itinerary; review what they will be doing in those areas; and get the appropriate education, treatments, and appropriate vaccines before they lea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rom a Freudian perspective, these are classic wish-fulfillment dreams: we lose a loved one but then we have a visitation dream and our wish of being with that loved one once again is fulfilled and there is an emotional resolu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 student is very far behind on these (or maybe hasn't had any shots at all before coming into your care), your pediatrician may be able to work with you and the school on a catch-up regim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get out there, walk briskly, jog, whatever you like to do, for, say, 150 minutes a week - 30 minutes five time; 50 minutes three times - that might, in fact, slow down the rate at which you would progress," Dr. Petersen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ext year, if the Lisbon treaty is ratified, the following jobs will come open: presidents of the EU Commission (an existing post) and the EU Council (a new one), plus EU foreign minister, NATO secretary-general and president of the European parlia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urces say Weidmann is short of allies within the ECB and could not block the scheme, but if his concerns are not met, ongoing Bundesbank criticism could undermine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hip exports were to collapse, the pain would be brutal for the Korean economy," according to Lee Sang-ho, the head of the Innovative Growth Department at the Korea Economic Research Institu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can really understand your own priorities, then you can set boundaries for how much you will or won't do in certain situations," she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ddition, it failed to resolve the issue of too-big-to-fail financial institutions and in fact created an implicit guarantee that the government would again bail them out if they got into serious troub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 ones that "threaten significant loss of life, destruction of property and lasting economic loss." Pressed by an interviewer what such an attack would look like - especially given how outlandish the Sony attack might have appeared before it happened - Carter could only answer it would be a "case-by-case" assess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took a Richard Nixon to go to China, maybe Trump could have restored environmental sanity to the Republic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Judd: Right after the midterm elections, President Obama said that he was willing to listen to any ideas Republicans might have about tinkering with the health care reform law if it really made it bet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utdoor exercise during the winter can carry many potential benefits, if done correctly," says Sue Karpinski, employee well-being specialist at Mayo Clinic Health System in La Crosse, Wiscons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could not have imagined how bad it would be for my self-esteem to be the only man in the school parents' groups - recipient of emails routinely addressed to "Gir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roposal is approved by the Commerce Department, and ultimately by Mr. Trump, American companies and universities would be required to obtain special licenses for Chinese nationals who have any contact whatsoever with a much wider range of goods - making it harder for Chinese citizens to work on a range of scientific research and product development progra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how do you reach a market who probably doesn't like talking about the condition, let alone acknowledge that they might have it? Drummy pointed out that the challenge before the marketing team was starting a conversation that had to be balanced in a way that engaged audiences without making them feel insulted or embarrassed from an authority figu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sconsin may be our best opportunity to pluck a blue state and bring it over if he's on the ticket,' Col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tacking me is not how we deal with the challenges of the Middle East." Romney, wanting to make no mistakes that could blunt his recent rise in the polls, did not take the bait on some occasions when attacked, which may have led viewers to declare Obama the winn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et even if Mr Saccone wins, as polls suggest he will, his expensive victory will be short-liv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aking frequent planned breaks or a nap during the day - even if you don't feel tired - can help you slow down and give your body the additional rest it may require to get through the day.</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As I suggested in my last post, we might have been spared all these agonised reflections on the failure of our institutions had the Fed done what I think it ought to have don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n July, he told The New York Times that he never would have nominated Mr. Sessions if he had known that Mr. Sessions would not oversee the Russia investig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new name may not prove an immediate solution for Anglo's troubles, from cost pressures to Brazilian delays, even if the company could use the opportunity to review its involvement in South Africa as well as platinum, and sell a stake in the costly Minas Rio project or write down its valu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ad Congress not done so, the argument continues, the definitions of "marriage" and "spouse" under federal law would have changed along with each alteration in the status of same-sex marriage in any given state because, prior to DOMA, federal law simply incorporated each state's marital status determin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is dispute goes on much longer, he said he worries about a "snowball effect" that could make soybeans almost worthl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chultz were to run for office, he would most likely turn to the Clintons for advice, according to one former employ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et even if a Republican challenge to Mr Trump were articulated in policy terms, its focus would be on his behaviou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one woman someday needed more care than the other, "we'd still be able to have dinner together," Ms. Walsh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be better, then, if parliament gave the TPR the resources and the authority preemptively to enforce conditions on corporate deals involving schemes that are in defic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th 1.2 billion patient documents generated each year in the US, there is a wealth of real-world data about healthcare, which if tapped, could provide fundamental insights into the diagnosis and treatment of diseases and enable truly individualized medici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if I can put this in some relation to something else, a friend told us right when we got back from India that he had been put in the same hospital in Durham overnight for a drip of antibiotics because he had an abscessed too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OP TALKER -NYT lead editorial, "Edward Snowden, Whistle-Blower: Considering the value of his leaks, he should be offered clemency or a plea bargain": "He may have committed a crime to do so, but he has done his country a great serv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security director, Mr. Wolfe would have been responsible for ensuring that those rules were uphel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alveson also reached out to families who initially got a call that their baby might have Krabbe but were later cleared of the diseas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Jane Orient, MD, executive director of the Association of American Physicians and Surgeons, which successfully sued the task force for its lack of openness, tells WebMD, "Her plan would have potentially either outlawed private medicine or made it virtually impossible to obtain it.", should the plan have been passed, of cour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Democrats don't do as well as they had hoped this year, they can trace much of it back to the Kavanaugh hearing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et supporters of aid in dying don't sound as despondent as one might expect, even if Judge Gorsuch is confirm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can earn 6.25 percent from a bond, that's not so bad given we expect inflation to be low." Emerging markets equity funds had outflows of $2.13 billion for the week ended June 12, the largest since February 2011, while EM debt funds had redemptions of $622 million, their third consecutive week of outflow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rescription weight-loss drugs Are you overweight or obese and have serious health problems because of those extra pounds? Have you tried dieting and exercise but haven't been able to achieve significant weight loss? If you answered yes to these questions, then a prescription weight-loss drug might be an option for you.</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is not amended, the Commission could reject the draft by O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about French President Nicolas Sarkozy's repeated assertion that it would be disastrous if one country were to leave the euro, Giscard said: "He is wrong." INSTANT TREATY Giscard, the most pro-European among French conservative politicians of his generation, was defeated by socialist Francois Mitterrand in 1981.</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O THAW IN BUDGET TALKS - My colleague Ginger Gibson sends over this dispatch: If anyone was hoping to thaw the budget conference committee talks, they might have turned the heat on in the meeting room Wednesda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ad he stuck to his former views, however, and somehow made it through the primary, he could have entered the general election with a better record on renewable energy and carbon reduction than Barack Obama.</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Because if they had been openly so, they would not have been able to remain in the milit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a gambit because if there's damaging information that comes out down the line - like primary source documents or testimony - then you've spent your capital trying to create a public narrative that is belied by hard evidence," said Stephen I.</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ertainly, these individuals live in a world in which their every wish is catered to by the admirers and hangers-on who are with them 24-7.</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is strength on the left gives him a real prospect of winning the Democratic nomination and could make him competitive for the presidency if his economic justice message resonates in the Midwest as much as Mr. Trump's appeals to hard-edge nationalism did in 2016.</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urope's top brokers and exchanges have been watching the euro zone area closely this year for signs a member may be forced to withdraw and set up its own currency, a move that would have profound effects on these fir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Plassat said in 2012 that his turnround plan would take "at least" three years; if the group reaches the €2.45bn of operating profit that it has guided and that analysts have forecast, he may well claim that it has started to bear frui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Kidd said as archbishop Pell would have "cast a powerful shadow" and thought he could control the situation if caugh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inutes showed this shift would be a precursor to a return to outright asset purchases only if downbeat signs on the economy continued to mou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Cohen should understand that if Mr. Trump is removed from office, or defeated in 2020, in part because of his testimony, he will be reminded of it for the rest of his lif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housing bill would create a multibillion-dollar fund to help hundreds of thousands of troubled homeowners refinance their costly mortgages into more affordable loans backed by the government, if lenders agreed to take a loss on the lo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ather, she urged policymakers to encourage their countries to seek diversified trading partners, so if one partner suffered an economic hit, the lost export demand would be subdu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So if you applied under Obama, your loan may have been forgiv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 unresolved investigation could have damaged the SEC's case against Tourre, whose lawyers have been seeking details about Schwartz that could hurt her credibil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on the other hand, if you are there to use your platform and spread the message that men should treat women as equals and not as sex objects, uh, cover your boobs while saying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language on the campaign trail is to be believed, that reassessment could be dramatic.</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resident or his aides direct Mr. Rosenstein to reveal the name to congressional leaders, Mr. Litt predicted, Mr. Rosenstein would be forced to comply or to resig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OMC can provide more current stimulus if people believe that liftoff will be triggered by a lower unemployment rate."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ould say if the child and family are comfortable waiting taking the precautions I've outlined, there's a good chance that they may never have another seizure, or that it may be years aw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DA DROPS GENERAL WELLNESS GUIDANCE: Christmas in July? App and device makers had one item crossed off their wish list Thursday as FDA issued final guidance for "general wellness" clai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was a very difficult decision, and we wish Tom all the best in the next step in his career," Wallace was quoted as say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vestors might be OK with JPMorgan's size it if can show the benefi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ublic doesn't believe that spending increases are temporary, then long-term interest rates are likely to rise in response, "undercutting, conceivably even overwhelming, the short-term stimulus," Yelle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ir study, which appears online in the Journal of Neurology, Neurosurgery &amp; Psychiatry, suggests this test, if perfected, could help physicians and researchers identify those patients at most risk for rapid progress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ll tell you, if you're the chief resident on the GI service and a case comes up that you may have one or two opportunities during your entire residency to do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the legislation would obviously have a big impact were it ever signed into law, the CBO is throwing in the towel on determining how it would affect the budget: "CBO expects that implementing H.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millions of young people and workers come together and demand such policies as free college tuition or a near-doubling of the federal minimum wage to $15 an hour, then, he averred, Republicans will realise that they are outnumbered and buck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elected, she would be the first Latina Democratic governor in the United States, replacing Gov. Susana Martinez, a term-limited Republican who is also Latin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user fees remain the same and the agency's budget is slashed, an already cash-strapped FDA will have to dial back its work significant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had hypothesized that not much would have changed, but there were some positive results and hopefully, we will continue to move in the right direction," said study corresponding author Dr. Ariel Eva Eber, of the University of Miami Miller School of Medicine..</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But if it grows back curly when it had been straight or white when it had been brown or thin when it had been thick, it can be distressing to look in the mirro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may have reached his pinnacle when he celebrated the deaths of 14 people killed in a plane crash in Montana because "among the victims were members of Bud Feldkamp's family, including two of his daughters, two sons-in-law, and five grandchildr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don't know if my party will get as far as I will go on a lot of these issu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 response to a Twitter follower asking if the Model 3 would have falcon-wing doors, Musk said that "there will be a Model 3 and a Model 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asked to describe that process step-by-step, they'd likely leave out some of the things they don't even realize they do, like fumble with tubes and wir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ntebourg said he was confident that ArcelorMittal would maintain industrial activity at Florange as promised, warning that nationalization of the site remained an option if the group broke its commitme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followed his arrival for talks with the government in January wearing a tweed shooting jacket, but there may have been a message -- he'd spent his first few weeks dodging bullets and his predecessor had described a previous rescue plan as "less of a negotiation, more of a drive-by shoot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l this suggests that one of Mr Obama's most delicate tasks, if he wants to prevent his party from being captured by the left coast in the same way that the Republicans were captured by the South, will be to contain the Californian bar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ebate over proper venue could have renewed importance with President-elect Trump vowing to kill the rule - a move that would likely bring a ripple effect of litig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one of the listed violations occurs, then the following criminal penalties can be imposed: (i) a fine of up to $50,000, imprisonment for up to one year or both; (ii) if the violation occurs under false pretenses, then a fine of up to $100,000, imprisonment for up to 5 years, or both; or (iii) if the violation occurs with the intent to sell the information for commercial advantage, personal gain or malicious intent, then a fine of up to $250,000, imprisonment for up to 10 years, or bo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 recent white paper, it estimated that, even if all premiums went up by 25 percent, a large majority of customers could still find plans that would cost them less than $75 a mon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elgene, in Summit, New Jersey, will pay Avila $350 million cash under the terms of the deal with an additional $195 million if certain milestones are m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AN CONGRESS STOP IRAN DEAL? POLITICO's Burgess Everett takes a look: "If President Barack Obama announces a nuclear containment deal with Iran this week, an army of critics led by Republican hawks in Congress will leap into action to kill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ll also want to note if and when the vehicle next needs to be insp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 worst for parents can be extortionate promises they make in the heat of desperation-unrealistic empty threats prompted by impatience or anger: "If you don't shape up now, you'll be grounded for the next six months!" In such cases, the teenager may have learned that such overpromises have no lasting impact once adult frustration has pas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ultimately, formally picked, Mr. Rattner would supervise the overhaul of the American auto industry, help automakers restructure, and would likely be able to use the threat of forcing a company into bankruptcy to exact concess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ichmond Fed President Jeffrey Lacker, whose district includes the banking center of Charlotte, North Carolina, separately said that if an investment bank can threaten the Fed that it will file for bankruptcy unless its gets Fed finance, the central bank must get commensurate supervisory pow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go back and dig up some of the pretty nasty things President Obama has said, I think you would be a bit surprised,"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ould one or more of these risks or uncertainties materialize, or should underlying assumptions prove incorrect, actual results may vary materially from those indic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are going to be a global wealth manager, then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ll think about you on its streets and wish I was going to be there later in the month when you are th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 first 1,000 days of life, if children have proper nutrition and healthcare and benefit from plenty of mental and social stimulation they will acquire the foundation for advanced education, skills training, and life-long learning.</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t's no secret that Alito would have voted with them had he been confirm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1224) originally would have tasked the technical standards agency NIST with auditing other agencies' cybersecurity defenses, a prospect that alarmed NIST employees and outside experts who feared it would chill NIST's collegial relationships with other agenc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know if I picked up the phone tonight and called John McCain," Mr. Biden said, "he'd get on a plane and come, and I would for him, too.".</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Critics had pointed out that, if implemented, the ban of clinics around schools would have forced the closure of the only abortion clinics in Huntsville and Tuscaloosa, leaving the state with just thr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Mr. Mueller concluded that both sides saw mutual interests, with Russia believing it would benefit if Mr. Trump won the election and the Trump campaign expecting "to benefit electorally from information stolen and released through Russian effort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re had been a slowdown beyond what people expected, then all of a sudden people would have looked back at what the market was doing over the past quarter and realize that weak price action was legitimate and they would take tomorrow's advice more seriously,"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peculative-grade default rate could even reach as high as 18 percent if economic conditions are worse than exp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major donors to Mr. Trump were bothered by the revelations that the campaign may have been used as a slush fund to pay fired or troublesome employees, said Dan 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can buy the sneaker stock if we get any kind of pullback related to market weakness today,"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torney's office for the Southern District." He said that if Mr. Cohen wanted to connect with Mr. Costello and obtain "his insight into your situation, it would be my pleasure to arran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tests showed a financing gap for banks of only 6 billion euros -- a sum many investors believe could be much higher if the debt crisis worsens, and which is to be primarily covered by private capit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gulators will approve deals if they make economic sense, Su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ules also say that the government will not penalize schools if they provide "supportive measures" to victims who choose to forgo filing a written complai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ath confirmed from the H1N1 strain, also failed to dent the oil market Wednesday -- though prices for jet fuel were generally lower on concerns about the impact the health emergency would have on air trave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 were the spokesperson, and denominated as such within the United States," Mr. Weissmann said, "he would also have access to senior people." He then broke off, saying, "That's as far as I can g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t these levels, if all companies would report satisfying results, that would justify further gains on the market." DOLLAR BOUNCE The dollar rose broadly, pulling back from a 14-month low against the euro and a currency basket as global stocks fell.</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Chief Peter Sands has realised late – much like the very different Bob Diamond at Barclays – that he could have spent insufficient time and effort cultivating investors possessing that realization then, exposing him now that times are tough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is office said, "Ranking Member Nadler has indicated that in the next Congress, the House Judiciary Committee will examine the administration's immigration and detention policies, the status of separated children and parents, and the longstanding damage these policies may have had on families detained by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 past, marketmakers at big banks might have stepped in to limit price mo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think of Gowdy as a prosecutor, maybe it makes more sense to have him headlining a Benghazi-themed GOP fundraiser? But he must have had plenty of time on his hands, since the questions Gowdy's committee was supposedly investigating, or prosecuting, or whatever, have been answered again and again and again in prior investig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LARK: CYBER OFFENSE IS SO '90s - The DoD may have first publicly acknowledged it would consider using cyber offensively in 2011, but the capability was available nearly two decades prior, former NATO Supreme Allied Commander Wesley Clark revealed yesterda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e should have made $14 billion," he said in an interview with Business Insid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st legal scholars think that if Mr Trump fired his FBI director in a malign effort to stop him investigating the Russian election-hacking that is now central to Mr Muellers bigger probe, it could constitute obstru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a broken ankle, then everyone in the hospital knows what to do, they know what to ask and there's a protocol that exists," Harri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ccording to one of Mr Toomeys advisers, If the gaps at five points, were good; if its at ten, we can do it; if its 15, it gets har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it will be very hard to interpret and if it is hard to interpret it will wind up in court," said Doug Kohrs, CEO of Tornier, a French orthopedics company with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merican officials have claimed, perhaps wishfully, to detect a softening in Russias support for Mr Assad: they suggest Russia might be willing to contemplate his removal if his regime were to be left inta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Villere and his wife, Fran Villere, thought it over, asking themselves whether they would regret it if they did not t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f course, Buffett may have made the problem worse when he said a few days later that his designated successor had not been made aware of the fac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rump also recognized China as America's principal long-term competitor and that Beijing would not stop its predatory trade practices if the United States just asked nice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Ms Le Pen] to win, it is highly unlikely either the euro or indeed the EU could survive in their current for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new result, Mr. Fowler explained, suggested that researchers who had previously found that people with more friends were healthier might have misunderstood the relationship between sociability and heal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government official told reporters it was "important" that such banks do one or the other, but did not say what would happen if they refused to comp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nything, lingering weakness and renewed concerns about global credit markets may lead top officials to lean toward doing more rather than l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he often does nowadays, two months from mid-term elections which could see Republicans take full control of Congress, Mr Obama assured the crowd that Americas economy was recovering, even if watching the TV news was one long downer of grim headlin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a window of opportunity that can pass, and if it passes, things will snap back to the way it has been," said Ms. Elugardo, 45..</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we see again some outbreaks starting and continuing, we would at that point start a third dose in an outbreak setting to see if it limited the outbrea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searchers wanted to find out if this was a trait that only some women had - or whether they could experimentally induce self-objectification and get the same resul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ed Chairman Ben Bernanke told Congress in July the central bank is "ready and will act" if the recovery did not continue to move forwar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Like everyone else there on this blizzardy day, this individual is an addict who could have faced years in jail if he had not signed up for the county's rigorous one-year-plus drug court program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while paying the tax in 2010 probably wouldn't put many smaller plansout of business, it would create some capital issues that would have tobe rectified through higher premium rates in the ensuing years in orderto build the capital base back up, which would likely result in furthermarket share gains by the larger plans in the market, resulting in lesscompetition, a direct contradiction to one of the goals of thelegisl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lungs are affected, Wegener's may cause shortness of breath, coughing or bleeding in the lung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child dies, then there's a real incentive to go through the legal system because you can get damages for all the years that child would have lived, but it's much harder to push the case for a young woman who d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government does shut down Friday, national parks would remain open but all visitor services would stop, Pro's Caitlin Emma repor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nder the November proposal, Social Security could hold the hearings by video conference even if a claimant obj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tients visit the InQuicker landing page on a hospital's website, enter some basic information and virtually "check-in." They can also opt to be notified if there are changes in the estimated wait 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ll talk with him about some of what you wrote and find out if he has had any recent episodes and then get him the help he need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t a Senate Banking Committee hearing in March, Roger Cole, director of banking supervision at the Fed, said "given what we know now, yes, we could have done more sooner." The Fed has said that it is crafting tougher HOEPA rules that will be released by the end of the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fense spokesmen would not say when, if ever, the Pentagon had last invoked similar author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at may have tipped the balance in Bernanke's favor for Obama, and what may see him through his Senate confirmation, is mounting evidence the Fed's aggressive actions may be paying off with a recovering econom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tients could continueon their prior therapy if desir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facial expressions of approval or disapproval might have quite an influence on these boys, especially if they had come to see him as a sort of savior to them--helping them deal with their truancy problems as well as their adjustments in the communit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n the time before his tragic death at age 12, touching the world would have killed him in fairly short order, touching which he never did because of him constantly being wrapped in a plastic bubble in one form or anoth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might be an omnibus spending bill, if Congress can sort one out -- and if it does, we'll be watching for any other cyber goodies included in the final funding de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Trump were to shut down the border, here is who would pay the biggest pr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left analysts and investors asking if Citi CEO Vikram Pandit had been too aggressive in his proposal or if he had misunderstood how examiners would score its potential losses in a brutal econom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ntil she found the knot, Foy had, in fact, been feeling the best she had in months, like she "might have something in the tank after all." The therapy sessions she received free through the interventions of the C3 team had proved a turning point, she told m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Even if they could, I would still oppose them on moral groun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narrower we keep this and the truer to whatever agreements there may have been - either informal or formal in the past - the easier it will be to get this across the finish line,"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igns suggest prices may have gone as low as they would go as oil producers appear ready to curtail their outp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most any concerned father of Freud's day would have hoped that his daughter would marry and have a fami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Trump were to invoke the Fifth Amendment, he would undercut his longstanding claim that he has nothing to hide about his campaign's ties to Russ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ule "will make it more likely that facilities will be able to stay open and able to care for patients, and if they need to close or stop work temporarily, get back up and able to care for patients quickly," said Dr. Nicole Lurie, the assistant secretary for preparedness and response at the Department of Health and Human Servi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may well be that the Supreme Court or the [federal appeals court in Washington] will someday announce that given the potential for harm inherent in any cyberattack, breach victims automatically have standing even if the harm has yet to materialize, and even if the purpose behind the breach and the nature of any future harm have yet to be discerned," Jackson wro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one email cited in the settlement, Mr. Sloan warned Mr. Craig that "the Ukraine payment situation" could "put us in a very deep hole in the western press," if it was revealed by oth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Quoting people briefed on the matter, the Times Web site said Microsoft, which has been expected to raise its cash-and-stock bid originally worth $44.6 billion, would seek to nominate a slate of directors by March 13, if Yahoo's board did not enter talk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e noted that shareholders could later ask that votes taken at the meeting be voided and rescheduled if Chesapeake had withheld material information from its proxy filing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tephen Innes, APAC head of trading at OANDA, said traders were concerned with the impact Hurricane Harvey might have on data that could eventually lead "the Fed to sit on their hands for the rest of 2017." Higher-than-expected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 ANGOLA - Angola's oil minister said he did not expect a raise but added he would not oppose one if it were nee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cCaffrey, a retired Army general who served in the Clinton administration, said on Twitter that if Mr. Shanahan knew about the White House's order, he should resig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Governing Council understands that there is some space to help Italy, which will be used, if nee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LAST TAX EVASION POINT: The Obama-Paul showdown might have overshadowed this a bit, but there were plenty of advocates for cracking down on offshore tax evasion who were underwhelmed by the White House's new rules and call for legisl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if McConnell's upcoming primary fight with a tea party challenger might have something to do with the pressure, Collins told POLITICO: "I can't speculate on wh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ciple: Thanks so much! As always, people on the program may own companies discussed on the show, and The Motley Fool may have formal recommendations for or against the stocks discussed, so don't buy or sell anything based solely on what you h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andidates who were no longer afraid of him began to talk about how he'd be their favored candidate, were they not runn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SET QUALITY Another hit could be in stock for the banks if the bad debt expansion accelerates again rather than slowing down because the new government's measures do not boost growth as hoped, while fiscal tightening holds back the econom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cords from Starr's office obtained by POLITICO suggest that Kavanaugh didn't think much of Ruddy and his conservative media colleagues, who were dismissed in the mainstream press for peddling the idea that Foster was murdered - and that the Clintons may have played a ro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ide from the to-friend-or-not dilemma, another thorny social media issues for doctors is whether they should respond to questions for medical advice from long-time patients via social media (to play if safe, no.) And then there's the ever-present concern of violating the privacy provisions of Health Insurance Portability and Accountability Act (HIPA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entral bank could take steps to further ease monetary policy if the recovery were to fal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the government were to use the mere existence of side effects to decide not to cover therapies, there would be no therapies to cov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verall, most people were positive about the opportunities for ART, and there was less condemnation of its potentials than might have been exp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flation's not an issue and consumers continue to pull back on their activity." "If the consumer really pulls back, then you are talking about a recession," he ad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ice, even elderly ones, generally like to run but, if allowed to set their own pace, will usually stroll along at a moderate, jogging-style spe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part of the law had been struck down, President Obama would have been less likely to trumpet the iss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life sciences division had already targeted diabetes as its first significant area for research, but the company is now taking on a field that could have even bigger implic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the transfer of a credit for a client might not in itself raise problems, it could have regulatory repercussions if the client in question is linked to organized crime, since Nevada regulators have broad authority to take action against casinos whose associations bring the state into "disrepute." Court papers show that Sands had conducted its own investigation of Heung, but a spokesman for the casino declined to discuss the reason for the probe or what it found and would not comment on Heung at a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uch a sense of deprivation, it should be added, can pertain to just about anything- from not getting another's approval or validation (which you may have needed and thought you'd earned), to another's getting the promotion you felt belonged to you.</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Republicans say Ms. Hyde-Smith saw her numbers drop after a video showing her praising a supporter by saying, "If he invited me to a public hanging, I'd be on the front row.".</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Pussy Riot would not have been figures of such significance had it not been for the states respon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is political climate I would be very surprised if they approved it," she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missed the program when it aired, you will find a podcast h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otwithstanding, if he remains alive a day or two, he shall not be punished; for he is his property.Leviticus 25:44-45And as for your male and female slaves whom you may have - from the nations that are around you, from them you may buy male and female sla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egal experts say any deal taking BlackBerry private would work best if it had Canadian involv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in the November 1 call about the fallout from the Canada derailment, chief operating officer David Brown said: "I think, largely what's coming down in regulations, proposed regulations, are already things we were already doing." SIZEABLE NICHE The incident may have little impact on Genes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kers said they had notified 2,615 people who might have had their phone hacked, of which 702 were likely to have been victi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continue to fund the company and let it grow and develop we will get a better return over the long run than if we sol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ecause of those legal and those historical precedents, then, many legal analysts have assumed that even if Mr. Mueller uncovered sufficient evidence to indict Mr. Trump, he - with Mr. Rosenstein, who oversees his decisions - would most likely seek to refer the matter to Congress rather than seeking the president's indictment, at least while he remains in off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 poll, patients were asked if they would have another colonoscopy, if recommen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entral bank will apply more such "medicine" if monetary policymakers judge that the economic recovery needs it, William Dudley responded to a question at the Morris County Chamber of Commerc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ai Bui, 79, of Maryland, had a very simple answer for why he was willing to wait in a long, hot line to see Mr. McCain: without the senator, he would not have been able to immigrate to the United Sta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thing that might make today easier: Senate Majority Leader Mitch McConnell (R-Ky.) said Wednesday he would bring an immigration bill to the floor for a "free-standing vote" in January if lawmakers and the White House can reach a de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gardless of the restrictions the law places on banking agencies, several analysts and industry lawyers said the creativity of regulators should not be underestimated if they decide quick action is nee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gency said it was still identifying which other brands of papayas might have originated from the same farm so they can be recall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oronto transition costs consist of direct relocation costs, duplicate costs (such as rent expense, utility costs, depreciation charges, and personnel costs) incurred during the transition period, as well as cease-use costs incurred in connection with idle or vacated portions of the relevant premises that we would not have incurred but for these reloc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ares of Netgear (NASDAQ:NTGR) may have fallen 8% Thursday after the company released third-quarter 2016 results, but that doesn't mean investors should be disappointed with its perform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se weapons work because they are insufferably loud, and if one were used against diplomats in Cuba, there would be no mystery about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lcome back, dearest Community! It's that time of week again! You may have noticed (or not) that there were no picks last wee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re are tariffs just on a couple countries like China or Mexico, then stuff can move to other countries," she says, suggesting that companies might simply find production facilities elsewhere or start buying from places that aren't subject to higher fee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Yet unless Mr Kim had moved decisively to fix the budget problems and won round the staff, his presidency risks becoming a costly failu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mpany's actual results, performance or achievement could differ materially from those expressed in, or implied by, the forward-looking information and, accordingly, no assurance can be given that any of the events anticipated by the forward-looking information will transpire or occur, or if any of them do so, what benefits that Company will derive therefrom.</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I could wave a magic wand and change (the start) from 2014 to 2015, I would," said Sandy Praeger, Kansas' elected insurance commissioner, whose plan for a state partnership exchange was rejected by Gov. Sam Brownbac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Better Care Reconciliation Act would start cutting Medicaid by the year 2021 if pass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 wish Tsipras had done what he promised (to overturn austerity) but they didn't let him,"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ney market funds fear that these tender option bonds will not be eligible for their portfolios if bond insurers are downgraded, so trusts are looking for solutions, including solid insur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don't get along with them, then we won't get along with them, but I think we have a very good chance of having some very positive thing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a pretty big win for them if they were able to gain access up there, clearly dependent on what type of terms they got." On Rosneft getting access to Gulf of Mexico: "It might be a sort of quid pro quo very similar to the share swap arrangement that BP was trying to negotiate with Rosnef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cancer was aggressive or advanced, some form of imaging, such as a CT scan of your chest, abdomen and pelvis, may be performed at least annually for at least three years to look for signs of recurring canc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mportant as those skills are to party insiders, however, to voters they could be a liability, particularly if tea-partiers play as big a role in the 2012 cycle as they did in 2010.</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overnment bond prices, meanwhile, edged modestly higher, leaving yields near nine-month lows, even though traders said the flight-to-quality flows could dry up if the dollar continues to fall as this would undermine the value of any dollar-denominated asse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thought it was selfish," said Josh Holmes, Mr. McConnell's top political adviser, recalling the lawmaker's reaction to Mr. Ryan's announcement: "If he wanted to leave, he could leave after the ele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aw requires the Navy to sell cigarettes and tobacco! Under pressure from Big Tobacco, Congress passed the requirement that Navy ships sell tobacco around 20 years ago, he writes, meaning that if the brass wanted to ban smoking in the surface force and on aircraft carriers, lawmakers would need to vote to overturn the earlier mand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 Over seven years ago, Mayo Clinic researchers began collecting scientific data on a different kind of experiment: How well K-8 school students might improve in science if offered a hands-on, real-time research curriculu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the two leaders do get together, Mr. Trump will face pressure to more forcefully condemn Russian aggression or risk once again looking deferential to Mr. Putin as he did in Helsinki this summer when he seemed to accept the Russian's word that he had not interfered in the 2016 presidential election..</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t's possible today's survivors "truly have worse outcomes," since more people who would have died if not for current medicine because in previous generations people weren't beating higher-risk disease, she reaso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left GM and they went to another brand [that] may not have been as exciting -- it may have been, frankly, a boring design -- but their quality of life was improved and it's hard to bring them back ...</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Even if the 538 electors were somehow men and women of profound virtue and valour, blessed with a deep understanding of what America needs in a president, it would still be antithetical to democratic principles to untether their vote from the results of the actual vote on election 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till, patients can still respond to BCMA-directed CAR-T therapies even if they test negative for BCMA, Richardson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nd I can tell you, the previous administration would have been in war right now if that was exten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ABOOSE - T&amp;I on the small screen: You may have missed it last weekend, but you'll get another chance in February to see Railroads ranking member Corrine Brown portrayed in a Lifetime movi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G7 can coordinate to provide liquidity, but their basic stance is one that is critical of intervention." The Group of Seven finance ministers and central bankers tried to calm markets with their pledge over the weekend to act if needed, while the European Central Bank bought Italian and Spanish debt in the market to sling a safety net under the euro zone's third- and fourth-largest econom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trial was in only 20 people who fulfilled very specific criteria (having PTSD on average for 20 years) and who would have found it easy to tell whether they had been given ecstasy or placeb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market is open and it's at the right price, then we'll be looking at raising additional debt." Lowy said Westfield had no interest in buying any assets from smaller rival Centro Properties Group CNP.AX, which is struggling to refinance short-term debt by selling assets and seeking a new cornerstone investo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he added that Google may not necessarily have based the $2.5 billion run rate on one quarter's worth of revenue, which would have suggested that Google made $625 million in mobile revenue in the third quar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approach works, the company could manufacture an "off-the-shelf" product that would be considerably cheaper than the bespoke treatments pursued by Juno Therapeutics, Novartis and Kite.</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wish I would've just finished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pretend that you're up to speed when you're really struggling to comprehend what's being asked of you, you're likely to make mistakes that could have lasting consequences.</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I have to say, you know, I wish the Cardinals the best,' Obama said diplomatical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 45,000 striking workers would not have been on Verizon's payroll during the week ended August 13 and could put a dent on the August jobs count to be released on September 2.</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ve been to a shopping mall recently, you may have noticed that many storefronts are emp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ny case it would be on an irrational basis." He said everything would be done to protect the euro, adding that if the EFSF needed to be doubled than that would be the ca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at leaves out other groups, such as asymptomatic men who may have contracted Zika and could pass it on to female partn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rotecting the crown jewels of British industry sounds an attractive policy, but it raises some difficult questions: how to decide what counts as a national champion or a strategic industry, and how to work out what would be lost (or gained) if it passed into foreign contro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disadvantageous outcome could be investigators overwhelmed with information that might have been pared down by a narrowly targeted subpoena for documents and trading recor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is pans out, this could be a real game changer," said Dr. José Baselga, the physician in chief at Memorial Sloan Kettering Cancer Center, who will head the company's science advisory boar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Trump said he would consider delaying a March 2 deadline for a trade deal with China if negotiations with Beijing went well.</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m so pro, I almost wish I were gay so I could have 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may have injured your knees without realizing it when you fell, or the trauma of the fall could have caused your arthritis to fla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n again, Michael Lewis admits that when he heard that people such as Brad Pitt planned to co-produce The Big Short, his first reaction was, "Who'd make a movie about credit default swaps?" Who knows? If The Big Short does well, maybe Pitt and his Hollywood cohort will flex their geeky muscles even furth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wait too long, an illness or injury may force a hasty decision that everyone may regret la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victim who is already vilnerable has to force themself to feel something even if they don't, and shoved into a schedule to heal that may not f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that to happen, the costs of bringing expectations back to their current anchored state might be quite high,"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is were to materialize and involve a country like France, for example, it could complicate the already fragile efforts by Europe to rescue countries in its periphery." MIKE LENHOFF, BREWIN DOLPHIN IN LONDON "The managers of the euro zone have to display a sense of determination to progress the things they have already d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one were to draw a Venn diagram, the company in the centre would be Walgreens; the US pharmacy chain has partnerships or contractual relationships with all three group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ll stay in office if all goes according to plan until April 2013, and I hope that I can help rescue Italy from financial ruin with moral support from some European friends, especially Germany,"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can leave those with mild to moderate cases that came and went facing higher rates, even if they may not be at higher risk of suicide or being unable to wo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Republicans believe that, given the allegations, Mr. Harris would have a tricky path to victory, even in a primary, if one is call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are very supportive politically of what this initiative is about." Asked if Brown expected all 27 EU leaders to take similar measures to rein in perceived excesses of the banking and financial services sector, whose costs have been borne by taxpayers, Lewis said countries should decide al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hildren were considered to have imaginary friends if the child said they had one and could provide a description of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mpanies will not take technologies from us if we say the government will decide in the future what the price will be," said Mark Rohrbaugh, who ran the technology transfer office at the institutes from 2001 to 2013 and is now an adviser to the agenc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se of those tax benefits would be severely restricted if shareholders of more than 5 percent stakes collectively increased their Ford ownership to more than 50 percentage points over a rolling three-year perio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could face life in prison if convicted on all of the charges brought by a grand jury in Texas, assistant Attorney General Lanny Breuer told reporters in Washingt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added that his team is a big fan of Blue Button, and if it became more pervasive the company would definitely work to accommodate what that technology could d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dministration said it would finance a court-supervised bankruptcy if the process failed to deliver big enough saving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Mueller is basically saying, if we felt comfortable that the president had done nothing wrong, we would tell you.</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ewis told his board the Fed and Treasury would remove the board and bank management if it did not complete the purchase of Merrill Lynch despite growing financial losses there, according to board minutes cited at Thursday's hear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s the only one selling it then he can make as much money as he can," said Mr Muly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said if the 2nd Circuit does not agree that Argentina must make a security deposit, then it should consider expediting the case so that it can be resolved before December 31, when the country must pay $500 million to service restructured bon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a deal is secured, or if Brexit is postponed indefinitely, there could still be conflicting ideas on the right policy a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oth of these practitioners were trained in different ways and at different times than I was, so I appreciate that they may have very different perspectives on therap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indings, if validated, may help doctors avoid some of the guesswork involved in matching treatments to tumo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wanted to know if I was going to call Trump a racist and he wanted to know" if it would include an old allegation from Mr. Trump's wife, Ivana Trump, that he had committed marital rape, Mr. D'Antonio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randomised controlled trial would ideally be required, though studies randomising people to food or drink items over a long period of time to look at cardiovascular outcomes would have serious feasibility issues; especially regarding compli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obody knew us, and who would have ever thunk it, you know? We were on the Today show and Labor Day 1982 and it went on the best seller list the next wee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did a substantially better deal, I would be open to T.P.P.," Mr. Trump said during an interview with CNBC..</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looks like there is some momentum being lost in some areas of the economy but at the same time the jobs market is picking up and if that continues then the rest of the economy should follow suit." MARKET REACTION: STOCKS: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recruiter told reporter Alex Gangitano there was speculation that Shuster might have taken over the top spot at the Association of American Railroads before the group announced that senior VP Ian Jefferies would be its next CEO.</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more Republicans had a stake in the administration, they might have had an interest in blocking some of the more egregious rhetoric the party has generated over the past three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legislation was dropped while assembly members focused on President Park's impeachment proceedings, but may be picked up again if a new president is el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mpeachment becomes a political tool instead of the end result of a credible investigation, then you are as guilty as Trump, in some ways, of taking a hammer blow to institutions," said David Axelrod, former President Barack Obama's onetime chief strategist, adding that it would also create risks in swing distric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 memo last month, OMB also asks federal agencies to come up with wish lists explaining how they'd spend the additional 5 percent they were budgeted to get in fiscal 2017 under their fiscal 2016 submiss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articipants were on average within the healthy BMI range and so findings may have been different for people who are outside of the healthy rang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at argument might make sense if the company had capacity issues -- and it has admitted in the past that it doesn't -- or if hadn't previously offered unlimited dat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rom time to time, Bombardier may exclude additional items if it believes doing so would result in a more transparent and comparable disclosur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every supporter had given $20 - chump change for the biggest ever battle yet for civil rights - they could have delivered $14 million overnight.</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wish I could say I always w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would provide a combined capacity of nearly 1 trillion euros, even if the EFSF has to live with a AA+ rather than a triple-A credit rating after some of its key guarantors, especially France, were downgra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is wish keeps us focused on negative outcomes and ready for disappoint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m looking at two athletes that are absolutely equal, does it fall into my mind that the veteran may have the better opportunity for funding and may be long-term a better athlete down the road?" Schieber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Democrats fail to take back the majority, Ms. Pelosi, who has been her party's leader for over 15 years, would almost certainly be replac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apital markets will close to them if they can't cap these liabilities at a tolerable level," he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iven this factual record, Justice Kavanaugh and his colleagues may have been hesitant to use Morris County as the vehicle to move the First Amendment toward a principle commanding the government to fund religious entities equally under grant programm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also said that Questrom, a former Penney CEO, would return as chairman if a CEO he liked was chosen.</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should have been angry and I should have been frustrated with what he was do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olitical analysts have warned that animosity among the ruling parties in Bratislava had risen to a boiling point and if SaS did not back down the government could collap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Reilly: Did this happened just yesterday on the conference call? When did he say this? Shen: It may have been, but he stated that eventually, he's hoping "summon" could work on a coast-to-coast a basis, even, where you could summon your car in New York from Los Angeles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you may or may not have noticed, in a (mostly failing) attempt to see whether I can make any money back off this blog, I've been running Google Adsense down on the left colum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is selected, the ERG will be heavily pressured to support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bsolute best thing you can do if you've neglected to file or pay, says Green, is reach out to the IRS immediate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Trump referred to Mr. McGahn as a "lying bastard" and said that if he did not deny the report, "then maybe I'll have to get rid of him." He did not fire Mr. McGahn, who left later that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ther she would not allow the State of the Union to go forward if Trump does not agree to her demands, which as speaker Pelosi has the power to do, she said, "We'll cross that bridge when we come to it," noting the White House has not responded to her let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this does not necessarily mean the supplements are unhelpful, it does suggest a more nuanced consideration of who, if anyone, may benefit from taking fish oils and whether we all might be better off simply eating more fish, even though that too can have some downsides as well as benefi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oth men declared, however, they would defend the Jewish state if it were attacked by Iran and both vowed to pursue tough policies against Tehran's nuclear ambitions and keep military action as a last reso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se results were extrapolated to the 33 million women in the United States between the ages of 18 to 45 who have employer-sponsored health insurance, it would mean that an estimated 21,000 additional devices and implants were inserted in the month after the election, Dr. Pace said, an increase she described as "impress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may expect it is going to do amazing things, and if everything goes well, it coul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ast year Senator Lindsey Graham of South Carolina, once known as a principled conservative, said there would be holy hell to pay if Mr Trump sacked his former Senate colleag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rk Meadows (R-N.C.), chairman of the caucus, indicated on Monday that some members could warm to the legislation if certain changes were made, particularly to the sugar program as well as to the work requirements for able-bodied adults without dependents on SNA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Mueller were to defy Mr. Whitaker's order and seek a subpoena anyway, Mr. Whitaker could try to fire hi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can make a deal, it will be a great thing," Mr. Trump said at a news conference with Prime Minister Malcolm Turnbull of Austral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doesn't then the banks will start their own reporting system and there is already pressure from Chi-X Instinet's platform," said another dealer - referring to electronic brokerage Instinet's new alternative low-cost European trading syst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Trump said he would be prepared to "deploy new tools, developed under existing authorities," if lawmakers did not act to "protect the crown jewels of American technology and intellectual property from transfers and acquisitions that threaten our national security - and future economic prosperit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 Democrats had not lost control of the Senate, and Mr Obama went ahead and established immigration policies which Democrats had been unable to push through the legislature-secure in the knowledge that they could still block any Republican effort to override them-then this might represent a bit of a power grab by the execut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y allegedly leaning on Mr ComeyI hope you can let this go, the president is reported to have told him, in reference to Mr Flynns misdemeanourand then, on May 9th, sacking him, Mr Trump may have blundered most seriously of all, in sight of an assiduous witn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drugmakers believe that a comprehensive trade deal is looking more elusive and that even if an agreement were to be struck it would be too late for them to overhaul global supply chai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added all capital and leverage ratios were well within targets and ING would have 3.9 billion euros of spare cash after completing its 5 billion euros share buyback and the payment of last year's divide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Rajapakse says one of the issues with this bacterium is that it forms spores that resist to heating and can survive in a dormant state even if heated to high temperatur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wo of Obama's four misses will have minimal impact on his bracket - he had both Texas and Notre Dame losing in the second round - but he felt the sting of losing an Elite Eight team in the first round when local favorite Georgetown was shocked by Ohio University in a lopsided outcome that few could have forese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D PERSPECTIVE: CORPS IN TRANSITION - Marine Corps leaders may have once believed their strategy of pursuing single, expensive, highly complex programs, for which there were no alternatives, was the key to ultimately getting th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 Oval Office on Wednesday, Mr. Trump said that his administration was still considering the possibility of military intervention - "all options are open," he said when asked what would happen if Russia did not lea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want to look at that information and ask: "How have we evolved the patient's treatment for hypertension over time?" And what we saw at a lot of places was that over time the medications would be imported and were there but the dates would be the date the system went live, the prescriber would not be available, and the history would be abs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 Wednesday, hours before the commerce secretary, Wilbur Ross, was scheduled to meet with Ms. Malmstrom about the tariffs, he told an audience at the Organization for Economic Cooperation and Development that he believed that discussions could continue if the penalties were impo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we at The Motley Fool wish extended good health to all executive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lthough Pfizer decided not to proceed, the government had no power to block the deal - which, had it gone ahead, could have harmed the pharmaceutical industry, in Mrs May's vie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question for investors is, how can you best bet on the house in this situation? Meanwhile, last week, general retailer Canadian Tire bought outdoor apparel maker Helly Hansen, and some are concerned it might have paid too mu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presentative Trey Gowdy, Republican of South Carolina, said if the president was innocent, he should "act like it" and leave Mr. Mueller alone, warning of dire repercussions if the president tried to fire the special counse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acknowledged, however, that they were not able to account for all the possible things that could have influenced the finding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uch a devaluation was to occur, this would push inflation higher still and necessitate "aggressive" rate rises, he sugges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 can't get paper soon I'll have to sack my staff,"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AFTA ROUND 7 HAS PROGRESS FOR AGGIES: President Donald Trump's pledge to impose steel and aluminum tariffs may have overshadowed the NAFTA talks, but negotiators from the U.S., Mexico and Canada were able to finish a chapter long-described as nearly complete: food safe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he manages to win that vote -- which could come before the BOE decision -- then it's likely that a short delay will be request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Should a herniated disc have occurred in the lumbar spine or lower back, the pain could have radiated to the buttocks and down the leg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will bring it down below 10 percent next year it will be some unqualified success." DAVID BUIK, PARTNER, BGC PARTNERS, LONDON "They have chosen the path of glory which is to spend their way out of trouble and this just endorses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do see a pullback, it's probably not going to be all that surprising given the headwinds we have in front of us." Those concerns will likely keep the Federal Reserve's loose monetary policy in place as the central bank works to boost the economy through its quantitative easing program.</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Needless to say, if we had universal healthcare, enemies of unions wouldn't be able to tell this particular lie, and American auto companies would be doing a lot better financial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raders say that the sheer number of officials who would have been consulted in various discussions - at IEA headquarters, in Washington, in other IEA member states and the Middle East - nevertheless meant it would have been easy for word to slip o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appreciate your concerns but you might have misunderstood my points, one of which is to recognize the vast range and diversity of bisexuality, which will be the focus in future pos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e believes that Wisconsin - where 22,000 votes separated Mr. Trump and Hillary Clinton in 2016 - "could go either way" in next year's election, and could favor Mr. Trump if voters see their decision as a choice between one candidate whose beliefs and motivations they do not fully trust and another whose flaws they have come to accep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DEUTSCH: Ann Coulter, author of If Democrats Had Any Brains, They'd Be Republicans, and if Ann Coulter had any brains, she would not say Jews need to be perf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get sick," Mr. Kreidler said, "you may not be able to renew your coverage - there are no protections for people with pre-existing condi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oting that the company had seen lower electricity bills with 20 percent less staff in the office each day, Mr. Barnes said the change in work hours could have wider implications if more companies adopted such a strategy..</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Siddhartha may have understood his son well, but it would be a mistake to believe he understood his son ful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tariffs actually went into effect, it would upend the supplier industry," said Ann Wilson, senior vice president for government affairs at Motor &amp;amp; Equipment Manufacturers Association, which represents auto parts mak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Mueller declined to pursue criminal charges against Mr. Trump, he might have been guided not by lack of evidence, but by the Justice Department's legal opinions that a sitting president cannot be indi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unlikely that the special tribunal will be asked to rule in favour of the plan with only a slim two thirds majority, but the scenario is more likely if only a few banks are left holding up the proc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can be quick-witted in such a situation, you might also speak up in the meeting itself with a comment like this: "Maria, I'm glad you like the idea that I had mentioned to you yester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why the fall? Momo had been beating estimates by 38% or more over the last four quarters, so investors might have let their expectations get too hig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member when: Senate Democrats unveiled their own infrastructure wish list earlier this year, though they didn't include any suggestions for covering the cos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dnesday a bill to grant him his wish passed out of a Senate committee, and now it goes to the full floor for a vo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NYSE was testing mainly for two things: To see if its systems could handle the amount of message traffic that might be generated by the IPO; and to make sure that once the IPO took place any firms that placed orders would promptly receive the reports telling them that their orders had been execu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found that 102 of 106 emails sent using NGP VAN were ordinary communications, concerning "a variety of local and regional community organizations and events," while Gillum himself had no involvement with the four emails that may have been political in nature (or, in fact, any of the emai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repeated that, if a deal can't be reached, he'll apply a 20 percent tariff on c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images show a Maisonneuve fracture, but the bones of the ankle joint are still in their proper place, or just slightly out of alignment, and the stress films show only minor ankle instability, then surgery may not be necess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mazon can make the process of ordering drugs online quicker and less cumbersome, the biggest losers will be the large drugstore chai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a matter of fairness, they should show it to you - so we can correct it if they're wrong," Giuliani told the outl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she was concerned at how "a blanket ban of products to treat life-long conditions such as coeliac disease and chronic pain could have unintended consequences on those who rely on these treatments to improve the quality of lif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edeking, hailed as "the man who outfoxed the market" by Fortune Magazine in January 2009 and Haerter could face a sentence of up to five years in prison if they were eventually found guilty of breaching securities trading laws, a criminal offence, the spokesman ad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Xi might have been hinting Tuesday at what such a breakthrough would take: Harvard Law School professor Jack Goldsmith thinks Xi is signaling that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Gingrich were to withdraw and endorse Santorum, it would certainly give Santorum a short-term boost-perhaps a big enough one to win the nomin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do that banks will then have the confidence to start lending to each other again and that will help reopen the mortgage markets and will make a big difference to businesses and homeowners." Darling said he would be meeting with Britain's main mortgage lend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re still in the game of refinancing -- and there looks to be opportunities to do more of that in 2012 -- then my view is that management probably tends to fight on,"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Japanese automaker said it will inspect and, if needed, replace the driver's side driveshaft that may not have been properly assembled, which could lead to the engine no longer propelling the vehicle in any g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UK would face a pensions crisis only if the PPF risked being swamped by big schemes with big deficits it could not fund through increasing lev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vaginal prolapse does not cause symptoms, or if you can manage your symptoms and they do not disrupt your daily activities, you may not need treatment no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ose kinds of margins attract competitors in droves, and ultimately, RIM would have had to slow down anyway, as rivals arrived bearing offers of similar services for lower pri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 a public exchange, a trade could be costly for the buyer if the bourse's publicly quoted data allow traders to spot the tell-tale signs of a big lump of stock being traded.</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I think you might have comfortably re-interpreted my effort because I had not considered introverts as 'empathetic'.</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predicts that if presumptive Republican nominee Mitt Romney is elected, there will be a reduction in the corporate tax rate by 10 percentage point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That is what the decapitation would suggest to me, had I dreamed of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it is enacted this week as expected, it will be entirely along party lin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etso's Shareholders' Nomination Board will propose to the next Annual General Meeting, to be held on April 25, 2019, that the Board of Directors should have eight members and that Mikael Lilius, Christer Gardell, Peter Carlsson, Lars Josefsson, Nina Kopola, Antti Mäkinen and Arja Talma should be re-elect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Even Denise's lawyer admitted to People that Denise could have kept half her awaited winnings if she had been honest with her then husba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think there will be higher recoveries than this, but we just wanted people to know they have an avenue to access their capital more quickly if they need to," spokesman John Ro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heart doesn't pump blood adequately to meet the body's demands, so if you then overload the heart with more fluid and more salt, then it has a hard time pumping," says Dr. Kopeck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 studio was concerned that a prolonged debate could deter moviegoers from coming out to see the film--would people want to see a movie if they were constantly being reminded by news headlines that it featured scenes of tortu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done so and have not suffered angina during process, then you are likely to have no significant coronary artery disea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mpounding the problem, the second companies rely on databases that may contain errors - so even if the genetic alteration found by the first company is correct, the analysis can be wro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arland says children over the age of 1 can take up to 1,000 international units (IU) of vitamin D a day, if approved by their pediatrici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other Freedom Caucus member, Representative Scott Perry of Pennsylvania, was asked Monday evening whether it would be more difficult for Mr. Ryan to stay on as speaker until January if the discharge petition were successfu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bout 5,000 new customs officials will be needed if there is no Brexit deal, and 1,113 have so far been hired, HMRC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No one made sure the vitamins they were taking over the past little while were nutritionally complete, but imagining that someone did make sure, in that case it would provide people a sense of assurance that they can be safely taken,"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dward "Ted" Buckley, director of economic policy at the Biotechnology Industry Organization, said he didn't know what kind of capital could replace venture capital, if that were to withdraw from biomedical industr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he did come, officials said Mr. Trump might leave the meeting before it was Iran's turn to spea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expect that a sudden fiscal adjustment could occur if all current tax and spending provisions, set to either expire or take effect near the end of 2012, go forward in accordance with current law," S&amp;P said on Fri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o that end, Daily Kos Elections' Steve Singiser has put together the ultimate wish list of Democratic Senate recruits for every GOP seat that's up in the coming cycle, from top-tier races (like Georgia) to reaches (such as Montana) to the most distant dreams (someone's gotta give some love to South Dakot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though the BoJ has cast itself as a dependable buyer if the market is falling (it will buy in the afternoon if the index was down in the morning) the purchases are not evenly pac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VER-THE-COUNTER DERIVATIVES The G20 agreed that derivatives should be standardized where possible so they can be centrally cleared and, if appropriate, traded on an exchange by the end of 2012.</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the two sides failed to strike a budget deal in 2011 they devised a punishment that would hurt each of them if negotiations were to fail aga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ed officials ought to ask: If not now, when? If the central bank's rules prevent them from acting, they should change th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all the executions scheduled for this year are carried outwhich is unlikelya total of 33 would be the lowest since 1994, and would have fallen by two-thirds from the peak of 98 in 1999 (see cha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re's no response, you could be in perimenopause or there could be a problem with your ovaries, resulting in estrogen deficienc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don't know how long the virus can persist, but its persistence could have implications for babies born with microcephaly and for apparently healthy infants whose mothers had Zika during their pregnancies," Bhatnagar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be needed only if you couldn't take me out on the meri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be nice to have more flexibility, because if that could pay for training for response team and range time, that could save me $10,000," Mr. Wye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do not take these measures lightly, but we will not shirk from reducing assistance further if evolving conditions require it," the official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tients who'd had fusion surgery could walk an average of 397 meters in 6 minutes, while those who'd only had the simpler procedure, decompression, were able to walk an average of 405 meters, a difference that could have been due purely to chance, so it wasn't significa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day soon, perhaps within a year, you'll be able to slap a soft, stretchy patch on to your arm that tells you if you're dehydr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you might have already suspected, every party involved declined to comment, although, if true, it would mean the potential for a bidding war for CorpBanca in a best case scenari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is team has made a decision to move in a different direction and I wish him the best of success," Robinso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 old days, when we were just buying China's tennis shoes and solar panels and it our soybeans and Boeings, who cared if the Chinese were Communists, Maoists, socialists - or cheats? But when Huawei is competing on the next generation of 5G telecom with Qualcomm, AT&amp;amp;T and Verizon - and 5G will become the new backbone of digital commerce, communication, health care, transportation and education - values matter, differences in values matters, a modicum of trust matters and the rule of law matt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old Citigroup stock, don't be concerned that some funds are cutting their positions -- there are plenty of reasons that may have been the best move for their investor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e would not be doing this if we were seeing people - healthy people - getting hurt by donating a kidney," Dr. Prieto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headline conclusion is that UK spending on healthcare will have to rise by an average of 3.3 per cent a year over the next 15 years just to maintain NHS provision at current levels, and by at least 4 per cent a year if services are to be improv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pproved for sale, the company said, the antibody "might have a significant competitive effect on Erbitux," and Bristol-Myers may have no rights to market that produc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ithout an equivalence deal for Swiss exchanges, Europe's integrated cross-border market for share trading would have fragmented from Janua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people have already purchased drugs, they may skip doses - or split the pills - because of concerns that they won't be able to afford future refil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recollections of one 30-year-old Malaysian, who asked not to be identified, is typical, then Milo's popularity might be easy to expla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may not have thought about this, but before a person can receive an animal, she must provide shelter for it, know what it needs nutritionally, maybe even plant a new cro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ccording to Cleveland Clinic, if all goes well with its IND application to the FDA, Phase 1 clinical trials are expected to start within two years and will likely take about three years to comple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medical condition is found, treatment can be customized to fit your individual nee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HPV - particularly the types that are most closely linked to cervical cancer, such as types 16 and 18 - then you are at higher risk for developing cervical canc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families where chaotic conditions prevailed, placing trust in one another may have been difficult if the family structure and expectations of mutual support were not set in pla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o, he reasoned, the key would be to work with the hip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awful permanent residents, also known as green-card holders, may be more wary of noting they are not citizens if members of their family are undocumen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upervalu did not have full details on the time frames and locations that may have been compromised, but will offer 12 months' identity protection services to customers who shopped at its stores from Au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y that time, Apple may have exhausted its penetration into the consumer marker and will face price competition from a host of rivals to its iPhone and iPad, said Beck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elling may have surprised dealers who bought CMBS in anticipation that the Treasury's pending toxic asset clean-up plan would spark demand, said Chris Sullivan, chief investment officer at the United Nations Federal Credit Union in New Yo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rump is worried Democrats won't agree to a wall compromise if he relents, while Democrats say Trump would use the shutdown tactic again if it work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no objections are made, it said its tentative finding and conclusions would become final.</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nd I will tell you, I would love if I was just covered fairl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only it were so simp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always, people on the program may own companies discussed, and The Motley Fool may have formal recommendations for or against stocks mentioned, so don't buy or sell anything based solely on what you h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arclays said in its last annual report if it lost the cases against the FHFA and other civil actions it could incur a loss of up to the outstanding amount of the RMBS at the time of judgment and some additional interest and costs, less the market value of the RMB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were to look at the results of Enterprise, though, you might not notice it that mu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gency said it will periodically review these parameters to determine if they need to be adjus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 wondered if it would make it easier for me to endure the inevitability of change and loss that both my patients and I would experie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believe if I'm president you're going to see a dramatic increase in the production of gas and oil, as well as continued production of coal, and I believe you're going to see nuclear come back and I believe renewables will continue to gro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Dr. Blasey's claims may have given Democrats who were on the fence a way to vote no without paying a steep political pr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y senator from either party could then demand a vote, because the resolution would be deemed "privileged." Mr. McConnell told Mr. Trump that he would have no choice but to schedule a floor vote on the measure within 15 days, and Republican aides have estimated that between three and 10 Republicans would side with the chamber's Democrats against Mr. Trum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unclear if any of those three will continue their campaigns, but only Martinez had raised a decent amount of mone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will give them most of the code, but we have intentionally introduced some bugs to see if they can find them and if they really understand what's going on," Dr. Erickson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Mr. McCain can persuade at least one additional Republican to oppose Ms. Haspel, the nominee could be doom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said Mizuho currently offers algorithmic trading and electronic trading for the Japanese market, adding: "Our plans are to be a major player in the rest of Asia." Asked when the prime broking services would be ready, Okano said: "Mizuho are in constant dialogue with our clients in order to determine the timing that will best serve them." Asked if Mizuho were slow to make decisions, he said decision-making differed from company to compan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e think the patent in this case should not have been issued, and we hope the court finds it invalid, said Victoria Espinel, chief executive of the Business Software Alli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onis' stock performance in 2017 may have been muted, but I'm a firm believer that you can't keep a great company down for lo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allers will be guided by scripts and call lists compiled by people - or computers - with access to details like whether voters may have visited pornography Web sites, have homes in foreclosure, are more prone to drink Michelob Ultra than Corona or have gay friends or enjoy expensive vacation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Our judgment was that had Bear Stearns BSC.N been allowed to walk into bankruptcy court, that would have disrupted the financial system and had very serious effects on the economy," Kohn told the Senate Banking Committ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s Merkel wanted to be the first permanent president of the European Council, the job would be hers without challen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Jordan has said recently Switzerland could consider capital controls to deter a flight to the franc if Greece leaves the euro, but most economists believe they would have little effect and could seriously hurt the big Swiss banking industr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instead, as in a fairy tale, I were granted one wish that the next president would have to obey, it would be to mobilize the entire economy-much as we did for World War II-to make a rapid (5-year?) transition into a nation powered almost entirely by solar energ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ould an evenly divided House convene in January, it is unclear who would become speaker, a historically all-powerful po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may change, but if it is to do so, then it will require more than just large inflows of money into smart beta fun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do not have the formal power to reject a nominee for president of the commission, but the European People's Party (EPP), which is the largest group in the parliament, made clear in June that it would create a huge row if Europe's leaders failed to nominate a commission president from the centre-righ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evertheless, a substantial number of insured cancer patients will use alternative medicine if they are given the choice, he points o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you believe that the Netanyahu poll is the rare case where McLaughlin got the numbers right, there's another problem with the poll: McLaughlin put its thumb on the scale when it came up with the question it would ask.</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LONDON - Theresa May has defeated an amendment which could have forced her to delay Brex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nial' ended with the line: 'With all Bush's upbeat talk and optimism, he had not told the American public the truth about what Iraq had become.' Woodward repeats the line in his new book, adding: 'My reporting for this book showed that to be even more the case than I could have imagined.' Bush refused to grant an interview to Woodward for "Denial," but gave the author several interviews for "War Within." Such increased access did not seem to improve Woodward's opinion of Bus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just because inflation remains subdued doesn't mean it couldn't rise suddenly, especially if businesses -- which set prices -- decide that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onfirmed by the Senate, I will keep an open mind in every case, and I will always strive to preserve the Constitution of the United States and of the American rule of la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called my patient and reported what had transpired and informed her that we would have about a two-week waiting period for a decision to be ma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LACK BOX PROBLEMS: Some of the reason the United States may have been slow to ground the planes is because officials were apparently awaiting data from the Ethiopian Airlines plane's black boxes that have yet to be analyz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rump may not have been "secretly in contact" with the Russian leader - the whole world knew they were meeting - but nobody outside the Russian government and Trump himself knows what they discus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been to a Starbucks recently, you may have noticed the arrival of the usual Christmas-season trappings-things like slightly different paper cups, which is very important if you love Jesus or just want a few bright colors around to help us all stave off seasonal affective disord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hese negotiations were not to lead to the desired outcome, there would unlikely be an impact on economic growth this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 power is lost, a refrigerator will keep food cool for four to six hours if left unope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produce can and should be washed even if you plan to peel or cook it unless it comes in a package labeled triple-rinsed or ready to u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SLIM CHANCE WITH FASHION As shoppers get used to low prices and deals, companies must sell products that are engaging, such as apparel in appealing fashions, and affordable, if they want to stave off competition, Columbia's Cohe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OPPING ONLINE: Over the weekend, GlennBeck.com posted what appears to be a picture of Glenn in the Oval Office, along with the question: "Did Glenn go to The Oval Office over the weekend? Answers coming Monday at 5pm ET only on GBTV!" Playbook can reveal that Beck plans to announce he has built an Oval Office set for GBTV for a series of weekly speeches he will give: "the things we wish the President would say to the American people - or the things he should say." Per his team: "The speeches will be three to four minutes in length, will be delivered from an exact replica of The Ov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inancial impact on these folk would make it politically hard to scrap quotas overnight, say Dutch farm officials, even if it would help younger farmers, for whom quotas are a big disincent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explained: While it may be getting simpler to treat a severe disease if it's monogenic, complex mental illness like schizophrenia have multigenic causes - to say nothing of developmental and environmental facto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Kavanaugh doesn't get confirmed, it would certainly mobilize the righ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know she won't ever feel the same about me and I've made my peace but narcissists should not have ki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respect [the Trump administration] and if they can promote it, we can be very happy, but we are not naive,' [Israeli Minister of Public Security and Strategic Affairs Gilad] Erda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 is confirmed, he will shape the course of American jurisprudence for generations to come, filling the seat long occupied by the retired Justice Anthony 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ost couples try hard to work around these potential "disconnects" if they can, but previously patient partners may have less wiggle room over 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at might have happened if Blockbuster's executives had asked themselves how Blockbuster could become the company that would put it out of business? Amazingly enough, they had the opportunity and didn't realize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limit this along national lines, it would clearly be a disappointment because it would show quite starkly that the ECB is running up against its limits," Odendahl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nder the proposal, after seven years non-domiciled residents must pay 30,000 pounds ($59,480) a year if they wanted their overseas income to remain outside the UK tax net, or become a normal UK tax pay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likely that other vendors like HTC or Sony or RIM may have overtaken Nokia in smartphones, though that is not confirmed yet." "While their smartphone division is struggling their feature phone division is doing okay, but feature phones are a sunset technology and smartphones are sun rising, so they need to transfer growth to the sun rising technology." CAROLINA MILANESI, GARTNER "Mobile phones were good, but this was the only place to look for a good new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was not the deal we sense the market was expecting, and as such we would not be surprised if Imperial is weak in response to this announcement," analysts at Morgan Stanley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forint pares its losses some more and CDS prices normalize, investors will reconsider around the world how little basis this scare really had, the market will return to normalcy once again," one fixed income trader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d any lingering doubts about Warren Buffett's admission that "it's my class, the rich class, that's making war, and we're winning," this pair of charts from the New York Times should put them to re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ain is due to other factors, then the surgery may not hel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the leader in the field, Purdue would not have been able to grow the pie unless they could get physicians to prescribe more opiates overall," he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assed by Congress, Blackburn's amendment could effectively strip the FCC of its preemption power, at least for the year that the underlying annual appropriations measure is in for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removing him will not be easy, it's not as unlikely as it may sometimes se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did chime in during last month's escalating tensions with Israel, if only to make sure the president understood the 'conventional wisdom' promoted in the media, that Obama's toughness with Likud hard-liners would potentially erode his domestic Jewish suppor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fter revelations her brother and her husband have been less than truthful in their meetings with foreign officials, House Democrats are now wondering if Ivanka Trump may have also had a faulty memory when it came to meeting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common concern I have heard from patients and health care colleagues regarding the HPV vaccine is that, 'If I give it to them' or 'If I recommend the vaccine,' then 'I'm saying it is ok to become sexually active.' This is far from the truth - the HPV vaccine series is given to prevent cancer," says Dr. All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urkey were to join the club, both sides could get those benefits and morethe geopolitical advantage that comes from treating a moderate Islamic country as one of your own.</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no deal were taken off the table, Her Majesty's government would have had to have connived in doing it," said Jacob Rees-Mogg this wee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industry's wish list for continued trans fat uses is in a lengthy food additive petition submitted by the Grocery Manufacturers Association, which contends that consuming a little more than a gram of trans fat is not likely to harm consum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erbia's European hopes were boosted by a Mladic handover, it would be a fillip for the pro-Serbian camp in Montenegr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cannot obtain copies of your records, you can still have cataract surge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ask Force member Josh Corman from I am the Cavalry, a group of alarmed security experts, warned that if medical devices get hacked and misfire, "it will affect human life and could cause a crisis of confidence." Fred Trotter, a data journalist on the panel, said the available tools were impressive, but wondered whether they'll be used by those who really need the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Kim walked away from talks and resumed weapons tests, he would risk undercutting Trump's assertion that North Korea is no longer a nuclear threa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MMIGRATION COMING BACK TO THE CAPITOL -- "McConnell will allow immigration vote if senators strike a deal," by Seung Min Kim and Ted Hesson: "Senate Majority Leader Mitch McConnell will bring an immigration bill to the floor by the end of January if lawmakers and the White House can reach a compromise, he said in a statement Wednes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Gov. Palin she probably would not have chosen to use the words "Death Panels", however Citizen Palin having an emotional stake in the debate and in a unique position as being one of few public voices whose family has already been exposed to ridicule may reach out to friends and like-minded people on Facebook to express this f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 the eHealth website, consumers can see disclaimers for the short-term plans, warning, "even if you enroll in and maintain short-term coverage, you may still be subject to the tax penalty." Short-term policies, which can be bought in increments of 30 days to 12 months, generally have lower premiums than other health insur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some years, corporates have been the marginal buyer of US stocks, and so the news that buybacks are falling might have been taken as a sign that the good times were ov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category of "professional speech" balloons to cover messages like the signs required by the California law, Cato writes, "there is little a state could not force its licensed physicians to s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n interview with "60 Minutes" to be aired on CBS on Sunday, Mr. Trump said "there will be severe punishment" if Saudi Arabia is found to have ordered the killing of Mr. Khashoggi, but neither in the interview nor in his comments to reporters on Saturday did he suggest what such punishment would look lik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vestigators examined about 10 episodes in which the president may have obstructed justice, but Mr. Mueller said he could not reach a conclus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recent forecast from the Congressional Budget Office estimates that, if left in place, the Affordable Care Act will continue to save federal dollars through at least 2025.</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could listen to your iPod for an hour and a half at 80% (or a volume of level eight) and not increase your risk for hearing loss." And, "If you keep it at six or below, you can listen all day long," he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ople can sign up after the deadline if they experience certain "life changes" like having a baby, getting married or losing employer-sponsored insur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dditional treatment is needed, options may include freezing, excisional surgery, chemotherapy and radiation therap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user fails to enter the string before it expires, then access is deni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a strong pension, a healthy 401(k), and good saving habits, you maximize the chance that you'll be among those who can decide one day that they've had enough sales presentations or cranky customers to last a lifeti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BIA said in early November that if there were a default, it would have insufficient liquidity to make good on the notes and would probably pursue other actions, including bankruptc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fighting broke out again in Kosovo, its Serbs would surely be among the first victi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ople are wondering if the Wauthier suicide is enough of a reason to resign, and people are wondering what other explanations there could be." CLASH OF STYLE Chief executive Martin Senn insisted to Swiss weekly paper NZZ am Sonntag at the weekend that there had been no evidence of tensions between Ackermann and Wauthie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o my shock, after filling out a questionnaire that asked about any previous experiences with sexual contact with another man, which I did not possess, but supposing that's an experience that happened, being turned away was a real possibility due to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resident Trump took to Twitter early Wednesday to warn that if Mr. Moore was the Republican nominee in 2020, he would most likely lose again to Mr. Jones, considered the Democratic Party's most vulnerable incumbent up for Senate re-election next yea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s Ben Franklin said: "We must hang together or assuredly we shall all hang separately." Had things gone even a bit differently, today we might be speaking with British accents and reading about the "failed colonial rebellion" in history book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But suppose it hadn't been, it might not have grown into the worldwide phenomenon it's beco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who could have predicted how fast he would junk the well-worn traditions of the presidency? On January 8th, in his first full press conference, Mr Sarkozy answered a question about his love life (his romance with Carla Bruni was serious, though he would not specify wedding pla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f course, if the Fed surprises me by reacting to a tariff-induced inflation boost as a persistent threat because policy makers can't distinguish its true nature, it will erroneously accelerate the pace of rate hikes, risking recession well before the emergence of any real threat to inflationary expect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can do this, there is no stopping what the federal government can do," DeWin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ould be seen; even if I was alone I would never be alone." But the similarly single will recognize MacNicol's fears, beliefs and observations as undeniably tr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Cuomo is yet to specify where all the money will come from, but if that small detail is settled the plans would amount to the biggest statewide investment in infrastructure in decad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investors who may have been intrigued by GORO's compelling growth story, but found the share valuation a little too rich for their liking, this week's sharp decline may serve as a golden invitation to go long on the shar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appears the consumer may have slowed down, but not left the field of battle." Analysts agree the risk of recession is high, but said the report suggested it was too soon to say one had begu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Democrats were to prevail in western Pennsylvania, that would be quite an earthquake, let's face it," said Representative Charlie Dent, a Republican who represents a district in the eastern part of the st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several prominent Republicans warned on Sunday that the party could end up alienating groups that tend to vote for candidates to the right of center if they are seen as unresponsive to the rising outcry around gun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riting in the local newspaper, which I wouldn't have known about if it weren't for Twitter's excitable crowd, he cautioned his readers about the industry and toxi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is nomination is confirmed, Dr. Califf will be taking the helm of one of the most far-reaching federal agenc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rom his days as a Georgia state senator, Mr. Price, now 62, has been a voice for doctors, and if confirmed by the Senate, he could use his post as health secretary to protect fellow physicians in myriad way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approved, E004 would have been the only OTC metered-dose inhaler bronchodilator on the US mark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there was no prior official view on what the Fed would do if Trump won in a contest where nearly every poll of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edia costs were also lower at the time we rebranded due to the economic downturn and we benefited from billboard advertising staying up beyond the period we'd paid for." Davis suggested the financial crisis may have driven the cost of celebrity endorsement for fund managers and banks higher because of caution on the part of the stars about being associated with institutions seen by the public as villai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the cuts to crop insurance were announced earlier this year, the message from farm country could not have been clearer: Do not target crop insurance," Senate Agriculture Committee Chairman Pat Roberts (R-Kan.) said in a statement lauding the passage of the bi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Miller argued that the policy provided a perverse incentive for migrants, essentially ensuring that if they could make it to the United States border and claim a "credible fear" of returning home, they would be given a chance to stay under asylum laws, at least temporari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T-Mobile goes, it will put incredible pressure on Sprint to find a big brother as well." MARK JAMES, LIBERUM CAPITAL ANALYST, VIA EMAIL "Understandably this is being taken negatively, but can it really come as a surprise? We retain the view...that regulatory approval will be a long, drawn out process given market shares of the combo will reach 41 percen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n those first several days, you should have mental rest as well as physical rest should you have gotten a serious concussion," she say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Goodfellow's theory has been questioned, however, because the plane made two other sharp turns that would've been impossible if the pilots were unconscio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tates did not comply, they would lose all federal cash for Medic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do not make any changes, then the risk is high that prediabetes may eventually progress to diabe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fter all, if we can achieve the same quality, improve access and spend less, we will have achieved the triple aim that everyone wa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ig Tobacco is considering whether to mount a major effort to defeat the initiative, which could be on the ballot this June if California moves forward with a special election that Gov. Jerry Brown has called for." The measure is backed by the American Heart Association, American Cancer Society, American Lung Association and Campaign for Tobacco-Free Ki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syphilis can cause some very significant long-term consequences if it's not diagnosed and treated early 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easing in the unemployment rate could have been the result of the labor force shrinking by 422,000 in July, far more than the 155,000 decline in June, suggesting some jobless workers may have given up looking for wo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assembly declared independence without a new UN resolution, the UN representative in Kosovo would be legally bound to annul the decision, making recognition by any other country trick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tate health officials are proposing revised rules that would allow a change only if a person or his or her parents could document that the gender was incorrectly recorded at the time of bir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ir decision may have been helped by the fact that a federal court had already convicted Traficant of taking bribes, filing false tax returns, and forcing his Hill aides to perform chores at his farm in Ohio and on his D.C. houseboat," Leoning writ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REAKUP NOT EASY Still, investors noted there is no guarantee that returns would improve if the company started selling off large swaths of itsel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it comes to weather forecasts in the future, the difference this lost research time could have made will be hard to quantif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r insurance provider might not pay for it, but if you've set aside some pretax money to spend on medical expenditures, then you can spend it on Modern Fertility's k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enior government officials told Reuters last November that if Wal-Mart was found to have broken the law, it could face a penalty of up to three times its initial $100 million invest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inhale or swallow the dust, the asbestos fibers settle in your lungs or stomach, where they can cause irritation that may lead to mesothelioma.</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t's quite possible that if it weren't available for the iPhone at all or only offered a fraction of the features as the Android version - features, after all, that are often enabled or powered by the data Facebook collects - a significant portion of your user base would buy an Android phone instea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re's one thing we should have after this week, it should be a sense of perspective about what's important," Obama said at a briefing, when asked whether he thought Republicans would be able to cooperate with him to avoid the tax hikes and spending cuts associated with the fiscal clif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believe that we think there's a compelling case for additional resources and authority, we will come to you and lay that out as quickly as we can,"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can throw as many inspectors doing testing and everything else in there, but all the government can do now if a company fails a testing for salmonella is post the company's name and a notice on their websi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conomic recovery could suffer if spending is cut too sharp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did, they can check a box.</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christened the trip with the audio version of Atul Gawande's Being Mortal - read if you haven't - and quickly found that end of life would also be a professional theme for the tri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ry Bono Mack may have hoped her new campaign ad, titled 'effective,' would highlight her legislative prowess in delivering policy legislation for her constituents back ho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emocrats control the Senate by 51 seats to 49; if they can capture nine more seats they will take their total to 60, the magic number needed to break filibusters from the other si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re as familiar as anybody, I imagine, with the false narratives that developed after the background check and assault weapons bill failed in Congress in 2013: the "nothing changed after Sandy Hook" narrative, and then the fatalistic "if Sandy Hook didn't cause an epiphany on guns, nothing ever will" narrat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are "so many new standards waiting to be implemented," she said, adding that if Washington were to tackle this implementation jointly with the EU, "we would have global EU-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ed has said it will reduce its $85 billion in monthly mortgage-backed securities and Treasury bond purchases later this year if the economy progresses as expec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Los Angeles Superior Court judge has his way, California businesses will have to put similar warnings on something else that can be addictive, coff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as remarkable - so we were down in the tunnels where we could see 3,000 years ago, and 2,000 years ago, if I have the history just right - to see the remarkable history of the faith in this place, and the work that our administration's done, to make sure that this democracy in the Middle East, that this Jewish state, remain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Congress was doing its job of regulatory oversight, they would sponsor hearings to learn what payers and providers are actually spending on ICD-10 convers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orture trials were to go ahead, they would provide a noisy and sensational scene as there has never before been a federal torture prosecution in the count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Perdue advances the regulations, he'll be at odds with many Republican lawmakers, who have blocked previous iterations, and meat industry groups, which argue the rules would open the door to frivolous lawsuits, significantly increase costs and threaten incentives that encourage better quality and efficienc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rhaps, then, Americas suddenly fraught bathrooms should be seen as an improbable pivot in its history: the site of a skirmish between a rapidly rising new orthodoxy and its resilient predecessor, which may seem as preposterous in the future as it would have done in the pa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he quickly went in and took the huge benefit of the major support operations and made the current customer base of the acquired companies very comfortable with the fact that they would be serviced, they wouldn't be cut off, they wouldn't be stranded, and they would have clear paths to upgrading to future products when and if they desir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you may have noticed, everything in the program must be approved by the Health Commission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legislation does become law, the real -- and perhaps only -- beneficiaries will be pharmacies and wholesalers, who will be able to buy prescription drugs overseas, presumably at lower price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n addition, the computer users often continued to work without taking breaks, but in other circumastance, if the users took the breaks itt would have relieved the additional tension and reduced the risk of developing repetitive strain injur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pple Watch can now screen your heart rhythm in the background and it sends you a notification if it detects an irregular rhythm that appears to be atrial fibrillation," Jeff Williams, Apple's chief operating officer said at the ev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it you see family members expressing their wish that the ill person just do what they viewed as an easy request, whether it was to pay more attention to the children or take care of a moth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initial price for Rotasiil will be about $6 for three doses, but could be lower if large amounts are ordered, Dr. Dher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A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you need to have one ovary removed, as long as the other ovary remains healthy, you likely will be able to conceive, assuming you don't have other medical issues that could affect your fertility.</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If I have an opportunity today to be grateful, then I have a responsibility to be compassion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ather, they would be ineligible for subsidies if their employer plan is deemed affordable under the law and pays for 60 percent of allowed medical charges, on avera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earing unfavorable legislation, many companies have reportedly been adding clauses to merger agreements that would allow them to walk away without paying a penalty if the tax advantage is suddenly taken aw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can be hard to find patients, finding expert doctors to oversee trials can be harder sti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Democrats plump for Hillary Clinton, Mrs Haley could attack her in ways that might seem ungallant for a male nomine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you had made a face too fast, consequently the computer would have asked you to stop and you would have to repeat it aga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might not have stayed up late Friday night to see how the week-long discussions in Maui wound up - who could blame you? - but no worri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BOJ were to ease policy, it would probably boost its 10-trillion-yen asset buying fund by 5 trillion yen to purchase more government bonds and private deb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needed, stronger anti-inflammatory drugs could be u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heap money is like an addictive drug to the markets, so it is important to consider whether it will continue and, if not, what the implications will be," Friedman said a monthly letter to clie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was scant discussion of that option in the minutes even though the Fed said after the meeting it was prepared to buy Treasuries if it thought it would be "particularly effective" to loosen up private credit markets while its target for overnight rates are in a zero to 0.25 percent ran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do not any more have two fronts, one saying there should be total freedom and never any measure taken, and the other saying each country should have total faculty to do whatever it feels necessary,"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said Ebola or Zika, you'd be wro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o you have operators on the ground you can trust? When you sign a contract, even if it is legally bulletproof, will you actually go after them if something bad happens? Probably not; you aren't going to spend the bandwidth.</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e should have done mo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manager's actions, for example, didn't violate any of the firm's policies, it could be a tough case to mak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doctor is dismissive, "go to another one, and another one." Even though routine screening is not recommended until age 50, doctors can order diagnostic tests if you are having persistent sympto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billionaire Carl Icahn, who is waging a battle for control of the Yahoo board, prevails in his proxy fight, Yahoo could be faced with up to $2.4 billion in potential severance payouts to workers, they arg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ardinal's actual results, performance or achievement could differ materially from those expressed in, or implied by, these forward-looking statements and, accordingly, no assurance can be given that any of the events anticipated by the forward-looking statements will transpire or occur, or if any of them do so, what benefits that Cardinal will derive there fro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eparately, Darling told the BBC that further interest rate cuts by the Bank of England may have little effect on credit conditions, and said he had spoken to BoE Governor Mervyn King about an alternative policy of boosting the money supply directly, known as quantitative eas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re is a reason and the information from the CT will help guide their medical care, then, by all means, patients should go ahead and have that exam and not worry about some small, theoretical, long-term radiation risk," Dr. McCollough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CI's method pays closer attention to the first issue, because a local problem, even if it's not all over the news, could signal underlying business problems that might hurt the stoc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Respect for Marriage Act were to become law (though this will need to await a more sympathetic Congress), this would defang DOMA and mark another victory for gay marria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episode took place during the summer of 1982 as Dr. Blasey said she believes, that would mean she would have been 15 and Judge Kavanaugh was 17.</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ould be shocked if it didn't have an impact on his and everybody else's total." Johnson estimated that Blankfein will get a bonus of more than $40 million for 2009, a year in which Goldman reported record earnings of $13.39 bill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added there was "time to think about" which lower-tax domicile the bond insurer would move to, if push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ve seen that the stability of the euro as a whole will also be influenced if one country is in trouble,"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Daniel Hall-Flavin, an associate professor of psychiatry at the Mayo Clinic who studies addiction, said: "While select individuals may be able to have an occasional drink without complications, that cannot be generalized to an entire population, some of whom may have drug interac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lease tell me if i can help u anyho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ddition, if the deal is voted down by shareholders, Dow Jones will reimburse News Corp's expenses, up to $25 million, the filing said.</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should have walked away at this point, but I could no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Known as a formal marine casualty investigation, it is convened when a shipping accident has considerable regional significance or may indicate vessel class problems, or if such an investigation is the best way to assess technical issues that may have contributed to the problem, the Coast Guard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any of these symptoms started recently -- within the last year -- and if it's struck nearly every day for several weeks, it may signal ovarian canc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Mr Yanukovich turned out to be more pro-western than his rhetoric suggested, his tainted legitimacy would limit the EU's scope to respo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feel this year we are seeing far more women who woke up one morning, turned on the TV and said, if he can be president I can run for the state legislature, Congress or governor," said Debbie Walsh, the director of the center at Rutg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tudy will see if improving prescription labels would improve adhere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ew customers coming in today, if they are buying a phone, many times, particularly postpaid customers, they're primarily going to 3G." RIM has said it will introduce devices based on HSDPA, a high-speed 3G wireless technology that is popular in Europe and used by AT&amp;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eniors, of course, were very skeptical of this law, as well they might have been - seniors are pretty happy with their Medicare and what they were hearing during the debate is all this money was going to be taken aw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eople who had been exposed to kuru disease were those who would have participated in multiple mortuary feasts in which deceased relatives were dismembered and consumed in ritual setting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 securities filing, Yahoo said if an employee is dismissed without good reason within two years of change of control in the company, employees will continue to receive their annual base salary and certain benefits for at least four months and up to 24 months depending on posi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emocrats will get their backs up and say, well, if this stuff is leaking out, why can't we have access to it? They will know that their lives will be much more difficult if there are leaks h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case is brought, it would be the first hedge fund to face a penalty for alleged violations of the 1977 US Foreign Corrupt Practices Act.</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It couldn't be learned what exactly the tax implications would have be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Central Florida is in the cards, hitting up Comcast's parks a few miles away -- which unlike Disney has been adding several new attractions -- could be compell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have a condition that requires specialized treatment then you may not have covera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then your problems weren't really all that fundamental in the first place, or you wouldn't have had the power to cure yourself...not all of us are that lucky.) Therapists have no knowledge to offer you, and no real talent to change anything about your lif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not clear if the measures, long sought by investors, will be passed in the current winter sess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ifference between them is if you remove someone for a conflict of interest," Mr. Barr said, "then there would be presumably another person appointed" as special counse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ople on the program may own companies discussed on the show, and The Motley Fool may have formal recommendations for or against stocks mentions, so don't buy or sell anything based solely on what you hear during the progra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rash may develop, especially if patients were initially misdiagnosed with strep throat and started on a course of antibiotic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assed, the bill would force the Treasury to issue a ruling on whether China is manipulating its currency (a determination Tim Geithner, the treasury secretary, postponed making in Apri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arties meet this potential timetable - as currently envisioned but seen as aggressive - a merger agreement could come as soon as Tuesday, the people said, asking not to be identified because the matter is not public.</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one early interrogation, outlined in the new documents, Mr. Nashiri had his clothes ripped off him and "whimpered that he would do anything interrogators wanted." The interrogators told him that "if he refused to cooperate, he would suffer in ways he never thought possible." They then shaved Mr. Nashiri's head while he wailed and moan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r mother may have passed, or you may have decided that your relationship with her is too painful or harmful to keep her in your lif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foreign government might have had a hand in this: the Senate has heard testimony that Russia used this technique to spread fake news stories during last years ele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ach billion pounds raised would lift the ratio by about 0.25 percentage points, so its ratio would rise to near 6 percent if it confirms a 4 billion pound fundraising and writedowns have been relatively mode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ake-Two shares could touch $33 even if EA walks away from the offer, Reed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ernandez de Mesa declined to say if and when Spain may seek European aid and trigger an unlimited bond-buying program from the European Central Bank but noted market conditions had improved drastically with foreign investors now being the main buyers of Spanish debt at auc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always, people on the program may own companies discussed on the show and The Motley Fool may have formal recommendations for or against stocks mentioned, so don't buy or sell anything they solely on what you h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would the person you hire know what to do if your child choked or got injured? The truth is many babysitters would not know how to handle those situ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have to get results, there's no choice, the crisis is too serious to allow us to have a summit for nothing." Shattering any impression of unity, his finance minister warned that Sarkozy would not sign the G20 communique if the summit failed to satisfy his objecti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on't it be nice for them to know that even if you are a thousand miles away, your first thought of the day is gratitude for them?"― Dr. Amit Sood, The Mayo Clinic Guide to Stress-Free Liv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ncerns in Congress rose last year after Saudi Crown Prince Mohammed bin Salman told CBS News his kingdom would develop nuclear weapons if archrival Iran d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may not have noticed the tax deductions had disappeared, because you would not be trying to claim them until you filled out your 2006 tax return at the beginning of next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issing the right techEven if the iPhone 6 features NFC -- which could be enhanced by Apple's rumored mobile payments partnership with Visa, MasterCard, and American Express -- there's no guarantee it will help the technology gain mass adop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may have biased the findings and will have made them less representative of all people recovering from strok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Gillum wins, he would be Florida's first black governor, and enthusiasm around his campaign could help Nelson as the two share the Democratic ticket across the st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ould say generally, the feeling is that the probability that any of the very serious weapons are going to be used is small, but if they are used the results could be catastrophic.</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it were completed by this summer, it is safe to assume that the complicit GOP would not take any action that would upset the cash cow they have protected since Nov.</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 monthly survey released by Whiteboard Advisors, insiders reacted to Jindal's actions, saying: "This is so obviously politics I don't know how anyone could think otherwise," and "[The] most obviously political of all the anti-Common Core action recently." One insider called Jindal's anti-Common Core crusade "craven" and "hypocritical." But a majority of insiders think that if Louisiana pulls out of the Common Core, it would have national implic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r reluctances may also persist if in the past you had good reason to be scared about what your family would think of you, or say to you, if your efforts didn't succe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ike other countries on the brink, Ireland may be able to obtain easier rescue conditions by playing for time and using the contagion risk if aid is delayed to wring concess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y are made permanent, the rules, released late in the day by the Internal Revenue Service, will force some corporations that operate in relatively high-tax countries abroad - like France or Mexico - to pay a higher effective tax rate than they might have under an alternative interpretation of the la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17-1172, "the interrogators took advantage of Dassey's youth and mental limitations to convince him they were on his side, ignored his manifest inability to correctly answer many of their questions about the crimes, fed him facts so he could say what they wanted to hear, and promised that he would be set free if he did s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in its Spring 2013 forecast for the euro zone, the European Commission concluded that the crisis would have no impact on longer-term growth dynamics even though it had resulted in a permanent loss of output of about 5 perc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ve gotten to know him over the last few years and just think he's a great person and will make a great candidate, and if he wins, he will make a great president," Mr. O'Rourke told reporters in Washingt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thin a couple of months of your inauguration Iran could have enough low-enriched uranium for one bomb, once the stuff has been boosted (this could take less than another two months) to weapons-gra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ince a scientific breakthrough making revitalization possible possibly may be decades or hundreds of years away (if ever), Kamin recommends putting a termination date on a revival trust and holding the document at a financial institution that has been around for a whil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 James Pinkerton and Elaine Kamarck, the co-chairs of the RATE Coalition, argue that if tax reform could overcome impossible odds in 1986, lawmakers can accomplish a similar feat to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even if the bill were to pass, that would not disguise the damage that defeat in the House has done to the dying administr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regulation was to create buying opportunities, that would probably only make us more favorable on the sector," Samana sai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d probably say the same thing if I was in their position," Mr Trump conce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cent guidance might have disappointed investors and analysts, but the fact is that Cree is spending on brand awareness and this could turn out to be advantageous in the long ru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stead, they'd like the flexibility to pay in installments if needed, according to Huds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udge of Ohio, once the only lawmaker to publicly voice a willingness to challenge Ms. Pelosi, offered her support after being promised a significant role in addressing voting rights and assurances that black women would have "a seat at the decision-making table." Representative Brian Higgins of New York, who had opposed Ms. Pelosi, reversed course when promised a lead role in efforts to open up Medicare to people as young as 50 and the prioritization of an infrastructure overhaul, he told The Buffalo New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ad The Collective designed a conventional apartment block, there would be "a fraction of the number of people" in the building, says Mercha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would never publicly deny what the government says even if it's 100 percent wrong," said the executive who declined to be identified due to the sensitivity of the iss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act that Leigh Whannell and James Wan didn't write Josh's father into the script may be interpreted as a pertinent negative in that he may have victimized Josh who then would be at risk for the same behavior directed towards Dalt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be odd if she sponsored her parents and didn't want to talk about that because it's a fairly routine thing," said Hiroshi Motomura, a law professor at the University of California, Los Angeles, who specializes in immigration la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Trump may have been thinking of the increase in the state's gross domestic product, which he has lauded in the past, but he would also be wrong about tha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they could check municipal housing records from 1982 for homes of high school friends of Dr. Blasey or Judge Kavanaugh with floor plans that might match descriptions Dr. Blasey has given: a narrow staircase, a bedroom at the top of the stairs with a bathroom directly across from it, and a front door that would have required her to exit by passing through the living room." NY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Nyberg will study if the artificial liver can bridge the gap until a donor liver becomes available or if it could help the patient avoid the need for a transplant altogeth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lans are very preliminary at this stage, but we will have to look at some alternate arrangements if the BlackBerry service is blocked in the country," said the official with the bank, declining to be named as the discussions were confidenti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ASHINGTON - The Supreme Court heard arguments on Tuesday in an appeal from a death row inmate in Missouri with a rare medical condition that he says will cause excruciating pain if he is put to death by lethal injec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ir influence is reduced by the (Commodity Futures Trading Commission's) actions and sanity prevails, the oil price will fall." The CFTC is widely expected to introduce stricter position limits for nonphysical investors in commodities before the end of 2009.</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wenty-five percent would be the next psychological level if the situation were to worsen." Implied vols are used by currency traders and investors to minimize the impact of big falls in the spot mark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mil Malak, CEO of Voip-Pal, stated, "the doctrine affirmed in WESTERNGECO could have broad implications in damages awarded to patent owners when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s how close the blasts may have come to a release of a gas called hydrogen fluoride that can result from an acid that's used to convert crude oil into fue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use of Representatives Judiciary Committee Chairman Jerrold Nadler, a Democrat, said on CNN on Sunday he would "try to negotiate" with the Justice Department to obtain the full report, but that the committee would issue subpoenas and litigate if needed.</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Had Graham had only one opponent instead of half a dozen, it might have looked closer, but he easily cleared the 50-percent mar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presidential spokesman said Okah, who was arrested in Angola in September 2007 and extradited to Nigeria five months later, would be freed if he took the amnesty off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Cohen's testimony does not prove that Mr. Trump knew that the payments he was making were illegal - something that prosecutors would have to prove if they wanted to charge the presid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at were to happen, it would be an extraordinarily speedy turnarou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what would happen if the United States moves forward with just Mexico, Mr. Trudeau said: "We will keep working on a broad range of alternati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rue, this tendency (which could be called Richard Wagners law, after the composer who understood how powerful the urge to root for your own tribe can be) is as alarming for Americas liberals as Adolph Wagners law of ever-increasing spending is for its conservati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 can you trust your doctor to make unbiased decisions if he's getting huge consulting fees from a business with a clear financial interest in influencing his judgment? A lot of doctors used to fool themselves into thinking the money didn't affect them, but by this point there is a huge body of empirical literature on the topic.</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frican airlines companies would benefit if they pool their fleets to create a large group with substantial resources and a significant market share to compete with the European giants," said Abidjan-based regional aviation analyst Moussa Diab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example, if they could show that a patient had chronic, severe pain for cancer, a burn, or really any other cause, they could prescribe up to 90 d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ny trade or cooperation contract or disputes among the parties involved should be settled at a court, then this process in the UAE is sufficiently fa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elvaratnam says that Schneiderman warned her he could have her followed and her phones tapped, and both say that he threatened to kill them if they broke up with hi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ever mind that it may have been a trading glitch - the stock market insanity showed that in a matter of minutes, the gyrations of Wall Street can quickly become the number one political issue of the 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holera, a waterborne bacterial scourge that can cause acute diarrhea and fatal dehydration if not treated quickly, has killed nearly 10,000 people and sickened nearly 800,000 in Haiti, the Western Hemisphere's poorest country, since it was introduced there in 2010 by infected Nepalese members of a United Nations peacekeeping for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ositive press may have excited Apple shareholders, but most significant may have been the paper's mention of the iWat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Living with Parkinson's disease If you've received a diagnosis of Parkinson's disease, you'll need to work closely with your doctor to find a treatment plan that offers you the greatest relief from symptoms with the fewest side effect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I were you I'd start by creating a schedul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Peter Clark, chairman of the drugs fund, said in January that an overhaul was essential because, without action, the cost of the fund would have more than doubled from £200m last year to £420m next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bubbles do form, she said: "I would not rule out using monetary policy as a tool to address asset price misalignme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 husband is going from a comatose state to talking, I'd consider that a good thing, even if the thoughts are negative (is he working with a psychologist to work through why he thinks that way? he may be able to work on tha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is one sure way Mr Trump could escape responsibility for any crimes he may have commit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Not finished yet, he has vowed to scrap the Intermediate-Range Nuclear Forces Treaty with Russia signed by Ronald Reagan, threatened to sanction the International Criminal Court if it investigates American troops and has even announced that he will pull out of a 144-year-old postal trea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provide loan guarantees to someone, you must be sure the company has a future." Saab Automobile said earlier on Friday it would file for a reorganization plan, a Swedish legal procedure which would give it protection from creditor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would have sent those letters if I had been the president of ACE," Mitchell told POLITIC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dditionally, Teranga Gold (Australia) Pty Ltd ("Teranga") has agreed to defer a payment of CDN$1,500,000 that would have been due if within 90 days of the Corporation achieving an NI 43 101 compliant mineral resource of 1,000,000 ounces at its Tijirit proper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 private meeting before the recess, in which about 15 House Democrats discussed who might lead them in a new majority, Representative John Yarmuth of Kentucky voiced that skepticism, according to three people present: If nobody would commit to challenging Ms. Pelosi, he demanded, what is the point of having such meeting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fter their big gains of 2008, and if unemployment is still at a miserable 9% or so, it would be a miracle if the Democrats did not suffer hefty losses, even if this week has put a spring in their ste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have done our ancestors no good to be altruistic and allow other groups to share their resources; that would have just decreased their own chances of surviv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Roy, speaking to reporters on Friday, said he was not sure if he would return on Tuesday to again block the procedural maneuver, but said he was confident that other members shared his concerns and would be willing to return to Washington to do s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xplain that their parents might not have effective parenting tools because they were not parented effective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rhaps doctors who attended these industry-sponsored meals were already big fans of the drug and would have prescribed them more often no matter wha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s this idea worth testing, and if so how might it be tested? The idea deserves checking because if what you do prepares you for what you'll smell, that could have important consequen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he cannot build the wall, it may be enough for them that he says he wants t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done right, tax reform will place American companies on a level-playing field, increase competition globally, and create more jobs for Americans," Dean Garfield, the council's top executive, said in an emailed stat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want to make sure that what we're not doing is sort of creating a partnership if you will between Treasury and the Fed and that the Fed will continue to act in a very independent way." (Reporting by Juan Lagorio , Joseph 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XCLUSIVE EXIT INTERVIEW by Ben Smith: "Peter Orszag may have had the shortest tenure of any member of the Obama Cabinet, but in an administration dominated by a powerful White House staff, he left as deep a mark as almost anyone in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VILSACK TO LEAVE WITH USDA 9TH IN WORKER SATISFACTION: The new GIPSA rules may not have pleased the beef, pork or poultry industries, but Vilsack can claim yet another milestone on his way out of the Agriculture Depart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either of them were to sell their Class B shares (except in certain cases, like putting them in trust to a non-profit), they would convert to Class A shares, Lyft says in its docume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possibly can vote for it, that would be by far the best way forwar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ast reaction included hives, a rash, swelling or shortness of breath, patients should have penicillin skin testing, which involves a skin prick test using a small amount of penicillin reagent, followed by a second test that places the reagent under the skin if the first test is negati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rents are then pointed to the partnership's website, which offers suggestions for how to answer questions like if and when prescription drugs are O.K., how marijuana can be "bad" if it's also legal, and whether or not parents tried drugs when they were young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ime will tell if the cultures will click and whether clients will benefit," he said of the deal, which will give Publicis a far greater U.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t's the sort of book that Proust might have written had Proust become distracted by the madelein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He could have stayed on his wife's policy for a time while going through his divorce, but it would have cost $300 a month."That's a car payment,"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irius said it had refinanced some debt that was due in December, but added that it still might have to file for Chapter 11 bankruptcy protection if talks toward refinancing other debt did not yield results by Tuesd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 might forensic psychology possibly contribute to finally resolving this now totally "cold" case? Let us take a careful look back at what happened on that frosty and fateful Christmas night in the Ramsey household, attempting to more clearly discern why little JonBenet was seemingly brutally murdered and who might have been motivated to commit such an evil de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at if you or your wife or your daughter had a C section and then were told you couldn't get health insurance unless you got sterilized? That's what happened to Peggy Robertson when she tried to buy coverage through UnitedHealthcare's Golden Rule insur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nalysts said that producers such as Continental Resources Inc, Devon Energy Corp and Marathon Oil Corp had assumed a $50 a barrel price, and indicated they would have to cut back on spending if the forward price curve dropped below that leve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till, older adults who haven't reassessed their diabetes or blood pressure regimens for years probably should be asking their doctors if they can or should make chang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as costly as this response will be, I am also confident a failure to act with force and speed would be much more costly to the families and businesses across the country." GEITHNER ON AGGRESSIVE ACTION NOW BEST FISCAL PATH "If we are not forceful now, ultimately it will be harder for us to get our fiscal position back into a sustainable position because we will suffer from a greater loss of productive capacity, a greater erosion in our revenue base and all those challenges will be more difficult to solv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can afford to lose only two Republicans if he is to get a bill through the Senate, and that would require the help of Vice President Mike Pence, who would have to cast the tiebreaking vo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yone that watched the annual meeting, which was earlier this month, might not have been as surprised because Elon Musk dropped some hints that they would have some announcements later this year for music streaming and matching algorithms, and everyone was like, "What are you talking about?" [laughs] Everyone was scratching their head at the meet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mpany believes that if patients can fill out registration documents from home, it will reduce the amount of time wasted in the doctors office, particularly if patients are running late for an appoint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talks may have sparked concern the Warburg deal might not go through, or that there are regulatory concerns that investors aren't aware of.</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ageen Bair, 29, said she tries to avoid New York's pre-holiday shopping rush, but she said she wouldn't be surprised if some members of her family couldn't resist a promise of great bargain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a poor infant's predicament was going to be made into an international circus show, I'd have milked i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Said Ahmad Nassar, who represents commercial interests of players through NFL Players Inc.: "If the Chicago Bulls had had access to Michael Jordan's body before his flu game [Game 6 of the 1997 playoffs against Utah, when Jordan was seriously ill throughout] they might have sat him o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don't get a softer run of numbers for a few months, it would tell us that the economy is on much stronger ground, and the odds of (quantitative easing) or any other Fed stimulus would decline significantly." First-time applications for jobless benefits have been tucked in a tight range since mid-February, a hopeful sign for the labor market, which has enjoyed three straight months of employment gains above 200,000.</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raders and analysts said the central bank may have acted because it felt a policy of gradual easing, which began in September, might fail to avert the deflation which economists believe is threatened early next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ybe you shouldn't be in the country" if you don't "stand proudly" for the anthem,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OCKY MARKET After Peabody and ArcelorMittal completed their review of Macarthur's books, Macarthur said on August 1 it would be willing to recommend a A$16 a share offer on condition it would be raised to A$18 a share, if the suitors won more than 90 percent acceptan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nheuser-Busch tries to sell its 10 amusement, marine and water parks -- including SeaWorld and Busch Gardens -- that drew more than 22 million customers last year, it may find it difficult to find a buyer in the weak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cDonald's sales could prove somewhat troubling in the future if consumers are still going for discounts rather than spending at higher-end places," said Paul Nolte, managing director at Dearborn Partners in Chicag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olish final thoughtsSome of you out there may have realized that the fast growers that failed to beat the market may actually be the more intriguing valu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en questioned if selling BGI and the hugely profitable iShares was the right course of action, Mr Semaya will not say much other than that he was not involved in the decis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tenaude says the cancer patients may have felt they were better prepared, so they "would play it down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 don't know why they would resist a redemption if they feel like there is adequate capital." Still, it would force regulators to make a decision on a tricky subject sooner rather than late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n the end, one might conclude that were it not for Obama's win in Iowa, Clinton may have won by a much larger marg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untries had already agreed that most items would have tariffs eliminated within three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ason this is important is that if an end user of a medical device doesn't get reimbursed for using a particular product or technology, historically, that product probably won't be successful in the marketpla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arlier Thursday, Senator Ben Cardin, a Democrat, stopped short of calling for Ms. Lisanti's resignation, but said in a statement that she "needs to be held accountable for her words" and "must consider carefully if she can still be an effective advocate for her constitue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 it's only logical to assume if the Republicans were to wait even a few more hours, the Democrats will cede even more groun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caused by a genetic mutation that if inherited from only one parent protects against malaria, but if inherited from both parents can be leth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vestors were hoping for big things next year, but estimates may have gotten ahead of actual oper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Fed could take further steps to bolster growth if needed, 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is case the drug is supplied by Sanofi, and Mayo's team led by Dr. Miller will see if it will work to slow the advance of aortic valve stenosis, in which calcification keeps the heart valve to the aorta from opening ful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th this guidance you are left wondering whether gross margins are rising, flat, or even down next quarter." "The results are impressive if you just look at 11 cents in a quarter where people were concerned whether Intel would make a profit at a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a date you'll hear a lot about in the coming months as Democrats try sorting out the mess they've made of what should have been their easy shot at the White Hou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thin Florida the amendment to allow medical marijuana to be prescribed needed a 60% "yes" vote as opposed to the traditional 50% that would normally have approved a bill because it would have required Florida to amend its constitu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is evidence to believe that Eagle Ford drilling may have peaked and well completions will moderate from the frenzied levels prevalent since 2012.</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ritain would be likely to reject the constitution if it were put to the vote.</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Had he examined her the first time, he would have felt the tumo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tients long for more time to discuss problems with their doctor and wish it were easier to get an appoint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its McCafe concept may not have worked as well as the company hoped, as you can can read about here -- McDonald's Coffee vs. Starbucks -- Can McCafe Make a Dent? -- the company sells a lot of coff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orries that the two parties could clash over fiscal policy again mean the United States is still vulnerable to a ratings downgrade, but the chance Japan will intervene to weaken the yen has receded as the dollar may have passed the worst phase of its recent decline, trader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thin mere minutes of the legislature's override vote, the Southern Coalition for Social Justice filed a lawsuit in state court arguing that parts of the new photo ID requirement violate North Carolina's constitution, even though GOP legislators got their wish after voters approved a constitutional amendment this year to require such I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ichael Bloomberg Urges Employees To Display ID Badges So He Can Learn Their Names," by HuffPost's Michael Calderone: "'Obviously, it'll take some time to learn everyone's name, so if I don't recognize you immediately, please bear with me,' Bloomberg wrote in a memo obtained by The Huffington Po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startups have a report in-hand when talking to investors, she said, they may be able to at least partially avoid having that task fall into the hands of someone not well-suited for i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 could have been you and you could have been 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ill ACOs succeed? The Wall Street Journal asked industry pros Donald Berwick, Tom Scully and Jeff Goldsmith to discuss if and how the establishment of Accountable Care Organizations will solve the biggest problems in healthcare toda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But many studies suggest they would have been healthier still if fees weren't preventing the poor from accessing healthcare, thanks to being able to access vital care and regular checkup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onfirmed by the lenders, Cyprus will become the fourth euro zone country to request a sovereign rescu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Mueller did not find a smoking gun, they should not expect t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might have previously seen this excellent Washington Post graphic of abstract red and blue squares that shows how gerrymandering can swing election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Should unemployment have dropped further, tapering would begin and continue in stag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ould one of these risks materialize, or should underlying assumptions prove incorrect, actual results may vary materially from those expressed or implied in any forward-looking statements, and investors are cautioned not to place undue reliance on these forward-looking statements, which are current only as of this dat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Vladimir Putins hackers did seek to intervene in the congressional elections in November, they would have two avenu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their court filing on Monday morning, the bondholders said BCE and the buyout group had manufactured an artificial deadline, "threatening catastrophe and cataclysm." "June 30 was simply chosen by BCE and the purchaser as the date by which they would have liked to complete the plan of arrangement," the bondholders said in a court docu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a speech on Saturday in Munich, Vice President Joe Biden said the economic benefits of a comprehensive trade agreement would be "almost boundless" if the two sides could muster the political will to resolve longstanding differences in regulations that have blocked farm and other expor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lost 10 stories, it wouldn't make a bit of difference." In that same speech, he said, "There's no such thing as the United Nations." At that time, Mr. Bolton had just left his position as an assistant secretary of state after Bill Clinton became presid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financing will help free up cash for homeowners that would have otherwise been tied into their home and this cash could help support consumer spending, and therefore GDP, albeit only modestly," said Michelle Meyer, senior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lifestyle changes and medication do not improve the symptoms of peripheral artery disease, then angioplasty might be a good op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Lajcak wants EU foreign ministers to make clear to the Bosnians that they can hope to join the European club only if their leaders fulfil the pledges they have made so as to qualifyand also preserve their country's un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mocrats could begin the proceedings as soon as next week if they cannot budge Mr. Barr, but it would take at least months for the process to play ou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eijing last month made public an illegal operation in eastern Shandong province in which a hospital pharmacist and her daughter traded $88m in vaccines that may have been compromised because they were expired or improperly stored or transpor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ters said the government would continue to run the network, even if private funds were used to finance part of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Steiger's team showed that if they presented larval beetles with liquefied mice carrion, the little insects could feed themselves just fine, but nearly all of them died before reaching pup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one quibble that investors should have with that is that Procter &amp; Gamble has had a tremendous amount of innovation, but it's focused that innovation on packag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f course, in those instances where Flynn's connections were known, the Trump regime ignored them, so he may have felt that reporting his many journeys and paychecks was not a big de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were to do so this year - exceeding the sum allocated by a parliamentary vote - it would have serious consequences, including triggering an investigation by the National Audit Office and a hearing by the public accounts committe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Mr. Biden opts out, Mr. Cuomo has left open the faintest possibility that he would run after a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an I push you into the future on that, and if we can come to the Democratic Party as we look forward, and you know what might be a kind of remedy for what Zanny just mentioned ther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beans were recalled after the company found that cans could have defective side sea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aid in a statement that Mr. Biden "agrees with Speaker Pelosi that no one would relish what would certainly be a divisive impeachment process, but that it may be unavoidable if this administration continues on its path." As he left a campaign event in Dallas on Wednesday, Mr. Biden did not stop to engage a sizable group of reporters who shouted questions about Mr. Mueller toward hi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endered 2022 Notes may be withdrawn at any time after the 60th business day after commencement of the Tender Offer if for any reason the offer has not been consummated within 60 business days after commence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mericans are to have cutting-edge medicine, artificial intelligence, driven by big data, will need to play a greater role," the paper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too early to say whether Ishrak, seeing cheap competition looming, is taking a "if you can't beat 'em, join 'em" approach, or whether he's sending subliminal "we will crush you so don't bother" signals to potential low-priced market entra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essina will realise he has to be there because in the end, if the system fails, it will take Intesa down too," says the chief executive of another Milan-based ban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ll goes as planned, the SpaceX CRS-10 mission will blast off from NASA's Kennedy Space Center in Titusville, Florida this weekend to resupply the International Space St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 Van's bemused final answer? "Someone would have had to serve in Iraq to have served in Iraqi Freedo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hile the results next week won't affect the balance of power in the Senate, if Mr. Espy were to pull off the upset, it would limit Senate Republican gains to just a single seat this year..</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the system is getting better during the years of plenty, which will be like a totally decaying tree germinating again, Labour should have done more to reshape services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assed by both houses and signed by Trump, the resolution would undo the FCC's rules passed last fall and let internet service providers like Comcast and Verizon use data about customers' web browsing habits for advertising without getting their permission fir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Lewis told me she worries that "comparing your life now to how it was 10 years ago can leave a person feeling hopeless, helpless, depressed and anxious." I hadn't really thought about those people who weren't posting: those who might have struggled with illness, divorce, or the death of a spouse or a child, or who don't like how they've aged (weight gain, thinning hair, wrinkles, saggy sk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urther, if overall Medicare costs continue to grow more slowly than expected, which is good news for Medicare and the federal budget, [Medicare Advantage] payment should be adjusted according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arrogantly says, 'If Congress will not act, then I must,'" Mr. Paul wrote, adding, "I would literally lose my political soul if I decided to treat President Trump different than President Obam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se might not have helped mu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ould the central bank choose to tweak its policy in November, it's likely it will move to increase the rate paid by the Fed for excess reserv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 February 2007 - Northrop/EADS team says it will compete for the tanker contract, after earlier warnings that it would not bid if it thought the selection criteria unfairly favored Boe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advantage of [DEI] may be that if we can see the lesion characteristics better, then maybe we can see it earlier," Pisano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aived consent allows researchers -- under specifically defined conditions -- to enroll patients in a study without informed consent if the patient is unconscious, not accompanied by family, and might be helped by an experimental intervention that must be given right away if it is to do any goo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 international scientific review of human gene editing, carried out by the US National Academy of Sciences, recommended last year that researchers should be allowed to make heritable changes to human DNA if stringent conditions were me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realized, it will also be the first time since 2015 the annual averag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IG BUFFERS Banks are unsure if Tarullo's suggestion of an extreme 14 percent capital level truly represented where the Fed is headed, or was a scare tactic that will be scaled bac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Glenn Novarro, an analyst at RBC, said it would be "an absolute surprise" if Mr Gorsky were to split up such a storied company after less than four years in the job.</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s just mild immune suppression and he has pneumonia from that, then he should be out in a few d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Reid, the former Senate Democratic leader, was even blunter when he warned the president of Emily's List, Stephanie Schriock, that the Democratic women's group would be inviting disaster if they spent heavily for Ms. Giunchigliani, according to two Democrats who described the private conversation on condition of anonymit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t would have been nice if they did this a month from now or two months ago so it's not right before an election," Mr. Krikoria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doubt there will be a mass migration overnight, but my guess is in 5, if not 10 years, London will be down quite a lot," said one executive at a larg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rue, he fought to have Bouch put behind bars, but he had also forgiven him and wanted a chance to heal together." The accident is just one piece in a complicated battle between the trucking industry and safety advocates over driver fatigue, the role it plays in highway crashes and how the issue should be regula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uring the Fox News debate in Cleveland, neurosurgeon Ben Carson was first to lament the impact of the Budget Control Act of 2011 on defense, saying he would "shore up" the military as president because "if you don't get the military right, nothing else is going to work." Former Arkansas Gov. Mike Huckabee noted the Air Force was still flying 1950s-era B-52 bomb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y don't know if they will be welcomed in the country, how long they may be able to stay, how they may be able to travel and what the future may hold,"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NNECTING THE DOTS -- "Authorities Question CIA Contractors in Connection With WikiLeaks Dump," by WSJ's Shane Harris and Robert McMillan: "Investigators probing who may have provided WikiLeaks with classified information about the Central Intelligence Agency's purported computer-hacking techniques are zeroing in on a small number of contractors who have worked for the agency and may have been disgruntled over recent job losses ...</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example if the patient already had six office visits this year, the software may suggest sticking to e-visits and secure messaging for the rest of the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ny deal were to happen, it could go some way to reshaping the portfolio of one of the few remaining conglomerates listed on the London Stock Exchan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thought she might have had a mini-stroke (he has no medical background) and he asked his wife and she agre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re may have been an initial mishap -- sprained back, serious infection, or there may be an ongoing cause of pain -- arthritis, cancer, ear infection, but some people suffer chronic pain in the absence of any past injury or evidence of body damage.</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Now it gets really scary If you could have looked into the future and glimpsed that table in March 2000, it might have spared you some pa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were to start contributing $10,000 per year to your 401(k) at age 45, you'd accumulate $545,000 at age 65, based on an 8% annualized rate of retur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accusers are willing to come and testify, then they will have an opportunity to perhaps influence the Mormon senators who are on the Senate Judiciary Committee,"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could not independently verify any of it, and so I did what any American who cares about our nation's security should have don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 am in a position in life where I can provide the leadership necessary to protect the independence and reputation of the department," Mr. Barr, 68, told the Senate Judiciary Committee, adding that he would not hesitate to resign if Mr. Trump pushed him to act improper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r. Cleland raised the issues of what else may have been in the calcium pills and why the women were taking them; for example, if they had chronic kidney disease or osteoporosi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Mr Klein sums up: "Put simply, if Republicans had worked with Democrats on health-care reform, the bill would not have been as unpopular." Now we appear to be finding that with the bill having passed, it may not be unpopular at a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ince each survey asked many different questions of its participants, the authors note, there were more than 60,000 ways in total that the researchers could have analyzed the relationship between digital technology use and teen mental healt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if fiscal support is withdrawn too quickly, the economy could tip back into recess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re Schwarzman to step down in the next few years, President and Chief Operating Officer Tony James, 61, would likely take the reins at the fir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fter reviewing a person's symptoms, a doctor suspects Alzheimer's, tests that assess memory and other thinking skills, judge functional abilities and identify behavior changes can be useful in determining if Alzheimer's could be to blam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owever, if you could get a kidney that was not perfect but was good enough, if you could get that kidney in two years and then get to take that Danube River cruise you always want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re will be a pretty strong discussion at this meeting." DEPLETED ARSENAL But if the recovery does stall and the unemployment rate edges higher, Bernanke and his colleagues will probably not be shy about beefing up their purchases of Treasury bon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buyers could not be found in the secondary market, the market makers will turn to the fund managers, or "sponsors", to source the uni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delson may have been more interested in hearing what Christie had to say, but Christie found himself in hot water after saying i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 OBAMA WEIGHS IN, SAYS IT'S 'POSSIBLE' ATTACK WAS TERRORISM, via our colleagues Sarah Wheaton and Nick Gass: "The mass shooting in San Bernardino, California, may have been terrorist-related, President Barack Obama said Thursday, while cautioning that it may take some time to pinpoint the motivation of the attack that killed 14 people and wounded 21 other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JEERS to ten questions we wish we didn't have to as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added that the exposed multi-asset funds will face liquidity problems if their managers face heavy outflows and are forced to sell their most liquid assets fir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arents should ask their dentist about sealants, and if the school has a sealant program they should get their children signed up, Frieden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final deal now looks unlikely before next week at the earliestthough there will surely be one eventually, if only because the shady characters said to have paid $5m for a place on the candidates' lists (and the legal immunity that MPs enjoy), will not want to see the new parliament dissolv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urthermore, if you cannot estimate the possible loss or range of possible losses, please consider providing additional disclosure that could allow a reader to evaluate the potential magnitude of the claim," Andrew Mew, accounting branch chief of the SEC's division of corporation finance, said in the lett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ough more spikily partisan than Mr Bush might have liked, Mr Barr is a highly-regarded lawyer who, if confirmed by the Senate, would be expected to uphold the law and integrity of the Department of Just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f course, this would be opt-in and people will be able to keep their accounts separate if you'd lik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of people falling in love with mythaholic may have had experienced the harsh and unforgettable bullying during their early school yea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would have to be done by the end of February if voters on each side were to approve it before Mr Talat faces his electorate in early Apri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You may have lost friends and money, your career may have suffered or you may have even lost a job because you have been so devastated by his action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New research using biological measures of energy expenditure confirm something that with common sense should have already been obvious: Regular, moderate exercise is healthier than isolated bouts of intense, exercise followed by a return to couch-potato lifestyle, according to Klaas 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example, folks who might have thought that SUV are gas-guzzling and uncomfortable should meet the new generation of crossovers, which combine sedan-like handling with SUV versatilit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Utah man who died had a very high level of virus in his body, which may have increased the risk that his bodily fluids could infect oth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LICKABLE - "WARREN: I'M LEIA, NOT VADER." So we may or may not have named two of our cats after Star Wars characters, Princess Leia and Luke Skywalker, so we can't resist putting this in Huddle, per Pro Finance's Zach Warmbrodt: "Elizabeth Warren says she sees herself more as Princess Leia than as Darth Vad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though there is demand out there and the seller wants to sell, if the value of their home is less than the mortgage, then they are unable to put their home on the market." According to the Commerce Department there were 1.6 million vacant housing units for sale in the second quarter, down from 2 million units in the same period last ye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ll, actually, there were a couple of items that might have contributed to the slid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 a heroine of the tea-party movement, she would become an instant front-runner if she entered the ra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tocks might look oversold on the short term, but they are not if we're heading into a bear market, he ad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new request, if approved, would keep the military forces on the border through Ja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n organization has spent decades recommending low-fat diets, it can be hard for that group to acknowledge the potential benefits of a low-carb diet (and vice versa).</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If exploited, the vulnerability would have given an attacker full access to a user's account and their personal information as well as enabling them to purchase virtual in-game currency using the victim's payment card detail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ay, you're experiencing guilt because a good friend asked you to come over to their apartment because they were feeling really low, and that you apologetically refused because you had a prior commitment that would have been extremely awkward to break.</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a bit too early to tell if this will seriously impact the fate of the Marketplace Fairness Act, which would effectively eliminate the ability to test products at the store and score a cheaper deal online from the lack of sales taxes, but a near unified business community was a major muscle for the bil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RT Capital Group analyst Sheryl Skolnick said Glenview's move may not ultimately scuttle a deal, but agreed that HMA might have other options if it revamped its oper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prospect of more energy supply down the road could calm nervous traders who see a looming global oil crunch, but any actual supply would be years away even if Congress acted quick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 Freeland stressed that approach after Mr. Trump told Reuters in an interview in December that he could stop the extradition of Ms. Meng if China offered sufficient concessions in continuing negotiations aimed at ending a costly trade war between the United States and China that has dragged on since Mr. Trump started it last summe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Beijing rescinds dedicated legislation as feared, joint venture partners may be forced to draw up new contracts within five years to comply with the more general company la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Gina Haspel were to be confirmed with these allegations unanswered and the truth obscured by secrecy and obstruction, it would be yet another demonstration of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regulators previously said that if the sale was blocked by the foundation, Arcelor Mittal would have to sell either its Sparrows Point plant in Maryland or its Weirton, West Virginia, pla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Consumer attorneys doubt the banks have cured the problems, noting that the speed of the announcement that foreclosure proceedings were to resume would have necessitated huge resources devoted to document revie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Judge Kavanaugh gets seated, Mr. Sanders added, the Republicans will have a five-to-four majority on the court, "and I expect that they will stand together working with big-money interes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ir sleep were improved, their likelihood of graduating would to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ough if the Republicans have just wrecked Obamacarethe proudest achievement of a president revered by Democratsthat support might not be forthcoming.</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attel Inc, the world's largest toymaker, recalled over 18 million Chinese-made toys this month because of risks from small magnets that can injure children if swallowed, just two weeks after it recalled 1.5 million toys due to fears over lead pai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edicare Advantage is responsible for slower traditional Medicare spending growth, should policy makers do more to encourage greater Medicare Advantage enrollment? One way to do so would be to coax more plans into the market by paying them more, which is controversi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an approach that may have found its mo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 investment of just over $500 million would represent about 1 percent of the common stock in GM if the IPO prices at the high end of the proposed range this week.</text:p>
          </table:table-cell>
        </table:table-row>
        <table:table-row table:style-name="ro1">
          <table:table-cell office:value-type="float" office:value="0" calcext:value-type="float">
            <text:p>0</text:p>
          </table:table-cell>
          <table:table-cell office:value-type="string" calcext:value-type="string">
            <text:p>[1]</text:p>
          </table:table-cell>
          <table:table-cell office:value-type="string" calcext:value-type="string">
            <text:p>She was in preschool and I asked the district's autism itinerant if he thought she might have Asperg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ome researchers believe that healthcare costs could be reduced by a stunning 30 percent -- or about $700 billion a year -- without harming quality if we moved as a nation toward the proven and successful practices adopted by the lower-cost areas and hospitals," the budget rea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it could take a few months for the government to actually enter into MPS' capital, this should calm its customers," one Italian official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lso, because the English controls were not followed up for a lifetime it is possible that some may have gone on to develop peanut allerg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entral bank said on Tuesday it won't hesitate to sell dollars if need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believe the author had a duty of loyalty to the president," Ms. McQuade said, "there may have been an ethical violation, but that does not violate the law.".</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the partisan Dems ever tried to Impeach, I would first head to the U.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ut there may be unintended consequences if alternatives to painkillers are not made available to addict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One day, he said to me, "I thought that if I gave up drugs, I'd have no more problem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s a result of excluding these recoveries, the net interest margin would have been 3.58% for the year ended December 31, 2018 compared to 3.53% for the year ended December 31, 2017</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he offered the job, he asked, would I accept? I asked if the post came with group insur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e might have thought that DI rolls would shrink, but the opposite has occurr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 Friday, Lennar said the accusations were "false and inflammatory" and said it was investigating possible wrongdoing by Marsch and Minkow, saying they may have tried to illegally obtain information relating to Marsch's legal proceedings against Lenna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He was yelling into the phone: 'Well, I'm the Sheriff and if you don't like it you can come and arrest me!' I asked him: 'Sheriff, what's got you so mad?' He told me that he had put out a call for volunteers to come with their boats to rescue people who were trapped on their rooftops by the floodwate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s a good idea to say something nice to children about birth parents because children know they were born to these parents and may think they "take after them." If only negative things are said, the child may conclude she must be bad to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see normal tissue, all the way around and underneath, then we know that the cancerous process was inside of what we've just excised," Dr. Martinez say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ashington lawyer Mitch Stabbe, on the other hand, says he's willing to pay higher taxes to get more people covered because "everybody should have some reasonable expectation that their basic medical costs are going to be covered so they can get basic medical treatment.</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Washington Post (NYSE:WPO) wouldn't have made the leap if it wouldn't help its circulatio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dmittedly, this had been going on for some time, and one could have called "the top" several times prior to the real thing by simply watching the news coverag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it refuses to handle the payment, and the funds do not reach creditors, Argentina's default on its restructured debt held under foreign law will spread to the local law bond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 decision to scale back the $85 billion in bonds the Fed is buying each month could come at one of the central bank's "next few meetings" if the economy looked set to maintain momentum, Bernanke told Congres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r calculated risk is 7.5 percent or higher, your doctor is likely to suggest you consider taking a statin, although a relatively high cholesterol level may not result in such a recommendation if you have no other heart risk factor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nly then will we know if housing is starting to turn the corner toward recovery." JACOB OUBINA, CURRENCY STRATEGIST, FOREX.COM BEDMINSTER, NEW JERSEY: "I think both were more bullish than what the market was looking for.</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Unlike guilt, in which regret over actions that may have harmed another can promote efforts to make amends or apologize to the person harmed, the shame experience tends to be private and asoci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f course Sanofi will go hostile if management doesn't accept the offer," said Karl Heinz Koch, an analyst at Helvea in Zuri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r. Rosenberg said in his letter that if CBD proved safe and effective for the treatment of childhood epilepsy, "that would be a wonderful and welcome developm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opping the agenda is the year-end convergence of urgent tax and spending issues that, if mishandled, could plunge the economy into another recession.</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But in general things would work better if they were more coherent and more forthrigh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may be especially true if the area being treated is near parts of the brain that control sight, motor skills or spee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nney customer reach for American Living? "If upselling higher price point merchandise proves challenging, then margins may come under pressure," she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e were not participants of the negotiations and did not take an active role in the discussions." A spokeswoman for the Federal Reserve, which would review the transaction between Bank of America as a holding company and Countrywide, declined to comment when asked if the Fed had any role in the discuss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SS would be better able to make acquisitions and diversify its revenue base more if it was separated.</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The back-and-forth has also infuriated Mr. Trump, who lashed out on Friday at Dr. Blasey on Twitter, saying that if the attack "was as bad as she says," she or her parents would have reported it to the authorities when it happened more than 30 years ag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one interesting thing is one of the reasons they may have held back on the amounts of Treasuries and agencies and mortgage backed securities that they were going to buy is they felt that the TALF asset expansion of the balance sheet could be quite substantia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sounds as if it's one of the early studies of NSAIDs [nonsteroidal anti-inflammatory drugs] and selected COX-2 blockers showing they could have important effects in the treatment of colon cancer," Dr. Harris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Mr. Trump prevails in his House stonewall, it may set a precedent that his successors will be eager to embrace, severely hampering the ability of Congress to oversee the executive branch.</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 pattern of such decisions were to emerge, it would mark a real rupture in the western allian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a patient qualifies for Medicare, the US health system for over-65s, he or she could be charged $30,000 in co-payments for a few months more lif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s. Sabbs added a voter registration station to the funeral home, and describes her approach when people walk in: "Baby, have you registered to vote? It's really easy; we can do it right here." She hands out absentee ballot forms and offers free notary services - often crucial if people have to justify why they can't vote in person or prove their address given Georgia's strict voter registration law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is the absolute minimum they could have done and suggests they won't be making another announcement before tomorrow morning, which is a little disappointing," said Raj Madha, banking analyst at EFG-Herm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Minnesotans could no longer check if their optometrists, barbers or veterinarians had valid licenses to practic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potential transmission of these harmful bacteria can be identified and addressed, the recipient will face a decreased risk of infection and its serious complic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the Fed starts to tighten next year, as expected, rates will spend most of this expansion closer to zero than at any time since the 1930s.</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And maybe - you never know - maybe if the call between myself and Stephen Miller occurred that day, I would have told hi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recall is huge, based on the volume and the large number of patients it could have impacted," said Mr. Brito, "but we believe this could get offset by other players stocking up in short ter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 Shutdown battles to be revisited?: The shutdown may have ended quickly this time but Washington may be in the same situation soon, POLITICO's Rachael Bade repor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idea is that if the economy works like a mechanical system of countervailing forces, there will be a rate of return on savings which, given expectations about inflation and everything else, will balance the share of their incomes people want to save and the demand for such saved funds from people who want to inve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stead many voters appeared to be moved by other issues, such as a wish for access to expanded Medicaid or for higher spending on schools or roads, or they reacted badly to Mr Trump's vitriol against immigra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n December, sales posted a big drop so we were a bit worried, but the decline was limited to 21.5 percent," said Michiro Saito, general manager at the Japan Automobile Dealers Association, noting new and refreshed models such as Toyota Motor's ( 7203.T ) Vitz subcompact and Nissan Motor's ( 7201.T ) Serena minivan may have help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Would it then be ethical to use genetic modification procedures to eliminate mosquitoes? Wiping out a species from a local environment, even if it did not originate there (such as Aedes aegypti in the Americas), would obviously have ecological effects.</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I served for almost 25 years on active in the Navy, and had that picture been of one of the many uniforms of my particular service, I would have scrutinized it too.</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at may not have been enough to save this company, but more flexibility in the law would be very helpful in providing more options for other corporates in similar circumstanc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study could have medical applications since some genes linked to hair colour are also associated with greater or reduced risk of certain cancers and autoimmune diseas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Boeing had any doubts about the need to move aggressively on 777X, this should remove those doubts," said Richard Aboulafia, an analyst with the Virginia-based Teal Grou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American technology develops as expected, by 2018 the new shield would cover almost all of NATO's European members against an Iranian attackonly a small part of Turkey would be expose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Corbat decides to rely on people from within the bank, that would be in contrast to Pandit, who filled some of the top roles at the bank with people who had worked with him before at his hedge fund, Old Lane, and Morgan Stanley.</text:p>
          </table:table-cell>
        </table:table-row>
        <table:table-row table:style-name="ro1">
          <table:table-cell office:value-type="float" office:value="1" calcext:value-type="float">
            <text:p>1</text:p>
          </table:table-cell>
          <table:table-cell office:value-type="string" calcext:value-type="string">
            <text:p>[0]</text:p>
          </table:table-cell>
          <table:table-cell office:value-type="string" calcext:value-type="string">
            <text:p>Moreover, Trump's expressed views on international affairs suggested he had a more or less realist perspective on foreign policy that might have served him well - if he had really meant it and grasped its implication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Even if only the mandate requiring everyone to buy health insurance is struck down as unconstitutional, the consequences of that could cause other parts of the bill to unravel, and would certainly lead to big increases in insurance premium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you go into today's big box, you'll see we have more linear feet than we had beforehand." Ingersoll, incorporated in Bermuda but with administrative headquarters in New Jersey, said it expects full-year profit from continuing operations of $2.66 to $2.69 a share, or total 2007 earnings of $3.55 to $3.60 per share, excluding restructuring costs and gains from asset sale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Kline: Well, it suggests, I could have your burrito delivered to a remote location where you could then go pick it u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f we do, we will continue to drift from crisis to crisis, a failed path that has already had devastating consequences for our citizens, our businesses, and our governments," Obama said.</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nd there was pilot programs during the end of the Obama administration that actually worked quite well that said either if you give people ankle bracelets or if you put them into various programs where they're sort of in close touch with lawyers and social workers, then they will go to their hearing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Jay Austin and Lauren Geoghegan were among four people killed during the assault, which would have been the Islamic State's first deadly attack in former Soviet Central Asia.</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eople on the program may own companies discussed on the show, and The Motley Fool may have formal recommendations for or against any stocks mentioned, so don't buy or sell anything based solely on what you hear during the program.</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Precisely what relationship Mr Wray, as a Trump appointee, might have with Mr Mueller's team remains to be see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is number will be a reminder that we are not there yet." Economists are divided on the impact government spending cuts may have had on employment in April.</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oth The Deal and New York magazine eulogized their late owner, with New York writing on its website that "New York could not have had a more perfect owner than Bruce." Kurt Andersen, who had edited New York magazine before being ousted by previous owners, including private equity king Henry Kravis, returned to write there under Wasserstein's ownership.</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Should one or more of these risks or uncertainties materialize, or should assumptions underlying the forward-looking information prove incorrect, actual results, performance or achievement may vary materially from those expressed or implied by the forward-looking information contained in this news release.</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ver the previous few weeks, investors had turned their backs on the two companies because of fears that they might not have enough capital to weather the housing downturn and that a government takeover was imminen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Democrats remember how Republicans hounded Mr. Obama for breaking his promise that "if you like your health care plan, you can keep your health care plan." Democrats say they will hold congressional Republicans and the Trump administration accountable in the same w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By targeting moms, Zulily may have found a successful formula in the cutthroat daily-deals world, but the plight of companies like Groupon and LivingSocial has shown that success in this industry can easily slip awa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Asked if she thought that patients would hear her story and develop unrealistic expectations for what her company's service could do for them, she said: "We are really transparent with patients.</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Otellini called the graphics chipmaker's argument an attempt to "defend the status quo." "If defending the status quo is honoring our four-year-old contract, then yes, that's correct." responded Nvidia spokesman Bob Sherbin.</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It is an increasingly familiar example of how quickly problems at just one bank can hurt government finances - even if in this case, the sector was profitable and well regulated, and had successfully raised capital in the pa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Milan judges decided that, even if Mr Berlusconi had committed this offence, the statute of limitations should appl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discussion in the field right now is if this Ebola outbreak will be some kind of game changer for vaccine development, or will it only be one more scare that will be forgotten," said Dr. Igor Lukashevich, a medical virologist from the University of Louisville, who was not involved with the study.</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For many children, the start of a new school year can be stressful, especially if they've been victims of bullying in the past.</text:p>
          </table:table-cell>
        </table:table-row>
        <table:table-row table:style-name="ro1">
          <table:table-cell office:value-type="float" office:value="0" calcext:value-type="float">
            <text:p>0</text:p>
          </table:table-cell>
          <table:table-cell office:value-type="string" calcext:value-type="string">
            <text:p>[0]</text:p>
          </table:table-cell>
          <table:table-cell office:value-type="string" calcext:value-type="string">
            <text:p>"The concept originally was that we would have something that medical personnel in the field would be able to use to assess whether somebody who had received a head injury needed a higher level of care," Dr. Hack said..</text:p>
          </table:table-cell>
        </table:table-row>
        <table:table-row table:style-name="ro1" table:number-rows-repeated="1045974">
          <table:table-cell table:number-columns-repeated="3"/>
        </table:table-row>
        <table:table-row table:style-name="ro1">
          <table:table-cell table:number-columns-repeated="3"/>
        </table:table-row>
        <calcext:conditional-formats>
          <calcext:conditional-format calcext:target-range-address="results.A1:results.A1048576">
            <calcext:condition calcext:apply-style-name="Bad" calcext:value="=0" calcext:base-cell-address="results.A1"/>
            <calcext:condition calcext:apply-style-name="Accent" calcext:value="=1" calcext:base-cell-address="results.A1"/>
          </calcext:conditional-format>
          <calcext:conditional-format calcext:target-range-address="results.A1:results.A1048576">
            <calcext:condition calcext:apply-style-name="Good" calcext:value="=1" calcext:base-cell-address="results.A1"/>
          </calcext:conditional-format>
          <calcext:conditional-format calcext:target-range-address="results.B1:results.B1048576">
            <calcext:condition calcext:apply-style-name="Bad" calcext:value="contains-text(&quot;[0]&quot;)" calcext:base-cell-address="results.B1"/>
          </calcext:conditional-format>
          <calcext:conditional-format calcext:target-range-address="results.B1:results.B1048576">
            <calcext:condition calcext:apply-style-name="Good" calcext:value="contains-text(&quot;[1]&quot;)" calcext:base-cell-address="results.B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text>C</number:text>
      <number:year number:calendar="jewish"/>
      <number:text>LL(CONTENTS,B1)="[0]</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11-18T18:16:39.150386442</dc:date>
    <meta:editing-duration>PT2M31S</meta:editing-duration>
    <meta:editing-cycles>1</meta:editing-cycles>
    <meta:document-statistic meta:table-count="1" meta:cell-count="7803" meta:object-count="0"/>
    <meta:generator>LibreOffice/6.4.4.2$Linux_X86_64 LibreOffice_project/40$Build-2</meta:generator>
  </office:meta>
</office:document-meta>
</file>